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2" svg:font-family="Arial"/>
    <style:font-face style:name="Arial4" svg:font-family="Arial, FreeSans, sans-serif"/>
    <style:font-face style:name="Arial1" svg:font-family="Arial, Helvetica"/>
    <style:font-face style:name="Arial3" svg:font-family="Arial, 'Liberation Sans', 'DejaVu Sans', sans-serif"/>
    <style:font-face style:name="Bitstream Vera Sans" svg:font-family="'Bitstream Vera Sans', Verdana, 'DejaVu Sans', sans-serif"/>
    <style:font-face style:name="Consolas" svg:font-family="Consolas, 'Bitstream Vera Sans Mono', 'Courier New', Courier, monospace"/>
    <style:font-face style:name="Consolas1" svg:font-family="Consolas, Menlo, Monaco, 'Lucida Console', 'Liberation Mono', 'DejaVu Sans Mono', 'Bitstream Vera Sans Mono', 'Courier New', monospace, serif"/>
    <style:font-face style:name="Lohit Hindi1" svg:font-family="'Lohit Hindi'"/>
    <style:font-face style:name="Lucida Grande" svg:font-family="'Lucida Grande', 'Trebuchet MS', Helvetica, Arial, sans-serif"/>
    <style:font-face style:name="OpenSymbol" svg:font-family="OpenSymbol"/>
    <style:font-face style:name="Tahoma" svg:font-family="Tahoma, Geneva, sans-serif"/>
    <style:font-face style:name="Verdana1" svg:font-family="Verdana, Arial, sans-serif"/>
    <style:font-face style:name="Verdana" svg:font-family="Verdana, 'DejaVu Sans', Geneva, sans-serif"/>
    <style:font-face style:name="arial" svg:font-family="arial, helvetica, sans-serif"/>
    <style:font-face style:name="monospace" svg:font-family="monospace"/>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文泉驿等宽正黑" svg:font-family="文泉驿等宽正黑"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文泉驿正黑" svg:font-family="文泉驿正黑" style:font-family-generic="system" style:font-pitch="variable"/>
  </office:font-face-decls>
  <office:automatic-styles>
    <style:style style:name="表格1" style:family="table">
      <style:table-properties style:width="6.13cm" table:align="left" fo:background-color="#f6f6f6">
        <style:background-image/>
      </style:table-properties>
    </style:style>
    <style:style style:name="表格1.A" style:family="table-column">
      <style:table-column-properties style:column-width="0.963cm"/>
    </style:style>
    <style:style style:name="表格1.B" style:family="table-column">
      <style:table-column-properties style:column-width="5.166cm"/>
    </style:style>
    <style:style style:name="表格1.A1" style:family="table-cell">
      <style:table-cell-properties style:vertical-align="middle" fo:padding="0cm" fo:border="none"/>
    </style:style>
    <style:style style:name="表格2" style:family="table">
      <style:table-properties style:width="17cm" table:align="left" fo:background-color="#f6f6f6">
        <style:background-image/>
      </style:table-properties>
    </style:style>
    <style:style style:name="表格2.A" style:family="table-column">
      <style:table-column-properties style:column-width="10.393cm"/>
    </style:style>
    <style:style style:name="表格2.B" style:family="table-column">
      <style:table-column-properties style:column-width="6.608cm"/>
    </style:style>
    <style:style style:name="表格2.A1" style:family="table-cell">
      <style:table-cell-properties style:vertical-align="middle" fo:padding="0cm" fo:border="none"/>
    </style:style>
    <style:style style:name="表格2.2" style:family="table-row">
      <style:table-row-properties fo:background-color="#f6f6f6">
        <style:background-image/>
      </style:table-row-properties>
    </style:style>
    <style:style style:name="表格2.A2" style:family="table-cell">
      <style:table-cell-properties fo:padding="0cm" fo:border="none"/>
    </style:style>
    <style:style style:name="表格2.3" style:family="table-row">
      <style:table-row-properties fo:background-color="#ffffff">
        <style:background-image/>
      </style:table-row-properties>
    </style:style>
    <style:style style:name="表格3" style:family="table">
      <style:table-properties style:width="12.922cm" table:align="left" fo:background-color="#f6f6f6">
        <style:background-image/>
      </style:table-properties>
    </style:style>
    <style:style style:name="表格3.A" style:family="table-column">
      <style:table-column-properties style:column-width="5.196cm"/>
    </style:style>
    <style:style style:name="表格3.B" style:family="table-column">
      <style:table-column-properties style:column-width="7.726cm"/>
    </style:style>
    <style:style style:name="表格3.1" style:family="table-row">
      <style:table-row-properties fo:background-color="#f6f6f6">
        <style:background-image/>
      </style:table-row-properties>
    </style:style>
    <style:style style:name="表格3.A1" style:family="table-cell">
      <style:table-cell-properties style:vertical-align="middle" fo:padding="0cm" fo:border="none"/>
    </style:style>
    <style:style style:name="表格3.2" style:family="table-row">
      <style:table-row-properties fo:background-color="#ffffff">
        <style:background-image/>
      </style:table-row-properties>
    </style:style>
    <style:style style:name="P1" style:family="paragraph" style:parent-style-name="Text_20_body">
      <style:paragraph-properties style:line-height-at-least="0.423cm" fo:text-align="start" style:justify-single-word="false" fo:orphans="2" fo:widows="2"/>
    </style:style>
    <style:style style:name="P2" style:family="paragraph" style:parent-style-name="Text_20_body">
      <style:text-properties fo:font-variant="normal" fo:text-transform="none" fo:color="#313131" style:font-name="Arial1" fo:font-size="10.5pt" fo:letter-spacing="normal" fo:font-style="normal" fo:font-weight="normal"/>
    </style:style>
    <style:style style:name="P3" style:family="paragraph" style:parent-style-name="Text_20_body">
      <style:paragraph-properties style:line-height-at-least="0.423cm" fo:text-align="justify" style:justify-single-word="false" fo:orphans="2" fo:widows="2"/>
      <style:text-properties fo:font-variant="normal" fo:text-transform="none" fo:color="#313131" style:font-name="Arial1" fo:font-size="10.5pt" fo:letter-spacing="normal" fo:font-style="normal" fo:font-weight="normal"/>
    </style:style>
    <style:style style:name="P4" style:family="paragraph" style:parent-style-name="Text_20_body">
      <style:paragraph-properties style:line-height-at-least="0.423cm" fo:text-align="start" style:justify-single-word="false" fo:orphans="2" fo:widows="2"/>
      <style:text-properties fo:font-variant="normal" fo:text-transform="none" fo:color="#313131" style:font-name="Arial1" fo:font-size="10.5pt" fo:letter-spacing="normal" fo:font-style="normal" fo:font-weight="normal"/>
    </style:style>
    <style:style style:name="P5" style:family="paragraph" style:parent-style-name="Text_20_body">
      <style:paragraph-properties style:line-height-at-least="0.423cm" fo:text-align="justify" style:justify-single-word="false" fo:orphans="2" fo:widows="2"/>
      <style:text-properties fo:font-variant="normal" fo:text-transform="none" fo:color="#313131" style:font-name="Arial1" fo:font-size="10.5pt" fo:letter-spacing="normal" fo:font-style="normal" fo:font-weight="bold"/>
    </style:style>
    <style:style style:name="P6" style:family="paragraph" style:parent-style-name="Text_20_body">
      <style:text-properties fo:font-variant="normal" fo:text-transform="none" fo:color="#800080" style:text-line-through-style="none" style:font-name="Arial2" fo:font-size="10.5pt" fo:letter-spacing="normal" fo:font-style="normal" style:text-underline-style="none" fo:font-weight="normal" style:text-blinking="false"/>
    </style:style>
    <style:style style:name="P7" style:family="paragraph" style:parent-style-name="Text_20_body">
      <style:text-properties fo:font-variant="normal" fo:text-transform="none" fo:color="#1a1a1a" style:text-line-through-style="none" style:font-name="Arial2" fo:font-size="10.5pt" fo:letter-spacing="normal" fo:font-style="normal" style:text-underline-style="none" fo:font-weight="normal" style:text-blinking="false"/>
    </style:style>
    <style:style style:name="P8" style:family="paragraph" style:parent-style-name="Text_20_body">
      <style:text-properties fo:font-variant="normal" fo:text-transform="none" fo:color="#1a1a1a" style:text-line-through-style="none" style:font-name="Arial2" fo:font-size="10.5pt" fo:letter-spacing="normal" fo:font-style="normal" style:text-underline-style="none" fo:font-weight="normal" style:text-blinking="false" style:font-name-asian="Arial2" style:font-size-asian="10.5pt" style:font-style-asian="normal" style:font-weight-asian="normal"/>
    </style:style>
    <style:style style:name="P9" style:family="paragraph" style:parent-style-name="Text_20_body">
      <style:text-properties fo:font-variant="normal" fo:text-transform="none" fo:color="#000000" style:font-name="Arial3" fo:font-size="10.5pt" fo:letter-spacing="normal" fo:font-style="normal" fo:font-weight="normal"/>
    </style:style>
    <style:style style:name="P10" style:family="paragraph" style:parent-style-name="Text_20_body">
      <style:text-properties fo:color="#800080"/>
    </style:style>
    <style:style style:name="P11" style:family="paragraph" style:parent-style-name="Text_20_body">
      <style:text-properties fo:color="#000000" style:font-name="Monospace" fo:font-size="10pt" style:font-name-asian="Monospace" style:font-size-asian="10pt" style:font-name-complex="Monospace" style:font-size-complex="10pt"/>
    </style:style>
    <style:style style:name="P12" style:family="paragraph" style:parent-style-name="Preformatted_20_Text">
      <style:text-properties fo:color="#800080"/>
    </style:style>
    <style:style style:name="P13" style:family="paragraph" style:parent-style-name="Preformatted_20_Text">
      <style:paragraph-properties fo:margin-left="0cm" fo:margin-right="0cm" fo:margin-top="0cm" fo:margin-bottom="0.499cm" fo:text-indent="0cm" style:auto-text-indent="false"/>
    </style:style>
    <style:style style:name="P14" style:family="paragraph" style:parent-style-name="Preformatted_20_Text">
      <style:paragraph-properties fo:margin-left="0cm" fo:margin-right="0cm" fo:margin-top="0cm" fo:margin-bottom="0.499cm" fo:text-indent="0cm" style:auto-text-indent="false"/>
      <style:text-properties fo:color="#000000"/>
    </style:style>
    <style:style style:name="P15" style:family="paragraph" style:parent-style-name="Preformatted_20_Text">
      <style:paragraph-properties fo:margin-left="0cm" fo:margin-right="0cm" fo:margin-top="0cm" fo:margin-bottom="0.499cm" fo:text-indent="0cm" style:auto-text-indent="false"/>
      <style:text-properties fo:color="#c0c0c0"/>
    </style:style>
    <style:style style:name="P16" style:family="paragraph" style:parent-style-name="Preformatted_20_Text">
      <style:paragraph-properties fo:margin-left="0cm" fo:margin-right="0cm" fo:margin-top="0cm" fo:margin-bottom="0.499cm" fo:orphans="2" fo:widows="2" fo:text-indent="0cm" style:auto-text-indent="false" fo:background-color="#f7f9fa" fo:padding="0cm" fo:border="none">
        <style:background-image/>
      </style:paragraph-properties>
      <style:text-properties fo:font-variant="normal" fo:text-transform="none" fo:color="#000000" fo:font-size="9.75pt" fo:letter-spacing="normal" fo:font-style="normal" fo:font-weight="normal"/>
    </style:style>
    <style:style style:name="P17" style:family="paragraph" style:parent-style-name="Preformatted_20_Text">
      <style:paragraph-properties fo:margin-left="0cm" fo:margin-right="0cm" fo:margin-top="0cm" fo:margin-bottom="0cm" fo:text-indent="0cm" style:auto-text-indent="false"/>
    </style:style>
    <style:style style:name="P18" style:family="paragraph" style:parent-style-name="Preformatted_20_Text">
      <style:paragraph-properties fo:margin-left="0cm" fo:margin-right="0cm" fo:margin-top="0cm" fo:margin-bottom="0cm" fo:text-indent="0cm" style:auto-text-indent="false"/>
      <style:text-properties fo:color="#000000"/>
    </style:style>
    <style:style style:name="P19" style:family="paragraph" style:parent-style-name="Preformatted_20_Text">
      <style:paragraph-properties fo:margin-left="0cm" fo:margin-right="0cm" fo:margin-top="0cm" fo:margin-bottom="0cm" fo:text-indent="0cm" style:auto-text-indent="false"/>
      <style:text-properties fo:color="#c0c0c0"/>
    </style:style>
    <style:style style:name="P20" style:family="paragraph" style:parent-style-name="Preformatted_20_Text">
      <style:paragraph-properties fo:margin-left="0cm" fo:margin-right="0cm" fo:margin-top="0cm" fo:margin-bottom="0cm" fo:text-indent="0cm" style:auto-text-indent="false"/>
      <style:text-properties fo:font-variant="normal" fo:text-transform="none" fo:color="#000000" style:font-name="Arial1" fo:font-size="10.5pt" fo:letter-spacing="normal" fo:font-style="normal" fo:font-weight="normal"/>
    </style:style>
    <style:style style:name="P21" style:family="paragraph" style:parent-style-name="Preformatted_20_Text">
      <style:paragraph-properties fo:margin-left="0cm" fo:margin-right="0cm" fo:margin-top="0cm" fo:margin-bottom="0cm" style:line-height-at-least="0.476cm" fo:text-align="start" style:justify-single-word="false" fo:orphans="2" fo:widows="2" fo:text-indent="0cm" style:auto-text-indent="false" fo:background-color="#fafafa" fo:padding="0cm" fo:border="none">
        <style:background-image/>
      </style:paragraph-properties>
      <style:text-properties fo:font-variant="normal" fo:text-transform="none" fo:color="#339900" style:font-name="monospace" fo:font-size="9pt" fo:letter-spacing="normal" fo:font-style="normal" fo:font-weight="normal"/>
    </style:style>
    <style:style style:name="P22" style:family="paragraph" style:parent-style-name="Preformatted_20_Text">
      <style:paragraph-properties fo:margin-left="0cm" fo:margin-right="0cm" fo:margin-top="0cm" fo:margin-bottom="0cm" style:line-height-at-least="0.476cm" fo:text-align="start" style:justify-single-word="false" fo:orphans="2" fo:widows="2" fo:text-indent="0cm" style:auto-text-indent="false" fo:background-color="#fafafa" fo:padding="0cm" fo:border="none">
        <style:background-image/>
      </style:paragraph-properties>
      <style:text-properties fo:font-variant="normal" fo:text-transform="none" fo:color="#555555" style:font-name="monospace" fo:font-size="9pt" fo:letter-spacing="normal" fo:font-style="normal" fo:font-weight="normal"/>
    </style:style>
    <style:style style:name="P23" style:family="paragraph" style:parent-style-name="Preformatted_20_Text">
      <style:paragraph-properties fo:margin-left="0cm" fo:margin-right="0cm" fo:margin-top="0cm" fo:margin-bottom="0cm" style:line-height-at-least="0.476cm" fo:text-align="start" style:justify-single-word="false" fo:orphans="2" fo:widows="2" fo:text-indent="0cm" style:auto-text-indent="false" fo:background-color="#fafafa" fo:padding="0cm" fo:border="none">
        <style:background-image/>
      </style:paragraph-properties>
      <style:text-properties fo:font-variant="normal" fo:text-transform="none" fo:color="#555555" fo:letter-spacing="normal"/>
    </style:style>
    <style:style style:name="P24" style:family="paragraph" style:parent-style-name="Preformatted_20_Text">
      <style:paragraph-properties fo:margin-left="0cm" fo:margin-right="0cm" fo:margin-top="0cm" fo:margin-bottom="0cm" style:line-height-at-least="0.476cm" fo:text-align="start" style:justify-single-word="false" fo:orphans="2" fo:widows="2" fo:text-indent="0cm" style:auto-text-indent="false" fo:background-color="#fafafa" fo:padding="0cm" fo:border="none">
        <style:background-image/>
      </style:paragraph-properties>
      <style:text-properties fo:font-variant="normal" fo:text-transform="none" fo:color="#008000" style:font-name="monospace" fo:font-size="9pt" fo:letter-spacing="normal" fo:font-style="normal" fo:font-weight="normal"/>
    </style:style>
    <style:style style:name="P25" style:family="paragraph" style:parent-style-name="Text_20_body">
      <style:paragraph-properties fo:margin-left="0cm" fo:margin-right="0cm" fo:margin-top="0cm" fo:margin-bottom="0cm" style:line-height-at-least="0.37cm" fo:text-align="start" style:justify-single-word="false" fo:orphans="2" fo:widows="2" fo:text-indent="0cm" style:auto-text-indent="false"/>
    </style:style>
    <style:style style:name="P26" style:family="paragraph" style:parent-style-name="Text_20_body">
      <style:paragraph-properties fo:margin-left="0cm" fo:margin-right="0cm" fo:margin-top="0cm" fo:margin-bottom="0cm" style:line-height-at-least="0.476cm" fo:text-align="start" style:justify-single-word="false" fo:orphans="2" fo:widows="2" fo:text-indent="0cm" style:auto-text-indent="false" fo:padding="0cm" fo:border="none"/>
    </style:style>
    <style:style style:name="P27" style:family="paragraph" style:parent-style-name="Text_20_body">
      <style:paragraph-properties fo:margin-left="0cm" fo:margin-right="0cm" fo:margin-top="0cm" fo:margin-bottom="0cm" style:line-height-at-least="0.476cm" fo:text-align="start" style:justify-single-word="false" fo:orphans="2" fo:widows="2" fo:text-indent="0cm" style:auto-text-indent="false" fo:padding="0cm" fo:border="none"/>
      <style:text-properties fo:font-variant="normal" fo:text-transform="none" fo:color="#363534" style:font-name="Verdana" fo:font-size="9pt" fo:letter-spacing="normal" fo:font-style="normal" fo:font-weight="normal"/>
    </style:style>
    <style:style style:name="P28" style:family="paragraph" style:parent-style-name="Text_20_body">
      <style:paragraph-properties fo:margin-left="0cm" fo:margin-right="0cm" fo:margin-top="0cm" fo:margin-bottom="0cm" style:line-height-at-least="0.529cm" fo:text-align="start" style:justify-single-word="false" fo:orphans="2" fo:widows="2" fo:text-indent="0cm" style:auto-text-indent="false" fo:padding="0cm" fo:border="none"/>
    </style:style>
    <style:style style:name="P29" style:family="paragraph" style:parent-style-name="Standard">
      <style:paragraph-properties fo:margin-left="0cm" fo:margin-right="0cm" fo:margin-top="0cm" fo:margin-bottom="0cm" style:line-height-at-least="0.476cm" fo:text-align="start" style:justify-single-word="false" fo:orphans="2" fo:widows="2" fo:text-indent="0cm" style:auto-text-indent="false" fo:padding="0cm" fo:border="none"/>
    </style:style>
    <style:style style:name="P30" style:family="paragraph" style:parent-style-name="Preformatted_20_Text">
      <style:paragraph-properties fo:margin-left="0cm" fo:margin-right="0cm" fo:margin-top="0cm" fo:margin-bottom="0cm" fo:text-align="start" style:justify-single-word="false" fo:orphans="2" fo:widows="2" fo:text-indent="0cm" style:auto-text-indent="false" fo:background-color="#f6f6f6" fo:padding="0cm" fo:border="none">
        <style:background-image/>
      </style:paragraph-properties>
    </style:style>
    <style:style style:name="P31" style:family="paragraph" style:parent-style-name="Preformatted_20_Text">
      <style:paragraph-properties fo:margin-left="0cm" fo:margin-right="0cm" fo:margin-top="0cm" fo:margin-bottom="0cm" fo:text-align="start" style:justify-single-word="false" fo:orphans="2" fo:widows="2" fo:text-indent="0cm" style:auto-text-indent="false" fo:background-color="#f6f6f6" fo:padding="0cm" fo:border="none">
        <style:background-image/>
      </style:paragraph-properties>
      <style:text-properties fo:font-variant="normal" fo:text-transform="none" fo:color="#363534" fo:letter-spacing="normal"/>
    </style:style>
    <style:style style:name="P32" style:family="paragraph" style:parent-style-name="Table_20_Contents">
      <style:paragraph-properties fo:margin-left="0cm" fo:margin-right="0cm" fo:margin-top="0cm" fo:margin-bottom="0cm" fo:text-indent="0cm" style:auto-text-indent="false"/>
    </style:style>
    <style:style style:name="P33" style:family="paragraph" style:parent-style-name="Table_20_Contents">
      <style:paragraph-properties fo:margin-left="0cm" fo:margin-right="0cm" fo:margin-top="0cm" fo:margin-bottom="0cm" fo:text-align="start" style:justify-single-word="false" fo:text-indent="0cm" style:auto-text-indent="false"/>
    </style:style>
    <style:style style:name="P34" style:family="paragraph" style:parent-style-name="Text_20_body">
      <style:paragraph-properties fo:margin-left="0cm" fo:margin-right="0cm" fo:margin-top="0cm" fo:margin-bottom="0.212cm" fo:orphans="2" fo:widows="2" fo:text-indent="0cm" style:auto-text-indent="false"/>
      <style:text-properties fo:font-variant="normal" fo:text-transform="none" fo:color="#000000" style:font-name="Bitstream Vera Sans" fo:font-size="9.75pt" fo:letter-spacing="normal" fo:font-style="normal" fo:font-weight="normal"/>
    </style:style>
    <style:style style:name="P35" style:family="paragraph" style:parent-style-name="Text_20_body">
      <style:paragraph-properties fo:margin-left="0cm" fo:margin-right="0cm" fo:margin-top="0cm" fo:margin-bottom="0.212cm" fo:orphans="2" fo:widows="2" fo:text-indent="0cm" style:auto-text-indent="false"/>
      <style:text-properties fo:font-variant="normal" fo:text-transform="none" fo:color="#000000" fo:letter-spacing="normal"/>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37" style:family="paragraph" style:parent-style-name="Standard">
      <style:paragraph-properties fo:margin-left="0cm" fo:margin-right="0cm" style:line-height-at-least="0.476cm" fo:text-align="start" style:justify-single-word="false" fo:orphans="2" fo:widows="2" fo:text-indent="0cm" style:auto-text-indent="false"/>
      <style:text-properties fo:font-variant="normal" fo:text-transform="none" fo:color="#363534" fo:letter-spacing="normal"/>
    </style:style>
    <style:style style:name="P38" style:family="paragraph" style:parent-style-name="Standard">
      <style:paragraph-properties fo:margin-left="0cm" fo:margin-right="0cm" style:line-height-at-least="0.476cm" fo:text-align="start" style:justify-single-word="false" fo:orphans="2" fo:widows="2" fo:text-indent="0cm" style:auto-text-indent="false"/>
      <style:text-properties fo:font-variant="normal" fo:text-transform="none" fo:color="#363534" style:font-name="Verdana" fo:font-size="9pt" fo:letter-spacing="normal" fo:font-style="normal" fo:font-weight="normal"/>
    </style:style>
    <style:style style:name="P39" style:family="paragraph" style:parent-style-name="Standard">
      <style:paragraph-properties fo:margin-left="0cm" fo:margin-right="0cm" style:line-height-at-least="0.423cm" fo:text-align="start" style:justify-single-word="false" fo:orphans="2" fo:widows="2" fo:text-indent="0cm" style:auto-text-indent="false"/>
    </style:style>
    <style:style style:name="P40" style:family="paragraph" style:parent-style-name="Text_20_body">
      <style:paragraph-properties fo:margin-left="0cm" fo:margin-right="0cm" fo:margin-top="0cm" fo:margin-bottom="0.476cm" style:line-height-at-least="0.476cm" fo:text-align="start" style:justify-single-word="false" fo:orphans="2" fo:widows="2" fo:text-indent="0cm" style:auto-text-indent="false" fo:padding="0cm" fo:border="none"/>
      <style:text-properties fo:font-variant="normal" fo:text-transform="none" fo:color="#555555" style:font-name="Tahoma" fo:font-size="9pt" fo:letter-spacing="normal" fo:font-style="normal" fo:font-weight="normal"/>
    </style:style>
    <style:style style:name="P41" style:family="paragraph" style:parent-style-name="Text_20_body">
      <style:paragraph-properties fo:margin-left="0cm" fo:margin-right="0cm" style:line-height-at-least="0.423cm" fo:text-align="justify" style:justify-single-word="false" fo:orphans="2" fo:widows="2" fo:text-indent="0cm" style:auto-text-indent="false"/>
      <style:text-properties fo:font-variant="normal" fo:text-transform="none" fo:color="#313131" style:font-name="Arial1" fo:font-size="10.5pt" fo:letter-spacing="normal" fo:font-style="normal" fo:font-weight="normal"/>
    </style:style>
    <style:style style:name="P42" style:family="paragraph" style:parent-style-name="Text_20_body">
      <style:paragraph-properties fo:margin-left="0cm" fo:margin-right="0cm" style:line-height-at-least="0.423cm" fo:text-align="start" style:justify-single-word="false" fo:orphans="2" fo:widows="2" fo:text-indent="0cm" style:auto-text-indent="false"/>
    </style:style>
    <style:style style:name="P43" style:family="paragraph" style:parent-style-name="Heading_20_3">
      <style:paragraph-properties fo:margin-left="0cm" fo:margin-right="0cm" fo:margin-top="0.794cm" fo:margin-bottom="0cm" fo:line-height="120%" fo:text-align="justify" style:justify-single-word="false" fo:orphans="2" fo:widows="2" fo:text-indent="0cm" style:auto-text-indent="false" fo:background-color="#f6f6f6" fo:padding="0cm" fo:border="none">
        <style:background-image/>
      </style:paragraph-properties>
      <style:text-properties fo:font-variant="normal" fo:text-transform="none" fo:color="#313131" style:text-line-through-style="none" style:font-name="Arial2" fo:font-size="10.5pt" fo:letter-spacing="normal" fo:font-style="normal" style:text-underline-style="none" fo:font-weight="bold" style:text-blinking="false"/>
    </style:style>
    <style:style style:name="P44" style:family="paragraph" style:parent-style-name="Heading_20_3">
      <style:paragraph-properties fo:margin-left="0cm" fo:margin-right="0cm" fo:margin-top="0.794cm" fo:margin-bottom="0cm" fo:line-height="120%" fo:text-align="start" style:justify-single-word="false" fo:orphans="2" fo:widows="2" fo:text-indent="0cm" style:auto-text-indent="false" fo:background-color="#f6f6f6" fo:padding="0cm" fo:border="none">
        <style:background-image/>
      </style:paragraph-properties>
    </style:style>
    <style:style style:name="P45" style:family="paragraph" style:parent-style-name="Heading_20_3">
      <style:paragraph-properties fo:margin-left="0cm" fo:margin-right="0cm" fo:margin-top="0.794cm" fo:margin-bottom="0.794cm" fo:line-height="120%" fo:text-align="justify" style:justify-single-word="false" fo:orphans="2" fo:widows="2" fo:text-indent="0cm" style:auto-text-indent="false"/>
      <style:text-properties fo:font-variant="normal" fo:text-transform="none" fo:color="#313131" style:font-name="Arial2" fo:font-size="10.5pt" fo:letter-spacing="normal" fo:font-style="normal" style:text-underline-style="solid" style:text-underline-width="auto" style:text-underline-color="font-color" fo:font-weight="normal"/>
    </style:style>
    <style:style style:name="P46" style:family="paragraph" style:parent-style-name="Preformatted_20_Text">
      <style:paragraph-properties fo:margin-left="0.397cm" fo:margin-right="0cm" fo:margin-top="0cm" fo:margin-bottom="0.661cm" fo:line-height="120%" fo:text-align="justify" style:justify-single-word="false" fo:orphans="2" fo:widows="2" fo:text-indent="0cm" style:auto-text-indent="false" fo:background-color="#f6f6f6" fo:padding="0cm" fo:border="none">
        <style:background-image/>
      </style:paragraph-properties>
      <style:text-properties fo:font-variant="normal" fo:text-transform="none" fo:color="#313131" fo:letter-spacing="normal"/>
    </style:style>
    <style:style style:name="P47" style:family="paragraph" style:parent-style-name="Preformatted_20_Text">
      <style:paragraph-properties fo:margin-left="0.397cm" fo:margin-right="0cm" fo:margin-top="0cm" fo:margin-bottom="0.661cm" fo:line-height="120%" fo:text-align="justify" style:justify-single-word="false" fo:orphans="2" fo:widows="2" fo:text-indent="0cm" style:auto-text-indent="false" fo:background-color="#f6f6f6" fo:padding="0cm" fo:border="none">
        <style:background-image/>
      </style:paragraph-properties>
      <style:text-properties fo:font-variant="normal" fo:text-transform="none" fo:color="#66666e" fo:letter-spacing="normal"/>
    </style:style>
    <style:style style:name="P48" style:family="paragraph" style:parent-style-name="Preformatted_20_Text">
      <style:paragraph-properties fo:margin-left="0.397cm" fo:margin-right="0cm" fo:margin-top="0cm" fo:margin-bottom="0.661cm" fo:line-height="120%" fo:text-align="start" style:justify-single-word="false" fo:orphans="2" fo:widows="2" fo:text-indent="0cm" style:auto-text-indent="false" fo:background-color="#f6f6f6" fo:padding="0cm" fo:border="none">
        <style:background-image/>
      </style:paragraph-properties>
    </style:style>
    <style:style style:name="P49" style:family="paragraph" style:parent-style-name="Preformatted_20_Text">
      <style:paragraph-properties fo:margin-left="0.397cm" fo:margin-right="0cm" fo:margin-top="0cm" fo:margin-bottom="0.661cm" fo:line-height="120%" fo:text-align="justify" style:justify-single-word="false" fo:orphans="2" fo:widows="2" fo:text-indent="0cm" style:auto-text-indent="false" fo:background-color="#f6f6f6" fo:padding="0cm" fo:border="none">
        <style:background-image/>
      </style:paragraph-properties>
    </style:style>
    <style:style style:name="P50" style:family="paragraph" style:parent-style-name="Heading_20_3">
      <style:text-properties fo:font-variant="normal" fo:text-transform="none" fo:color="#313131" style:font-name="Arial2" fo:font-size="10.5pt" fo:letter-spacing="normal" fo:font-style="normal" style:text-underline-style="solid" style:text-underline-width="auto" style:text-underline-color="font-color" fo:font-weight="normal"/>
    </style:style>
    <style:style style:name="P51" style:family="paragraph" style:parent-style-name="Heading_20_3">
      <style:text-properties fo:font-variant="normal" fo:text-transform="none" fo:color="#313131" style:text-line-through-style="none" style:font-name="Arial2" fo:font-size="10.5pt" fo:letter-spacing="normal" fo:font-style="normal" style:text-underline-style="none" fo:font-weight="bold" style:text-blinking="false"/>
    </style:style>
    <style:style style:name="P52" style:family="paragraph" style:parent-style-name="Preformatted_20_Text">
      <style:paragraph-properties fo:margin-top="0cm" fo:margin-bottom="0.318cm" style:line-height-at-least="0.476cm" fo:text-align="start" style:justify-single-word="false" fo:orphans="2" fo:widows="2" fo:background-color="#fafafa" fo:padding="0cm" fo:border="none">
        <style:background-image/>
      </style:paragraph-properties>
      <style:text-properties fo:font-variant="normal" fo:text-transform="none" fo:color="#555555" fo:letter-spacing="normal"/>
    </style:style>
    <style:style style:name="P53" style:family="paragraph" style:parent-style-name="Text_20_body">
      <style:paragraph-properties fo:margin-top="0cm" fo:margin-bottom="0cm"/>
    </style:style>
    <style:style style:name="P54" style:family="paragraph" style:parent-style-name="Text_20_body">
      <style:paragraph-properties fo:margin-left="0.132cm" fo:margin-right="0cm" style:line-height-at-least="0.423cm" fo:text-align="start" style:justify-single-word="false" fo:orphans="2" fo:widows="2" fo:text-indent="0cm" style:auto-text-indent="false"/>
    </style:style>
    <style:style style:name="P55" style:family="paragraph" style:parent-style-name="Text_20_body">
      <style:paragraph-properties fo:margin-left="0.132cm" fo:margin-right="0cm" fo:margin-top="0.926cm" fo:margin-bottom="0.212cm" style:line-height-at-least="0.423cm" fo:text-align="justify" style:justify-single-word="false" fo:orphans="2" fo:widows="2" fo:text-indent="0cm" style:auto-text-indent="false"/>
      <style:text-properties fo:font-variant="normal" fo:text-transform="none" fo:color="#313131" style:font-name="Arial1" fo:font-size="10.5pt" fo:letter-spacing="normal" fo:font-style="normal" fo:font-weight="normal"/>
    </style:style>
    <style:style style:name="P56" style:family="paragraph" style:parent-style-name="Text_20_body">
      <style:paragraph-properties fo:margin-left="0.132cm" fo:margin-right="0cm" fo:margin-top="0.926cm" fo:margin-bottom="0.212cm" style:line-height-at-least="0.423cm" fo:text-align="start" style:justify-single-word="false" fo:orphans="2" fo:widows="2" fo:text-indent="0cm" style:auto-text-indent="false"/>
    </style:style>
    <style:style style:name="P57" style:family="paragraph" style:parent-style-name="Heading_20_3">
      <style:paragraph-properties fo:margin-left="0.132cm" fo:margin-right="0cm" fo:margin-top="0.794cm" fo:margin-bottom="0.794cm" fo:line-height="120%" fo:text-align="justify" style:justify-single-word="false" fo:orphans="2" fo:widows="2" fo:text-indent="0cm" style:auto-text-indent="false"/>
      <style:text-properties fo:font-variant="normal" fo:text-transform="none" fo:color="#313131" style:font-name="Arial2" fo:font-size="10.5pt" fo:letter-spacing="normal" fo:font-style="normal" style:text-underline-style="solid" style:text-underline-width="auto" style:text-underline-color="font-color" fo:font-weight="normal"/>
    </style:style>
    <style:style style:name="P58" style:family="paragraph" style:parent-style-name="Preformatted_20_Text">
      <style:paragraph-properties fo:margin-left="0.529cm" fo:margin-right="0cm" fo:margin-top="0.926cm" fo:margin-bottom="0.661cm" fo:line-height="120%" fo:text-align="justify" style:justify-single-word="false" fo:orphans="2" fo:widows="2" fo:text-indent="0cm" style:auto-text-indent="false" fo:background-color="#f6f6f6" fo:padding="0cm" fo:border="none">
        <style:background-image/>
      </style:paragraph-properties>
      <style:text-properties fo:font-variant="normal" fo:text-transform="none" fo:color="#313131" fo:letter-spacing="normal"/>
    </style:style>
    <style:style style:name="P59" style:family="paragraph" style:parent-style-name="Preformatted_20_Text">
      <style:paragraph-properties fo:margin-left="0.529cm" fo:margin-right="0cm" fo:margin-top="0.926cm" fo:margin-bottom="0.661cm" fo:line-height="120%" fo:text-align="justify" style:justify-single-word="false" fo:orphans="2" fo:widows="2" fo:text-indent="0cm" style:auto-text-indent="false" fo:background-color="#f6f6f6" fo:padding="0cm" fo:border="none">
        <style:background-image/>
      </style:paragraph-properties>
    </style:style>
    <style:style style:name="P60" style:family="paragraph" style:parent-style-name="Preformatted_20_Text">
      <style:paragraph-properties fo:margin-left="0.529cm" fo:margin-right="0cm" fo:margin-top="0.926cm" fo:margin-bottom="0.661cm" fo:line-height="120%" fo:text-align="start" style:justify-single-word="false" fo:orphans="2" fo:widows="2" fo:text-indent="0cm" style:auto-text-indent="false" fo:background-color="#f6f6f6" fo:padding="0cm" fo:border="none">
        <style:background-image/>
      </style:paragraph-properties>
    </style:style>
    <style:style style:name="P61" style:family="paragraph" style:parent-style-name="Table_20_Contents">
      <style:paragraph-properties fo:text-align="end" style:justify-single-word="false"/>
    </style:style>
    <style:style style:name="P62" style:family="paragraph" style:parent-style-name="Table_20_Contents">
      <style:paragraph-properties fo:text-align="start" style:justify-single-word="false"/>
    </style:style>
    <style:style style:name="P63" style:family="paragraph" style:parent-style-name="Table_20_Heading">
      <style:paragraph-properties fo:text-align="start" style:justify-single-word="false"/>
    </style:style>
    <style:style style:name="P64" style:family="paragraph" style:parent-style-name="Standard">
      <style:text-properties style:font-name="Monospace" fo:font-size="10pt" style:font-name-asian="Monospace" style:font-size-asian="10pt" style:font-name-complex="Monospace" style:font-size-complex="10pt"/>
    </style:style>
    <style:style style:name="P65" style:family="paragraph" style:parent-style-name="Standard">
      <style:text-properties fo:font-variant="normal" fo:text-transform="none" fo:color="#333333" style:font-name="Monospace" fo:font-size="10pt" fo:letter-spacing="normal" style:font-name-asian="Monospace" style:font-size-asian="10pt" style:font-name-complex="Monospace" style:font-size-complex="10pt"/>
    </style:style>
    <style:style style:name="P66" style:family="paragraph" style:parent-style-name="Standard">
      <style:text-properties fo:font-variant="normal" fo:text-transform="none" fo:color="#000000" style:font-name="Monospace" fo:font-size="10pt" fo:letter-spacing="normal" style:font-name-asian="Lucida Grande" style:font-size-asian="9pt" style:font-style-asian="normal" style:font-weight-asian="normal" style:font-name-complex="Monospace" style:font-size-complex="10pt"/>
    </style:style>
    <style:style style:name="P67" style:family="paragraph" style:parent-style-name="Standard">
      <style:text-properties fo:font-variant="normal" fo:text-transform="none" fo:color="#000000" style:font-name="Verdana1" fo:font-size="9pt" fo:letter-spacing="normal" fo:font-style="normal" fo:font-weight="normal" style:font-name-asian="Lucida Grande" style:font-size-asian="9pt" style:font-style-asian="normal" style:font-weight-asian="normal" style:font-name-complex="Monospace" style:font-size-complex="10pt"/>
    </style:style>
    <style:style style:name="P68" style:family="paragraph" style:parent-style-name="Standard">
      <style:text-properties fo:color="#000000" style:font-name="Monospace" fo:font-size="10pt" style:font-name-asian="Monospace" style:font-size-asian="10pt" style:font-name-complex="Monospace" style:font-size-complex="10pt"/>
    </style:style>
    <style:style style:name="P69" style:family="paragraph" style:parent-style-name="Preformatted_20_Text">
      <style:paragraph-properties fo:margin-top="0cm" fo:margin-bottom="0.265cm" fo:text-align="start" style:justify-single-word="false" fo:orphans="2" fo:widows="2" fo:background-color="#f6f6f6" fo:padding="0.37cm" fo:border="0.002cm solid #e6e6e6">
        <style:background-image/>
      </style:paragraph-properties>
      <style:text-properties fo:font-variant="normal" fo:text-transform="none" fo:color="#363534" fo:letter-spacing="normal"/>
    </style:style>
    <style:style style:name="P70" style:family="paragraph" style:parent-style-name="Preformatted_20_Text">
      <style:paragraph-properties fo:margin-top="0cm" fo:margin-bottom="0.265cm" fo:text-align="start" style:justify-single-word="false" fo:orphans="2" fo:widows="2" fo:background-color="#f6f6f6" fo:padding="0.37cm" fo:border="0.002cm solid #e6e6e6">
        <style:background-image/>
      </style:paragraph-properties>
    </style:style>
    <style:style style:name="P71" style:family="paragraph" style:parent-style-name="Text_20_body" style:list-style-name="L1">
      <style:paragraph-properties fo:orphans="2" fo:widows="2"/>
    </style:style>
    <style:style style:name="P72" style:family="paragraph" style:parent-style-name="Text_20_body" style:list-style-name="L1">
      <style:paragraph-properties fo:margin-top="0cm" fo:margin-bottom="0cm" fo:orphans="2" fo:widows="2"/>
    </style:style>
    <style:style style:name="P73" style:family="paragraph" style:parent-style-name="Text_20_body" style:list-style-name="L2">
      <style:paragraph-properties fo:margin-top="0cm" fo:margin-bottom="0.265cm" style:line-height-at-least="0.423cm" fo:text-align="start" style:justify-single-word="false" fo:orphans="2" fo:widows="2" fo:padding="0cm" fo:border="none"/>
    </style:style>
    <style:style style:name="P74" style:family="paragraph" style:parent-style-name="Text_20_body" style:list-style-name="L3">
      <style:paragraph-properties fo:margin-top="0cm" fo:margin-bottom="0.265cm" style:line-height-at-least="0.423cm" fo:text-align="start" style:justify-single-word="false" fo:orphans="2" fo:widows="2" fo:padding="0cm" fo:border="none"/>
    </style:style>
    <style:style style:name="P75" style:family="paragraph" style:parent-style-name="Text_20_body" style:list-style-name="L4">
      <style:paragraph-properties fo:margin-top="0cm" fo:margin-bottom="0.265cm" style:line-height-at-least="0.423cm" fo:text-align="start" style:justify-single-word="false" fo:orphans="2" fo:widows="2" fo:padding="0cm" fo:border="none"/>
    </style:style>
    <style:style style:name="P76" style:family="paragraph" style:parent-style-name="Text_20_body" style:list-style-name="L5">
      <style:paragraph-properties fo:margin-top="0cm" fo:margin-bottom="0.265cm" style:line-height-at-least="0.423cm" fo:text-align="start" style:justify-single-word="false" fo:orphans="2" fo:widows="2" fo:padding="0cm" fo:border="none"/>
    </style:style>
    <style:style style:name="P77" style:family="paragraph" style:parent-style-name="Text_20_body" style:list-style-name="L6">
      <style:paragraph-properties fo:margin-top="0cm" fo:margin-bottom="0.265cm" style:line-height-at-least="0.423cm" fo:text-align="start" style:justify-single-word="false" fo:orphans="2" fo:widows="2" fo:padding="0cm" fo:border="none"/>
    </style:style>
    <style:style style:name="P78" style:family="paragraph" style:parent-style-name="Text_20_body" style:list-style-name="L8">
      <style:paragraph-properties fo:margin-top="0cm" fo:margin-bottom="0.265cm" style:line-height-at-least="0.423cm" fo:text-align="start" style:justify-single-word="false" fo:orphans="2" fo:widows="2" fo:padding="0cm" fo:border="none"/>
    </style:style>
    <style:style style:name="P79" style:family="paragraph" style:parent-style-name="Text_20_body" style:list-style-name="L9">
      <style:paragraph-properties fo:margin-top="0cm" fo:margin-bottom="0.265cm" style:line-height-at-least="0.423cm" fo:text-align="start" style:justify-single-word="false" fo:orphans="2" fo:widows="2" fo:padding="0cm" fo:border="none"/>
    </style:style>
    <style:style style:name="P80" style:family="paragraph" style:parent-style-name="Text_20_body" style:list-style-name="L10">
      <style:paragraph-properties fo:margin-top="0cm" fo:margin-bottom="0.265cm" style:line-height-at-least="0.423cm" fo:text-align="start" style:justify-single-word="false" fo:orphans="2" fo:widows="2" fo:padding="0cm" fo:border="none"/>
    </style:style>
    <style:style style:name="P81" style:family="paragraph" style:parent-style-name="Text_20_body" style:list-style-name="L5">
      <style:paragraph-properties fo:margin-top="0cm" fo:margin-bottom="0.265cm" style:line-height-at-least="0.423cm" fo:text-align="start" style:justify-single-word="false" fo:orphans="2" fo:widows="2" fo:padding="0cm" fo:border="none"/>
      <style:text-properties fo:font-variant="normal" fo:text-transform="none" fo:color="#313131" style:font-name="Arial1" fo:font-size="10.5pt" fo:letter-spacing="normal" fo:font-style="normal" fo:font-weight="normal"/>
    </style:style>
    <style:style style:name="P82" style:family="paragraph" style:parent-style-name="Text_20_body" style:list-style-name="L7">
      <style:paragraph-properties fo:margin-left="0.847cm" fo:margin-right="0cm" fo:margin-top="0cm" fo:margin-bottom="0cm" style:line-height-at-least="0.37cm" fo:text-align="start" style:justify-single-word="false" fo:orphans="2" fo:widows="2" fo:text-indent="0cm" style:auto-text-indent="false" fo:padding="0cm" fo:border="none"/>
    </style:style>
    <style:style style:name="P83" style:family="paragraph" style:parent-style-name="Text_20_body" style:list-style-name="L7">
      <style:paragraph-properties fo:margin-left="0.847cm" fo:margin-right="0cm" fo:margin-top="0cm" fo:margin-bottom="0cm" style:line-height-at-least="0.37cm" fo:text-align="start" style:justify-single-word="false" fo:orphans="2" fo:widows="2" fo:text-indent="0cm" style:auto-text-indent="false" fo:padding="0cm" fo:border="none"/>
      <style:text-properties fo:font-variant="normal" fo:text-transform="none" fo:color="#363534" style:font-name="Consolas" fo:font-size="9.75pt" fo:letter-spacing="normal" fo:font-style="normal" fo:font-weight="normal"/>
    </style:style>
    <style:style style:name="P84" style:family="paragraph" style:parent-style-name="Text_20_body" style:list-style-name="L7">
      <style:paragraph-properties fo:margin-left="0.847cm" fo:margin-right="0cm" fo:margin-top="0cm" fo:margin-bottom="0cm" style:line-height-at-least="0.37cm" fo:text-align="start" style:justify-single-word="false" fo:orphans="2" fo:widows="2" fo:text-indent="0cm" style:auto-text-indent="false" fo:padding="0cm" fo:border="none"/>
      <style:text-properties fo:font-variant="normal" fo:text-transform="none" fo:color="#000000" fo:letter-spacing="normal"/>
    </style:style>
    <style:style style:name="P85" style:family="paragraph" style:parent-style-name="Heading_20_1">
      <style:text-properties fo:font-variant="normal" fo:text-transform="none" fo:color="#363534" style:font-name="Arial4" fo:font-size="18pt" fo:letter-spacing="normal" fo:font-style="normal" fo:font-weight="bold"/>
    </style:style>
    <style:style style:name="P86" style:family="paragraph" style:parent-style-name="Heading_20_1">
      <style:text-properties fo:font-variant="normal" fo:text-transform="none" fo:color="#313131" style:font-name="Arial1" fo:font-size="13.5pt" fo:letter-spacing="normal" fo:font-style="normal" fo:font-weight="bold"/>
    </style:style>
    <style:style style:name="P87" style:family="paragraph" style:parent-style-name="Preformatted_20_Text">
      <style:paragraph-properties fo:margin-left="0cm" fo:margin-right="0cm" fo:margin-top="0cm" fo:margin-bottom="0cm" fo:text-indent="0cm" style:auto-text-indent="false"/>
    </style:style>
    <style:style style:name="P88" style:family="paragraph" style:parent-style-name="Heading_20_2">
      <style:text-properties fo:font-variant="normal" fo:text-transform="none" fo:color="#313131" style:font-name="Arial2" fo:font-size="12pt" fo:letter-spacing="normal" fo:font-style="normal" fo:font-weight="normal"/>
    </style:style>
    <style:style style:name="P89" style:family="paragraph" style:parent-style-name="Heading_20_2">
      <style:text-properties fo:font-variant="normal" fo:text-transform="none" fo:color="#313131" style:text-line-through-style="none" style:font-name="Arial2" fo:font-size="10.5pt" fo:letter-spacing="normal" fo:font-style="normal" style:text-underline-style="none" fo:font-weight="bold" style:text-blinking="false"/>
    </style:style>
    <style:style style:name="P90" style:family="paragraph" style:parent-style-name="Heading_20_2">
      <style:text-properties fo:font-variant="normal" fo:text-transform="none" fo:color="#363534" style:font-name="Arial4" fo:font-size="13.5pt" fo:letter-spacing="normal" fo:font-style="normal" fo:font-weight="bold"/>
    </style:style>
    <style:style style:name="T1" style:family="text">
      <style:text-properties fo:color="#808000"/>
    </style:style>
    <style:style style:name="T2" style:family="text">
      <style:text-properties fo:color="#c0c0c0"/>
    </style:style>
    <style:style style:name="T3" style:family="text">
      <style:text-properties fo:color="#800080"/>
    </style:style>
    <style:style style:name="T4" style:family="text">
      <style:text-properties fo:color="#000000"/>
    </style:style>
    <style:style style:name="T5" style:family="text">
      <style:text-properties fo:color="#000000" fo:font-style="italic"/>
    </style:style>
    <style:style style:name="T6" style:family="text">
      <style:text-properties fo:color="#000000" style:font-name="Monospace" fo:font-size="10pt" style:font-name-asian="Monospace" style:font-size-asian="10pt" style:font-name-complex="Monospace" style:font-size-complex="10pt"/>
    </style:style>
    <style:style style:name="T7" style:family="text">
      <style:text-properties fo:color="#000000" fo:font-weight="bold" style:font-weight-asian="bold" style:font-weight-complex="bold"/>
    </style:style>
    <style:style style:name="T8" style:family="text">
      <style:text-properties fo:color="#000000" style:font-name="arial" fo:font-size="9.75pt" fo:font-style="normal" fo:font-weight="normal" style:font-name-asian="Lucida Grande" style:font-size-asian="9pt" style:font-style-asian="normal" style:font-weight-asian="normal"/>
    </style:style>
    <style:style style:name="T9" style:family="text">
      <style:text-properties fo:color="#000000" style:font-name-asian="arial" style:font-size-asian="9.75pt" style:font-style-asian="normal" style:font-weight-asian="normal"/>
    </style:style>
    <style:style style:name="T10" style:family="text">
      <style:text-properties fo:color="#000000" style:font-name-asian="Lucida Grande" style:font-size-asian="9pt" style:font-style-asian="normal" style:font-weight-asian="normal"/>
    </style:style>
    <style:style style:name="T11" style:family="text">
      <style:text-properties fo:color="#000080"/>
    </style:style>
    <style:style style:name="T12" style:family="text">
      <style:text-properties fo:color="#008000"/>
    </style:style>
    <style:style style:name="T13" style:family="text">
      <style:text-properties fo:color="#008000" style:font-name="monospace" fo:font-size="9pt" fo:font-style="normal" fo:font-weight="normal"/>
    </style:style>
    <style:style style:name="T14" style:family="text">
      <style:text-properties fo:color="#800000"/>
    </style:style>
    <style:style style:name="T15" style:family="text">
      <style:text-properties style:font-name="Arial1" fo:font-size="9pt" fo:font-style="normal" fo:font-weight="normal"/>
    </style:style>
    <style:style style:name="T16" style:family="text">
      <style:text-properties fo:font-variant="normal" fo:text-transform="none" fo:color="#313131" style:font-name="Arial1" fo:font-size="10.5pt" fo:letter-spacing="normal" fo:font-style="normal" fo:font-weight="normal"/>
    </style:style>
    <style:style style:name="T17" style:family="text">
      <style:text-properties fo:font-variant="normal" fo:text-transform="none" fo:color="#313131" style:font-name="Arial1" fo:font-size="10.5pt" fo:letter-spacing="normal" fo:font-style="normal" fo:font-weight="bold"/>
    </style:style>
    <style:style style:name="T18" style:family="text">
      <style:text-properties fo:font-variant="normal" fo:text-transform="none" fo:color="#313131" style:font-name="Arial1" fo:font-size="10.5pt" fo:letter-spacing="normal" fo:font-style="italic" fo:font-weight="normal"/>
    </style:style>
    <style:style style:name="T19" style:family="text">
      <style:text-properties fo:font-variant="normal" fo:text-transform="none" fo:color="#313131" style:font-name="Arial1" fo:font-size="9pt" fo:letter-spacing="normal" fo:font-style="normal" fo:font-weight="normal"/>
    </style:style>
    <style:style style:name="T20" style:family="text">
      <style:text-properties fo:font-variant="normal" fo:text-transform="none" fo:color="#313131" fo:letter-spacing="normal"/>
    </style:style>
    <style:style style:name="T21" style:family="text">
      <style:text-properties fo:font-variant="normal" fo:text-transform="none" fo:color="#313131" style:text-line-through-style="none" style:font-name="Arial2" fo:font-size="10.5pt" fo:letter-spacing="normal" fo:font-style="normal" style:text-underline-style="none" fo:font-weight="bold" style:text-blinking="false"/>
    </style:style>
    <style:style style:name="T22" style:family="text">
      <style:text-properties fo:font-variant="normal" fo:text-transform="none" fo:color="#313131" style:text-line-through-style="none" style:font-name="Arial2" fo:font-size="10.5pt" fo:letter-spacing="normal" fo:font-style="italic" style:text-underline-style="none" fo:font-weight="bold" style:text-blinking="false"/>
    </style:style>
    <style:style style:name="T23" style:family="text">
      <style:text-properties fo:font-variant="normal" fo:text-transform="none" fo:color="#313131" style:text-line-through-style="none" style:font-name="Arial1" fo:font-size="9pt" fo:letter-spacing="normal" fo:font-style="normal" style:text-underline-style="none" fo:font-weight="normal" style:text-blinking="false"/>
    </style:style>
    <style:style style:name="T24" style:family="text">
      <style:text-properties fo:font-variant="normal" fo:text-transform="none" fo:color="#313131" style:text-line-through-style="none" style:font-name="Arial1" fo:font-size="10.5pt" fo:letter-spacing="normal" fo:font-style="normal" style:text-underline-style="none" fo:font-weight="normal" style:text-blinking="false"/>
    </style:style>
    <style:style style:name="T25" style:family="text">
      <style:text-properties fo:font-variant="normal" fo:text-transform="none" fo:color="#2c418d" style:text-line-through-style="none" style:font-name="Arial1" fo:font-size="10.5pt" fo:letter-spacing="normal" fo:font-style="normal" style:text-underline-style="none" fo:font-weight="normal" style:text-blinking="false"/>
    </style:style>
    <style:style style:name="T26" style:family="text">
      <style:text-properties fo:font-variant="normal" fo:text-transform="none" fo:color="#2c418d" style:text-line-through-style="none" style:font-name="Arial1" fo:font-size="9pt" fo:letter-spacing="normal" fo:font-style="normal" style:text-underline-style="none" fo:font-weight="normal" style:text-blinking="false"/>
    </style:style>
    <style:style style:name="T27" style:family="text">
      <style:text-properties fo:font-variant="normal" fo:text-transform="none" fo:color="#2c418d" style:text-line-through-style="none" style:font-name="Arial2" fo:font-size="10.5pt" fo:letter-spacing="normal" fo:font-style="normal" style:text-underline-style="none" fo:font-weight="bold" style:text-blinking="false"/>
    </style:style>
    <style:style style:name="T28" style:family="text">
      <style:text-properties fo:font-variant="normal" fo:text-transform="none" fo:color="#000000" style:font-name="Bitstream Vera Sans" fo:font-size="12pt" fo:letter-spacing="normal" fo:font-style="normal" fo:font-weight="normal"/>
    </style:style>
    <style:style style:name="T29" style:family="text">
      <style:text-properties fo:font-variant="normal" fo:text-transform="none" fo:color="#000000" style:font-name="Bitstream Vera Sans" fo:font-size="9.75pt" fo:letter-spacing="normal" fo:font-style="normal" fo:font-weight="normal"/>
    </style:style>
    <style:style style:name="T30" style:family="text">
      <style:text-properties fo:font-variant="normal" fo:text-transform="none" fo:color="#000000" style:text-line-through-style="none" style:font-name="Arial2" fo:font-size="10.5pt" fo:letter-spacing="normal" fo:font-style="normal" style:text-underline-style="none" fo:font-weight="normal" style:text-blinking="false"/>
    </style:style>
    <style:style style:name="T31" style:family="text">
      <style:text-properties fo:font-variant="normal" fo:text-transform="none" fo:color="#000000" style:font-name="Consolas" fo:font-size="9.75pt" fo:letter-spacing="normal" fo:font-style="normal" fo:font-weight="normal"/>
    </style:style>
    <style:style style:name="T32" style:family="text">
      <style:text-properties fo:font-variant="normal" fo:text-transform="none" fo:color="#000000" fo:letter-spacing="normal"/>
    </style:style>
    <style:style style:name="T33" style:family="text">
      <style:text-properties fo:font-variant="normal" fo:text-transform="none" fo:color="#000000" fo:letter-spacing="normal" style:font-name-asian="Lucida Grande" style:font-size-asian="9pt" style:font-style-asian="normal" style:font-weight-asian="normal"/>
    </style:style>
    <style:style style:name="T34" style:family="text">
      <style:text-properties fo:font-variant="normal" fo:text-transform="none" fo:color="#000000" style:font-name="Arial3" fo:font-size="10.5pt" fo:letter-spacing="normal" fo:font-style="normal" fo:font-weight="normal"/>
    </style:style>
    <style:style style:name="T35" style:family="text">
      <style:text-properties fo:font-variant="normal" fo:text-transform="none" fo:color="#000000" style:font-name="Consolas1" fo:font-size="10.5pt" fo:letter-spacing="normal" fo:font-style="normal" fo:font-weight="normal" fo:background-color="#eeeeee"/>
    </style:style>
    <style:style style:name="T36" style:family="text">
      <style:text-properties fo:font-variant="normal" fo:text-transform="none" fo:color="#000000" style:font-name="Lucida Grande" fo:font-size="9pt" fo:letter-spacing="normal" fo:font-style="normal" fo:font-weight="normal"/>
    </style:style>
    <style:style style:name="T37" style:family="text">
      <style:text-properties fo:font-variant="normal" fo:text-transform="none" fo:color="#808080" style:font-name="Arial1" fo:font-size="9pt" fo:letter-spacing="normal" fo:font-style="normal" fo:font-weight="normal"/>
    </style:style>
    <style:style style:name="T38" style:family="text">
      <style:text-properties fo:font-variant="normal" fo:text-transform="none" fo:color="#808080" style:text-line-through-style="none" style:font-name="Arial2" fo:font-size="10.5pt" fo:letter-spacing="normal" fo:font-style="normal" style:text-underline-style="none" fo:font-weight="bold" style:text-blinking="false"/>
    </style:style>
    <style:style style:name="T39" style:family="text">
      <style:text-properties fo:font-variant="normal" fo:text-transform="none" fo:color="#1a1a1a" style:text-line-through-style="none" style:font-name="Arial2" fo:font-size="10.5pt" fo:letter-spacing="normal" fo:font-style="normal" style:text-underline-style="none" fo:font-weight="normal" style:text-blinking="false"/>
    </style:style>
    <style:style style:name="T40" style:family="text">
      <style:text-properties fo:font-variant="normal" fo:text-transform="none" fo:color="#1a1a1a" style:text-line-through-style="none" style:font-name="Arial2" fo:font-size="10.5pt" fo:letter-spacing="normal" fo:font-style="italic" style:text-underline-style="none" fo:font-weight="normal" style:text-blinking="false"/>
    </style:style>
    <style:style style:name="T41" style:family="text">
      <style:text-properties fo:font-variant="normal" fo:text-transform="none" fo:color="#800080" style:text-line-through-style="none" style:font-name="Arial2" fo:font-size="10.5pt" fo:letter-spacing="normal" fo:font-style="normal" style:text-underline-style="none" fo:font-weight="normal" style:text-blinking="false"/>
    </style:style>
    <style:style style:name="T42" style:family="text">
      <style:text-properties fo:font-variant="normal" fo:text-transform="none" fo:color="#333333" style:text-line-through-style="none" style:font-name="Arial2" fo:font-size="10.5pt" fo:letter-spacing="normal" fo:font-style="normal" style:text-underline-style="none" fo:font-weight="normal" style:text-blinking="false"/>
    </style:style>
    <style:style style:name="T43" style:family="text">
      <style:text-properties fo:font-variant="normal" fo:text-transform="none" fo:color="#333333" style:text-line-through-style="none" style:font-name="Arial2" fo:font-size="10.5pt" fo:letter-spacing="normal" fo:font-style="normal" style:text-underline-style="none" fo:font-weight="normal" style:text-blinking="false" style:font-name-asian="Arial2" style:font-size-asian="10.5pt" style:font-style-asian="normal" style:font-weight-asian="normal"/>
    </style:style>
    <style:style style:name="T44" style:family="text">
      <style:text-properties fo:font-variant="normal" fo:text-transform="none" fo:color="#333333" style:text-line-through-style="none" style:font-name="Arial2" fo:font-size="10.5pt" fo:letter-spacing="normal" fo:font-style="normal" style:text-underline-style="none" style:text-blinking="false"/>
    </style:style>
    <style:style style:name="T45" style:family="text">
      <style:text-properties fo:font-variant="normal" fo:text-transform="none" fo:color="#333333" style:text-line-through-style="none" style:font-name="Arial2" fo:font-size="10.5pt" fo:letter-spacing="normal" fo:font-style="normal" style:text-underline-style="none" style:text-blinking="false" style:font-name-asian="Arial2" style:font-size-asian="10.5pt" style:font-style-asian="normal"/>
    </style:style>
    <style:style style:name="T46" style:family="text">
      <style:text-properties fo:font-variant="normal" fo:text-transform="none" fo:color="#66666e" style:font-name="Arial1" fo:font-size="9pt" fo:letter-spacing="normal" fo:font-style="normal" fo:font-weight="normal"/>
    </style:style>
    <style:style style:name="T47" style:family="text">
      <style:text-properties fo:font-variant="normal" fo:text-transform="none" fo:color="#363534" style:font-name="Verdana" fo:font-size="9pt" fo:letter-spacing="normal" fo:font-style="normal" fo:font-weight="bold"/>
    </style:style>
    <style:style style:name="T48" style:family="text">
      <style:text-properties fo:font-variant="normal" fo:text-transform="none" fo:color="#363534" style:font-name="Verdana" fo:font-size="9pt" fo:letter-spacing="normal" fo:font-style="normal" fo:font-weight="normal"/>
    </style:style>
    <style:style style:name="T49" style:family="text">
      <style:text-properties fo:font-variant="normal" fo:text-transform="none" fo:color="#363534" style:font-name="Verdana" fo:font-size="9pt" fo:letter-spacing="normal" fo:font-style="italic" fo:font-weight="normal"/>
    </style:style>
    <style:style style:name="T50" style:family="text">
      <style:text-properties fo:font-variant="normal" fo:text-transform="none" fo:color="#363534" style:font-name="Consolas" fo:font-size="9.75pt" fo:letter-spacing="normal" fo:font-style="normal" fo:font-weight="normal"/>
    </style:style>
    <style:style style:name="T51" style:family="text">
      <style:text-properties fo:font-variant="normal" fo:text-transform="none" fo:color="#363534" style:font-name="Arial4" fo:font-size="13.5pt" fo:letter-spacing="normal" fo:font-style="normal" fo:font-weight="bold"/>
    </style:style>
    <style:style style:name="T52" style:family="text">
      <style:text-properties fo:font-variant="normal" fo:text-transform="none" fo:color="#363534" style:font-name="Arial4" fo:font-size="12pt" fo:letter-spacing="normal" fo:font-style="normal" fo:font-weight="bold"/>
    </style:style>
    <style:style style:name="T53" style:family="text">
      <style:text-properties fo:font-variant="normal" fo:text-transform="none" fo:color="#363534" fo:font-size="8.25pt" fo:letter-spacing="normal" fo:font-style="normal" fo:font-weight="normal"/>
    </style:style>
    <style:style style:name="T54" style:family="text">
      <style:text-properties fo:font-variant="normal" fo:text-transform="none" fo:color="#363534" fo:letter-spacing="normal"/>
    </style:style>
    <style:style style:name="T55" style:family="text">
      <style:text-properties fo:font-variant="normal" fo:text-transform="none" fo:color="#d20020" style:font-name="Consolas" fo:font-size="9.75pt" fo:letter-spacing="normal" fo:font-style="normal" fo:font-weight="bold"/>
    </style:style>
    <style:style style:name="T56" style:family="text">
      <style:text-properties fo:font-variant="normal" fo:text-transform="none" fo:color="#44a51c" style:text-line-through-style="none" style:font-name="Consolas" fo:font-size="9.75pt" fo:letter-spacing="normal" fo:font-style="normal" style:text-underline-style="none" fo:font-weight="bold" style:text-blinking="false"/>
    </style:style>
    <style:style style:name="T57" style:family="text">
      <style:text-properties fo:font-variant="normal" fo:text-transform="none" fo:color="#44a51c" style:text-line-through-style="none" style:font-name="Verdana" fo:font-size="9pt" fo:letter-spacing="normal" fo:font-style="normal" style:text-underline-style="none" fo:font-weight="normal" style:text-blinking="false"/>
    </style:style>
    <style:style style:name="T58" style:family="text">
      <style:text-properties fo:font-variant="normal" fo:text-transform="none" fo:color="#840000" fo:font-size="8.25pt" fo:letter-spacing="normal" fo:font-style="normal" fo:font-weight="normal"/>
    </style:style>
    <style:style style:name="T59" style:family="text">
      <style:text-properties fo:font-variant="normal" fo:text-transform="none" fo:color="#0f5300" style:text-line-through-style="none" fo:font-size="8.25pt" fo:letter-spacing="normal" fo:font-style="normal" style:text-underline-style="none" fo:font-weight="bold" style:text-blinking="false"/>
    </style:style>
    <style:style style:name="T60" style:family="text">
      <style:text-properties fo:font-variant="normal" fo:text-transform="none" fo:color="#202020" fo:font-size="8.25pt" fo:letter-spacing="normal" fo:font-style="normal" fo:font-weight="normal"/>
    </style:style>
    <style:style style:name="T61" style:family="text">
      <style:text-properties fo:font-variant="normal" fo:text-transform="none" fo:color="#a46200" fo:font-size="8.25pt" fo:letter-spacing="normal" fo:font-style="normal" fo:font-weight="normal"/>
    </style:style>
    <style:style style:name="T62" style:family="text">
      <style:text-properties fo:font-variant="normal" fo:text-transform="none" fo:color="#869cd1" style:font-name="Arial1" fo:font-size="10.5pt" fo:letter-spacing="normal" fo:font-style="normal" style:text-underline-style="solid" style:text-underline-width="auto" style:text-underline-color="font-color" fo:font-weight="normal"/>
    </style:style>
    <style:style style:name="T63" style:family="text">
      <style:text-properties fo:color="#808080"/>
    </style:style>
    <style:style style:name="T64" style:family="text">
      <style:text-properties fo:color="#808080" style:font-name="Arial1" fo:font-size="9pt" fo:font-style="normal" fo:font-weight="normal"/>
    </style:style>
    <style:style style:name="T65" style:family="text">
      <style:text-properties fo:color="#1a1a1a" fo:font-weight="normal"/>
    </style:style>
    <style:style style:name="T66" style:family="text">
      <style:text-properties fo:color="#1a1a1a" fo:font-weight="bold"/>
    </style:style>
    <style:style style:name="T67" style:family="text">
      <style:text-properties style:font-name="Bitstream Vera Sans" fo:font-size="9.75pt" fo:font-style="normal" fo:font-weight="normal"/>
    </style:style>
    <style:style style:name="T68" style:family="text">
      <style:text-properties fo:color="#0000ff"/>
    </style:style>
    <style:style style:name="T69" style:family="text">
      <style:text-properties fo:color="#0000ff" style:font-name="monospace" fo:font-size="9pt" fo:font-style="normal" fo:font-weight="normal"/>
    </style:style>
    <style:style style:name="T70" style:family="text">
      <style:text-properties fo:color="#000040"/>
    </style:style>
    <style:style style:name="T71" style:family="text">
      <style:text-properties style:font-name="monospace" fo:font-size="9pt" fo:font-style="normal" fo:font-weight="normal"/>
    </style:style>
    <style:style style:name="T72" style:family="text">
      <style:text-properties fo:color="#008080" style:font-name="monospace" fo:font-size="9pt" fo:font-style="normal" fo:font-weight="normal"/>
    </style:style>
    <style:style style:name="T73" style:family="text">
      <style:text-properties fo:color="#007788" style:font-name="monospace" fo:font-size="9pt" fo:font-style="normal" fo:font-weight="normal"/>
    </style:style>
    <style:style style:name="T74" style:family="text">
      <style:text-properties fo:color="#7f0055" fo:font-weight="bold" style:font-weight-asian="bold" style:font-weight-complex="bold"/>
    </style:style>
    <style:style style:name="T75" style:family="text">
      <style:text-properties fo:font-weight="bold"/>
    </style:style>
    <style:style style:name="T76" style:family="text">
      <style:text-properties fo:font-style="italic"/>
    </style:style>
    <style:style style:name="T77" style:family="text">
      <style:text-properties style:font-name="Verdana" fo:font-size="9pt" fo:font-style="normal" fo:font-weight="normal"/>
    </style:style>
    <style:style style:name="T78" style:family="text">
      <style:text-properties fo:color="#363534" style:font-name="Consolas" fo:font-size="9.75pt" fo:font-style="normal" fo:font-weight="normal"/>
    </style:style>
    <style:style style:name="T79" style:family="text">
      <style:text-properties style:font-name="Consolas" fo:font-size="9.75pt" fo:font-style="normal" fo:font-weight="normal"/>
    </style:style>
    <style:style style:name="T80" style:family="text">
      <style:text-properties fo:color="#2c418d" style:text-line-through-style="none" style:text-underline-style="none" style:text-blinking="false"/>
    </style:style>
    <style:style style:name="T81" style:family="text">
      <style:text-properties fo:font-size="8.25pt" fo:font-style="normal" fo:font-weight="normal"/>
    </style:style>
    <style:style style:name="T82" style:family="text">
      <style:text-properties fo:font-size="8.25pt" fo:font-style="normal" fo:font-weight="bold"/>
    </style:style>
    <style:style style:name="T83" style:family="text">
      <style:text-properties fo:color="#840000" fo:font-size="8.25pt" fo:font-style="normal" fo:font-weight="normal"/>
    </style:style>
    <style:style style:name="T84" style:family="text">
      <style:text-properties fo:color="#202020" fo:font-size="8.25pt" fo:font-style="normal"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xt:tab/><text:tab/><text:tab/><text:tab/><text:tab/><text:tab/><text:tab/><text:tab/> <text:s text:c="10"/>QT笔记</text:p>
      <text:h text:style-name="Heading_20_1" text:outline-level="1">注意：</text:h>
      <text:p text:style-name="Text_20_body">1，QT4.8。</text:p>
      <text:p text:style-name="Text_20_body">2，DHCP以后，显示什么网卡信息呢？ <text:s/>需要重新读入吗？</text:p>
      <text:p text:style-name="Text_20_body">3，DNS函数多取了一个空格</text:p>
      <text:p text:style-name="Text_20_body"/>
      <text:h text:style-name="P51" text:outline-level="3"><text:span text:style-name="T63">QString</text:span> QString::<text:span text:style-name="T65">trimmed</text:span> () const</text:h>
      <text:p text:style-name="P3">Returns a string that has whitespace removed from the start and the end.</text:p>
      <text:p text:style-name="P1"><text:span text:style-name="T16">Whitespace means any character for which </text:span><text:a xlink:type="simple" xlink:href="qthelp://com.trolltech.qt.481/qdoc/qchar.html#isSpace"><text:span text:style-name="T25">QChar::isSpace</text:span></text:a><text:span text:style-name="T16">() returns true. This includes the ASCII characters '\t', '\n', '\v', '\f', '\r', and ' '.</text:span></text:p>
      <text:p text:style-name="P3">Example:</text:p>
      <text:p text:style-name="P48"><text:span text:style-name="T20"><text:s/></text:span><text:a xlink:type="simple" xlink:href="qthelp://com.trolltech.qt.481/qdoc/qstring.html"><text:span text:style-name="T26">QString</text:span></text:a><text:span text:style-name="T19"> str = " <text:s/>lots\t of\nwhitespace\r\n ";</text:span></text:p>
      <text:p text:style-name="P46"><text:s/><text:span text:style-name="T15">str = str.trimmed();</text:span></text:p>
      <text:p text:style-name="P46"><text:s/><text:span text:style-name="T15">// str == "lots\t of\nwhitespace"</text:span></text:p>
      <text:p text:style-name="P1"><text:span text:style-name="T16">Unlike </text:span><text:a xlink:type="simple" xlink:href="qthelp://com.trolltech.qt.481/qdoc/qstring.html#simplified"><text:span text:style-name="T25">simplified</text:span></text:a><text:span text:style-name="T16">(), trimmed() leaves internal whitespace alone.</text:span></text:p>
      <text:p text:style-name="P1"><text:span text:style-name="T17">See also </text:span><text:a xlink:type="simple" xlink:href="qthelp://com.trolltech.qt.481/qdoc/qstring.html#simplified"><text:span text:style-name="T25">simplified</text:span></text:a><text:span text:style-name="T16">().</text:span></text:p>
      <text:p text:style-name="Text_20_body"/>
      <text:p text:style-name="Text_20_body">4,ZeroClient.pri文件，包括添加的头文件和源文件。</text:p>
      <text:p text:style-name="Text_20_body">5，RabbitCSV程序。</text:p>
      <text:p text:style-name="P16">sudo add-apt-repository ppa:rabbitvcs/ppa</text:p>
      <text:p text:style-name="P16">sudo apt-get update</text:p>
      <text:p text:style-name="P34">And install it with:</text:p>
      <text:p text:style-name="P16">sudo apt-get install «packages»</text:p>
      <text:p text:style-name="P35">…<text:span text:style-name="T67">where packages are</text:span></text:p>
      <text:list xml:id="list207136630" text:style-name="L1">
        <text:list-item>
          <text:p text:style-name="P72"><text:span text:style-name="Source_20_Text"><text:span text:style-name="T28">rabbitvcs-nautilus3</text:span></text:span><text:span text:style-name="T29"> for the Nautilus 3.x extension (use this for Ubuntu 11.10, Oneiric Ocelot)</text:span></text:p>
        </text:list-item>
        <text:list-item>
          <text:p text:style-name="P72"><text:span text:style-name="Source_20_Text"><text:span text:style-name="T28">rabbitvcs-nautilus</text:span></text:span><text:span text:style-name="T29"> for the Nautilus 2.x extension</text:span></text:p>
        </text:list-item>
        <text:list-item>
          <text:p text:style-name="P72"><text:span text:style-name="Source_20_Text"><text:span text:style-name="T28">rabbitvcs-thunar</text:span></text:span><text:span text:style-name="T29"> for the Thunar extensions</text:span></text:p>
        </text:list-item>
        <text:list-item>
          <text:p text:style-name="P72"><text:span text:style-name="Source_20_Text"><text:span text:style-name="T28">rabbitvcs-gedit</text:span></text:span><text:span text:style-name="T29"> for the GEdit extension</text:span></text:p>
        </text:list-item>
        <text:list-item>
          <text:p text:style-name="P71"><text:span text:style-name="Source_20_Text"><text:span text:style-name="T28">rabbitvcs-cli</text:span></text:span><text:span text:style-name="T29"> for the command line launchers</text:span></text:p>
        </text:list-item>
      </text:list>
      <text:p text:style-name="Text_20_body">6，rabbitvcs程序，</text:p>
      <text:p text:style-name="Text_20_body">1）update</text:p>
      <text:p text:style-name="Text_20_body">2）和某个版本比较。</text:p>
      <text:p text:style-name="Text_20_body">3）检查修改。 <text:s/>双击文件。 <text:s/>就可以比对本地和远程两个版本的文件的异同了。</text:p>
      <text:p text:style-name="Text_20_body"><text:soft-page-break/>4）submmit该文件。</text:p>
      <text:p text:style-name="Text_20_body"/>
      <text:p text:style-name="Text_20_body"/>
      <text:p text:style-name="Text_20_body">7， .pri文件，添加源文件和头文件，以及资源文件。</text:p>
      <text:p text:style-name="Text_20_body">.pro文件，添加第三方库和头文件</text:p>
      <text:p text:style-name="Text_20_body"/>
      <text:p text:style-name="Text_20_body"/>
      <text:p text:style-name="Text_20_body"># ----------------------------------------------------</text:p>
      <text:p text:style-name="Text_20_body"># This file is generated by the Qt Visual Studio Add-in.</text:p>
      <text:p text:style-name="Text_20_body"># ------------------------------------------------------</text:p>
      <text:p text:style-name="Text_20_body"/>
      <text:p text:style-name="Text_20_body">TEMPLATE = app</text:p>
      <text:p text:style-name="Text_20_body">TARGET = ZeroClient</text:p>
      <text:p text:style-name="Text_20_body">DESTDIR = ./Release</text:p>
      <text:p text:style-name="Text_20_body">QT += core gui network</text:p>
      <text:p text:style-name="Text_20_body">CONFIG += debug</text:p>
      <text:p text:style-name="Text_20_body">#DEFINES += QT_LARGEFILE_SUPPORT QT_NETWORK_LIB</text:p>
      <text:p text:style-name="Text_20_body"><text:bookmark-start text:name="__DdeLink__28222_938402674"/>INCLUDEPATH<text:bookmark-end text:name="__DdeLink__28222_938402674"/> += ./GeneratedFiles \</text:p>
      <text:p text:style-name="Text_20_body"><text:s text:c="4"/>./GeneratedFiles/Release \</text:p>
      <text:p text:style-name="Text_20_body"><text:s text:c="4"/>. \</text:p>
      <text:p text:style-name="Text_20_body"><text:s text:c="4"/>./qca/include/QtCrypto \</text:p>
      <text:p text:style-name="Text_20_body"><text:s text:c="4"/>/usr/include/libxml2 <text:s text:c="3"/>\</text:p>
      <text:p text:style-name="Text_20_body"><text:tab/>pkg-config <text:s/>--cflags <text:s/>gtk+-3.0</text:p>
      <text:p text:style-name="Text_20_body"/>
      <text:p text:style-name="Text_20_body">LIBS += -lX11 -lXrandr -lcrypto \</text:p>
      <text:p text:style-name="Text_20_body"><text:s text:c="4"/>/usr/lib/libepsng_p11.so \</text:p>
      <text:p text:style-name="Text_20_body"><text:s text:c="3"/>/usr/lib/libjit_sign.so \</text:p>
      <text:p text:style-name="Text_20_body"><text:s text:c="4"/>-lssl -lcrypto <text:s text:c="11"/>\</text:p>
      <text:p text:style-name="Text_20_body"><text:s text:c="5"/>-lrt -lboost_thread-mt -lpthread -lboost_system-mt -lboost_filesystem-mt \</text:p>
      <text:p text:style-name="Text_20_body">-lboost_date_time-mt -lvirt -lcurl -lsqlite3 -llog4cplus -lxml2 <text:s/>-ldbus-1 -luuid -lgconf-2.0 \</text:p>
      <text:p text:style-name="Text_20_body">-lgobject-introspection-no-export-1.0 -lx11 -lgobject-introspection-1.0 -lglib-2.0 -lgio-unix-2.0\</text:p>
      <text:p text:style-name="Text_20_body"><text:s/>-lgnome-desktop-3.0 -ldbus-glib-1 -lgdk-x11-3.0 -ldbus-python -lgtk+-3.0 \</text:p>
      <text:p text:style-name="Text_20_body">-lgsettings-desktop-schemas -lgobject-2.0 -lgio-2.0</text:p>
      <text:p text:style-name="Text_20_body"/>
      <text:p text:style-name="Text_20_body">DEPENDPATH += .</text:p>
      <text:p text:style-name="Text_20_body">MOC_DIR += ./GeneratedFiles/release</text:p>
      <text:p text:style-name="Text_20_body">OBJECTS_DIR += release</text:p>
      <text:p text:style-name="Text_20_body"><text:soft-page-break/>UI_DIR += ./GeneratedFiles</text:p>
      <text:p text:style-name="Text_20_body">RCC_DIR += ./GeneratedFiles</text:p>
      <text:p text:style-name="Text_20_body">include(ZeroClient.pri)</text:p>
      <text:p text:style-name="Text_20_body">TRANSLATIONS += ./vsoftclient_zh.ts</text:p>
      <text:p text:style-name="Text_20_body"/>
      <text:p text:style-name="Text_20_body">应该这样：</text:p>
      <text:p text:style-name="Text_20_body"/>
      <text:p text:style-name="Text_20_body">INCLUDEPATH += ./GeneratedFiles \ </text:p>
      <text:p text:style-name="Text_20_body"><text:s text:c="4"/>./GeneratedFiles/Release \ </text:p>
      <text:p text:style-name="Text_20_body"><text:s text:c="4"/>. \ </text:p>
      <text:p text:style-name="Text_20_body"><text:s text:c="4"/>./qca/include/QtCrypto \ </text:p>
      <text:p text:style-name="Text_20_body"><text:s text:c="4"/>/usr/include/libxml2 <text:s text:c="3"/>\ </text:p>
      <text:p text:style-name="Text_20_body"><text:tab/>/usr/local/include/pixman-1 /usr/include/dbus-1.0 /usr/lib/x86_64-linux-gnu/dbus-1.0/include \ </text:p>
      <text:p text:style-name="Text_20_body"><text:s/>/usr/include/uuid /usr/include/gconf/2 /usr/include/glib-2.0 \ </text:p>
      <text:p text:style-name="Text_20_body"><text:s/>/usr/lib/x86_64-linux-gnu/glib-2.0/include /usr/include/gio-unix-2.0/ \ </text:p>
      <text:p text:style-name="Text_20_body"><text:s/>/usr/include/gtk-3.0 /usr/include/pango-1.0 /usr/include/atk-1.0 /usr/include/cairo \ </text:p>
      <text:p text:style-name="Text_20_body"><text:s/>/usr/include/gdk-pixbuf-2.0 /usr/include/freetype2 /usr/include/libpng12 \ </text:p>
      <text:p text:style-name="Text_20_body"><text:s/>/usr/include/gobject-introspection-1.0 /usr/include/gnome-desktop-3.0 \ </text:p>
      <text:p text:style-name="Text_20_body"><text:s/>/usr/include/gsettings-desktop-schemas </text:p>
      <text:p text:style-name="Text_20_body"/>
      <text:p text:style-name="Text_20_body">LIBS += -lX11 -lXrandr -lcrypto \ </text:p>
      <text:p text:style-name="Text_20_body"><text:s text:c="4"/>/usr/lib/libepsng_p11.so \ </text:p>
      <text:p text:style-name="Text_20_body"><text:s text:c="3"/>/usr/lib/libjit_sign.so \ </text:p>
      <text:p text:style-name="Text_20_body"><text:s text:c="4"/>-lssl -lcrypto <text:s text:c="11"/>\ </text:p>
      <text:p text:style-name="Text_20_body"><text:s text:c="5"/>-lrt -lboost_thread-mt -lpthread -lboost_system-mt -lboost_filesystem-mt \ </text:p>
      <text:p text:style-name="Text_20_body">-lboost_date_time-mt -lvirt -lcurl -lsqlite3 -llog4cplus -lxml2 <text:s/>-ldbus-1 -luuid -lgconf-2.0 \ </text:p>
      <text:p text:style-name="Text_20_body">-lgobject-introspection-no-export-1.0 -lx11 -lgobject-introspection-1.0 -lglib-2.0 -lgio-unix-2.0\ </text:p>
      <text:p text:style-name="Text_20_body"><text:s/>-lgnome-desktop-3.0 -ldbus-glib-1 -lgdk-x11-3.0 -ldbus-python -lgtk+-3.0 \ </text:p>
      <text:p text:style-name="Text_20_body">-lgsettings-desktop-schemas -lgobject-2.0 -lgio-2.0 </text:p>
      <text:p text:style-name="Text_20_body">8,QT—添加新文件--添加QT界面设计师类。</text:p>
      <text:p text:style-name="Text_20_body">可以添加ui文件和对应的头文件和源文件。</text:p>
      <text:p text:style-name="Text_20_body"><text:tab/>我们在外面new这个界面类实例，然后show，就可以展示这个界面。</text:p>
      <text:p text:style-name="Text_20_body"/>
      <text:p text:style-name="Text_20_body"/>
      <text:p text:style-name="Text_20_body"/>
      <text:p text:style-name="Text_20_body"/>
      <text:p text:style-name="Text_20_body"/>
      <text:p text:style-name="Text_20_body"><text:soft-page-break/></text:p>
      <text:p text:style-name="Text_20_body"/>
      <text:p text:style-name="Text_20_body"><text:tab/></text:p>
      <text:p text:style-name="P40">The following code is a minimal application which includes a GTK+ header.</text:p>
      <text:p text:style-name="P21">#include &lt;QtCore/QCoreApplication&gt;</text:p>
      <text:p text:style-name="P21">#include &lt;gtk/gtk.h&gt;</text:p>
      <text:p text:style-name="P52"> </text:p>
      <text:p text:style-name="P22"><text:span text:style-name="T68">int</text:span> main<text:span text:style-name="T12">(</text:span><text:span text:style-name="T68">int</text:span> argc, <text:span text:style-name="T68">char</text:span> <text:span text:style-name="T70">*</text:span>argv<text:span text:style-name="T12">[])</text:span></text:p>
      <text:p text:style-name="P24">{</text:p>
      <text:p text:style-name="P23"><text:s text:c="4"/><text:span text:style-name="T71">QCoreApplication a</text:span><text:span text:style-name="T13">(</text:span><text:span text:style-name="T71">argc, argv</text:span><text:span text:style-name="T13">)</text:span><text:span text:style-name="T72">;</text:span></text:p>
      <text:p text:style-name="P52"> </text:p>
      <text:p text:style-name="P23"><text:s text:c="4"/><text:span text:style-name="T69">return</text:span><text:span text:style-name="T71"> a.</text:span><text:span text:style-name="T73">exec</text:span><text:span text:style-name="T13">()</text:span><text:span text:style-name="T72">;</text:span></text:p>
      <text:p text:style-name="P24">}</text:p>
      <text:p text:style-name="P40">Since Qt and GTK define the "signals" symbol, the gcc compiler aborts the building process, printing out the following error messages:</text:p>
      <text:p text:style-name="Text_20_body"><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reformatted_20_Text"><text:span text:style-name="T2"><text:s/></text:span><text:span text:style-name="T4">w.</text:span>setWindowFlags<text:span text:style-name="T4">(</text:span><text:span text:style-name="T3">Qt</text:span><text:span text:style-name="T4">::</text:span><text:span text:style-name="T3">FramelessWindowHint</text:span><text:span text:style-name="T4">);</text:span></text:p>
      <text:p text:style-name="Text_20_body"/>
      <text:p text:style-name="Preformatted_20_Text"><text:span text:style-name="T1">enum</text:span><text:span text:style-name="T2"> </text:span><text:span text:style-name="T3">WindowType</text:span><text:span text:style-name="T2"> </text:span><text:span text:style-name="T4">{</text:span></text:p>
      <text:p text:style-name="P17"><text:span text:style-name="T2"><text:s text:c="8"/></text:span><text:span text:style-name="T3">Widget</text:span><text:span text:style-name="T2"> </text:span><text:span text:style-name="T4">=</text:span><text:span text:style-name="T2"> </text:span><text:span text:style-name="T11">0x00000000</text:span><text:span text:style-name="T4">,</text:span></text:p>
      <text:p text:style-name="P17"><text:span text:style-name="T2"><text:s text:c="8"/></text:span><text:span text:style-name="T3">Window</text:span><text:span text:style-name="T2"> </text:span><text:span text:style-name="T4">=</text:span><text:span text:style-name="T2"> </text:span><text:span text:style-name="T11">0x00000001</text:span><text:span text:style-name="T4">,</text:span></text:p>
      <text:p text:style-name="P17"><text:span text:style-name="T2"><text:s text:c="8"/></text:span><text:span text:style-name="T3">Dialog</text:span><text:span text:style-name="T2"> </text:span><text:span text:style-name="T4">=</text:span><text:span text:style-name="T2"> </text:span><text:span text:style-name="T11">0x00000002</text:span><text:span text:style-name="T2"> </text:span><text:span text:style-name="T4">|</text:span><text:span text:style-name="T2"> </text:span><text:span text:style-name="T3">Window</text:span><text:span text:style-name="T4">,</text:span></text:p>
      <text:p text:style-name="P17"><text:span text:style-name="T2"><text:s text:c="8"/></text:span><text:span text:style-name="T3">Sheet</text:span><text:span text:style-name="T2"> </text:span><text:span text:style-name="T4">=</text:span><text:span text:style-name="T2"> </text:span><text:span text:style-name="T11">0x00000004</text:span><text:span text:style-name="T2"> </text:span><text:span text:style-name="T4">|</text:span><text:span text:style-name="T2"> </text:span><text:span text:style-name="T3">Window</text:span><text:span text:style-name="T4">,</text:span></text:p>
      <text:p text:style-name="P17"><text:span text:style-name="T2"><text:s text:c="8"/></text:span><text:span text:style-name="T3">Drawer</text:span><text:span text:style-name="T2"> </text:span><text:span text:style-name="T4">=</text:span><text:span text:style-name="T2"> </text:span><text:span text:style-name="T11">0x00000006</text:span><text:span text:style-name="T2"> </text:span><text:span text:style-name="T4">|</text:span><text:span text:style-name="T2"> </text:span><text:span text:style-name="T3">Window</text:span><text:span text:style-name="T4">,</text:span></text:p>
      <text:p text:style-name="P17"><text:span text:style-name="T2"><text:s text:c="8"/></text:span><text:span text:style-name="T3">Popup</text:span><text:span text:style-name="T2"> </text:span><text:span text:style-name="T4">=</text:span><text:span text:style-name="T2"> </text:span><text:span text:style-name="T11">0x00000008</text:span><text:span text:style-name="T2"> </text:span><text:span text:style-name="T4">|</text:span><text:span text:style-name="T2"> </text:span><text:span text:style-name="T3">Window</text:span><text:span text:style-name="T4">,</text:span></text:p>
      <text:p text:style-name="P17"><text:span text:style-name="T2"><text:s text:c="8"/></text:span><text:span text:style-name="T3">Tool</text:span><text:span text:style-name="T2"> </text:span><text:span text:style-name="T4">=</text:span><text:span text:style-name="T2"> </text:span><text:span text:style-name="T11">0x0000000a</text:span><text:span text:style-name="T2"> </text:span><text:span text:style-name="T4">|</text:span><text:span text:style-name="T2"> </text:span><text:span text:style-name="T3">Window</text:span><text:span text:style-name="T4">,</text:span></text:p>
      <text:p text:style-name="P17"><text:span text:style-name="T2"><text:s text:c="8"/></text:span><text:span text:style-name="T3">ToolTip</text:span><text:span text:style-name="T2"> </text:span><text:span text:style-name="T4">=</text:span><text:span text:style-name="T2"> </text:span><text:span text:style-name="T11">0x0000000c</text:span><text:span text:style-name="T2"> </text:span><text:span text:style-name="T4">|</text:span><text:span text:style-name="T2"> </text:span><text:span text:style-name="T3">Window</text:span><text:span text:style-name="T4">,</text:span></text:p>
      <text:p text:style-name="P17"><text:span text:style-name="T2"><text:s text:c="8"/></text:span><text:span text:style-name="T3">SplashScreen</text:span><text:span text:style-name="T2"> </text:span><text:span text:style-name="T4">=</text:span><text:span text:style-name="T2"> </text:span><text:span text:style-name="T11">0x0000000e</text:span><text:span text:style-name="T2"> </text:span><text:span text:style-name="T4">|</text:span><text:span text:style-name="T2"> </text:span><text:span text:style-name="T3">Window</text:span><text:span text:style-name="T4">,</text:span></text:p>
      <text:p text:style-name="P17"><text:span text:style-name="T2"><text:s text:c="8"/></text:span><text:span text:style-name="T3">Desktop</text:span><text:span text:style-name="T2"> </text:span><text:span text:style-name="T4">=</text:span><text:span text:style-name="T2"> </text:span><text:span text:style-name="T11">0x00000010</text:span><text:span text:style-name="T2"> </text:span><text:span text:style-name="T4">|</text:span><text:span text:style-name="T2"> </text:span><text:span text:style-name="T3">Window</text:span><text:span text:style-name="T4">,</text:span></text:p>
      <text:p text:style-name="P13"><text:span text:style-name="T2"><text:s text:c="8"/></text:span><text:span text:style-name="T3">SubWindow</text:span><text:span text:style-name="T2"> </text:span><text:span text:style-name="T4">=</text:span><text:span text:style-name="T2"> <text:s/></text:span><text:span text:style-name="T11">0x00000012</text:span><text:span text:style-name="T4">,</text:span></text:p>
      <text:p text:style-name="P17"><text:span text:style-name="T2"><text:s text:c="8"/></text:span><text:span text:style-name="T3">WindowType_Mask</text:span><text:span text:style-name="T2"> </text:span><text:span text:style-name="T4">=</text:span><text:span text:style-name="T2"> </text:span><text:span text:style-name="T11">0x000000ff</text:span><text:span text:style-name="T4">,</text:span></text:p>
      <text:p text:style-name="P17"><text:span text:style-name="T2"><text:s text:c="8"/></text:span><text:span text:style-name="T3">MSWindowsFixedSizeDialogHint</text:span><text:span text:style-name="T2"> </text:span><text:span text:style-name="T4">=</text:span><text:span text:style-name="T2"> </text:span><text:span text:style-name="T11">0x00000100</text:span><text:span text:style-name="T4">,</text:span></text:p>
      <text:p text:style-name="P17"><text:span text:style-name="T2"><text:s text:c="8"/></text:span><text:span text:style-name="T3">MSWindowsOwnDC</text:span><text:span text:style-name="T2"> </text:span><text:span text:style-name="T4">=</text:span><text:span text:style-name="T2"> </text:span><text:span text:style-name="T11">0x00000200</text:span><text:span text:style-name="T4">,</text:span></text:p>
      <text:p text:style-name="P17"><text:span text:style-name="T2"><text:s text:c="8"/></text:span><text:span text:style-name="T3">X11BypassWindowManagerHint</text:span><text:span text:style-name="T2"> </text:span><text:span text:style-name="T4">=</text:span><text:span text:style-name="T2"> </text:span><text:span text:style-name="T11">0x00000400</text:span><text:span text:style-name="T4">,</text:span></text:p>
      <text:p text:style-name="P17"><text:span text:style-name="T2"><text:s text:c="8"/></text:span><text:span text:style-name="T3">FramelessWindowHint</text:span><text:span text:style-name="T2"> </text:span><text:span text:style-name="T4">=</text:span><text:span text:style-name="T2"> </text:span><text:span text:style-name="T11">0x00000800</text:span><text:span text:style-name="T4">,</text:span></text:p>
      <text:p text:style-name="P17"><text:span text:style-name="T2"><text:s text:c="8"/></text:span><text:span text:style-name="T3">WindowTitleHint</text:span><text:span text:style-name="T2"> </text:span><text:span text:style-name="T4">=</text:span><text:span text:style-name="T2"> </text:span><text:span text:style-name="T11">0x00001000</text:span><text:span text:style-name="T4">,</text:span></text:p>
      <text:p text:style-name="P17"><text:span text:style-name="T2"><text:s text:c="8"/></text:span><text:span text:style-name="T3">WindowSystemMenuHint</text:span><text:span text:style-name="T2"> </text:span><text:span text:style-name="T4">=</text:span><text:span text:style-name="T2"> </text:span><text:span text:style-name="T11">0x00002000</text:span><text:span text:style-name="T4">,</text:span></text:p>
      <text:p text:style-name="P17"><text:soft-page-break/><text:span text:style-name="T2"><text:s text:c="8"/></text:span><text:span text:style-name="T3">WindowMinimizeButtonHint</text:span><text:span text:style-name="T2"> </text:span><text:span text:style-name="T4">=</text:span><text:span text:style-name="T2"> </text:span><text:span text:style-name="T11">0x00004000</text:span><text:span text:style-name="T4">,</text:span></text:p>
      <text:p text:style-name="P17"><text:span text:style-name="T2"><text:s text:c="8"/></text:span><text:span text:style-name="T3">WindowMaximizeButtonHint</text:span><text:span text:style-name="T2"> </text:span><text:span text:style-name="T4">=</text:span><text:span text:style-name="T2"> </text:span><text:span text:style-name="T11">0x00008000</text:span><text:span text:style-name="T4">,</text:span></text:p>
      <text:p text:style-name="P17"><text:span text:style-name="T2"><text:s text:c="8"/></text:span><text:span text:style-name="T3">WindowMinMaxButtonsHint</text:span><text:span text:style-name="T2"> </text:span><text:span text:style-name="T4">=</text:span><text:span text:style-name="T2"> </text:span><text:span text:style-name="T3">WindowMinimizeButtonHint</text:span><text:span text:style-name="T2"> </text:span><text:span text:style-name="T4">|</text:span><text:span text:style-name="T2"> </text:span><text:span text:style-name="T3">WindowMaximizeButtonHint</text:span><text:span text:style-name="T4">,</text:span></text:p>
      <text:p text:style-name="P17"><text:span text:style-name="T2"><text:s text:c="8"/></text:span><text:span text:style-name="T3">WindowContextHelpButtonHint</text:span><text:span text:style-name="T2"> </text:span><text:span text:style-name="T4">=</text:span><text:span text:style-name="T2"> </text:span><text:span text:style-name="T11">0x00010000</text:span><text:span text:style-name="T4">,</text:span></text:p>
      <text:p text:style-name="P17"><text:span text:style-name="T2"><text:s text:c="8"/></text:span><text:span text:style-name="T3">WindowShadeButtonHint</text:span><text:span text:style-name="T2"> </text:span><text:span text:style-name="T4">=</text:span><text:span text:style-name="T2"> </text:span><text:span text:style-name="T11">0x00020000</text:span><text:span text:style-name="T4">,</text:span></text:p>
      <text:p text:style-name="P17"><text:span text:style-name="T2"><text:s text:c="8"/></text:span><text:span text:style-name="T3">WindowStaysOnTopHint</text:span><text:span text:style-name="T2"> </text:span><text:span text:style-name="T4">=</text:span><text:span text:style-name="T2"> </text:span><text:span text:style-name="T11">0x00040000</text:span><text:span text:style-name="T4">,</text:span></text:p>
      <text:p text:style-name="P17"><text:span text:style-name="T2"><text:s text:c="8"/></text:span><text:span text:style-name="T12">//</text:span><text:span text:style-name="T2"> </text:span><text:span text:style-name="T12">reserved</text:span><text:span text:style-name="T2"> </text:span><text:span text:style-name="T12">for</text:span><text:span text:style-name="T2"> </text:span><text:span text:style-name="T12">Qt3Support:</text:span></text:p>
      <text:p text:style-name="P17"><text:span text:style-name="T2"><text:s text:c="8"/></text:span><text:span text:style-name="T12">//</text:span><text:span text:style-name="T2"> </text:span><text:span text:style-name="T12">WMouseNoMask</text:span><text:span text:style-name="T2"> </text:span><text:span text:style-name="T12">=</text:span><text:span text:style-name="T2"> </text:span><text:span text:style-name="T12">0x00080000,</text:span></text:p>
      <text:p text:style-name="P17"><text:span text:style-name="T2"><text:s text:c="8"/></text:span><text:span text:style-name="T12">//</text:span><text:span text:style-name="T2"> </text:span><text:span text:style-name="T12">WDestructiveClose</text:span><text:span text:style-name="T2"> </text:span><text:span text:style-name="T12">=</text:span><text:span text:style-name="T2"> </text:span><text:span text:style-name="T12">0x00100000,</text:span></text:p>
      <text:p text:style-name="P17"><text:span text:style-name="T2"><text:s text:c="8"/></text:span><text:span text:style-name="T12">//</text:span><text:span text:style-name="T2"> </text:span><text:span text:style-name="T12">WStaticContents</text:span><text:span text:style-name="T2"> </text:span><text:span text:style-name="T12">=</text:span><text:span text:style-name="T2"> </text:span><text:span text:style-name="T12">0x00200000,</text:span></text:p>
      <text:p text:style-name="P17"><text:span text:style-name="T2"><text:s text:c="8"/></text:span><text:span text:style-name="T12">//</text:span><text:span text:style-name="T2"> </text:span><text:span text:style-name="T12">WGroupLeader</text:span><text:span text:style-name="T2"> </text:span><text:span text:style-name="T12">=</text:span><text:span text:style-name="T2"> </text:span><text:span text:style-name="T12">0x00400000,</text:span></text:p>
      <text:p text:style-name="P17"><text:span text:style-name="T2"><text:s text:c="8"/></text:span><text:span text:style-name="T12">//</text:span><text:span text:style-name="T2"> </text:span><text:span text:style-name="T12">WShowModal</text:span><text:span text:style-name="T2"> </text:span><text:span text:style-name="T12">=</text:span><text:span text:style-name="T2"> </text:span><text:span text:style-name="T12">0x00800000,</text:span></text:p>
      <text:p text:style-name="P17"><text:span text:style-name="T2"><text:s text:c="8"/></text:span><text:span text:style-name="T12">//</text:span><text:span text:style-name="T2"> </text:span><text:span text:style-name="T12">WNoMousePropagation</text:span><text:span text:style-name="T2"> </text:span><text:span text:style-name="T12">=</text:span><text:span text:style-name="T2"> </text:span><text:span text:style-name="T12">0x01000000,</text:span></text:p>
      <text:p text:style-name="P17"><text:span text:style-name="T2"><text:s text:c="8"/></text:span><text:span text:style-name="T3">CustomizeWindowHint</text:span><text:span text:style-name="T2"> </text:span><text:span text:style-name="T4">=</text:span><text:span text:style-name="T2"> </text:span><text:span text:style-name="T11">0x02000000</text:span><text:span text:style-name="T4">,</text:span></text:p>
      <text:p text:style-name="P17"><text:span text:style-name="T2"><text:s text:c="8"/></text:span><text:span text:style-name="T3">WindowStaysOnBottomHint</text:span><text:span text:style-name="T2"> </text:span><text:span text:style-name="T4">=</text:span><text:span text:style-name="T2"> </text:span><text:span text:style-name="T11">0x04000000</text:span><text:span text:style-name="T4">,</text:span></text:p>
      <text:p text:style-name="P17"><text:span text:style-name="T2"><text:s text:c="8"/></text:span><text:span text:style-name="T3">WindowCloseButtonHint</text:span><text:span text:style-name="T2"> </text:span><text:span text:style-name="T4">=</text:span><text:span text:style-name="T2"> </text:span><text:span text:style-name="T11">0x08000000</text:span><text:span text:style-name="T4">,</text:span></text:p>
      <text:p text:style-name="P17"><text:span text:style-name="T2"><text:s text:c="8"/></text:span><text:span text:style-name="T3">MacWindowToolBarButtonHint</text:span><text:span text:style-name="T2"> </text:span><text:span text:style-name="T4">=</text:span><text:span text:style-name="T2"> </text:span><text:span text:style-name="T11">0x10000000</text:span><text:span text:style-name="T4">,</text:span></text:p>
      <text:p text:style-name="P17"><text:span text:style-name="T2"><text:s text:c="8"/></text:span><text:span text:style-name="T3">BypassGraphicsProxyWidget</text:span><text:span text:style-name="T2"> </text:span><text:span text:style-name="T4">=</text:span><text:span text:style-name="T2"> </text:span><text:span text:style-name="T11">0x20000000</text:span><text:span text:style-name="T4">,</text:span></text:p>
      <text:p text:style-name="P17"><text:span text:style-name="T2"><text:s text:c="8"/></text:span><text:span text:style-name="T3">WindowOkButtonHint</text:span><text:span text:style-name="T2"> </text:span><text:span text:style-name="T4">=</text:span><text:span text:style-name="T2"> </text:span><text:span text:style-name="T11">0x00080000</text:span><text:span text:style-name="T4">,</text:span></text:p>
      <text:p text:style-name="P17"><text:span text:style-name="T2"><text:s text:c="8"/></text:span><text:span text:style-name="T3">WindowCancelButtonHint</text:span><text:span text:style-name="T2"> </text:span><text:span text:style-name="T4">=</text:span><text:span text:style-name="T2"> </text:span><text:span text:style-name="T11">0x00100000</text:span><text:span text:style-name="T4">,</text:span></text:p>
      <text:p text:style-name="P17"><text:span text:style-name="T2"><text:s text:c="8"/></text:span><text:span text:style-name="T3">WindowSoftkeysVisibleHint</text:span><text:span text:style-name="T2"> </text:span><text:span text:style-name="T4">=</text:span><text:span text:style-name="T2"> </text:span><text:span text:style-name="T11">0x40000000</text:span><text:span text:style-name="T4">,</text:span></text:p>
      <text:p text:style-name="P17"><text:span text:style-name="T2"><text:s text:c="8"/></text:span><text:span text:style-name="T3">WindowSoftkeysRespondHint</text:span><text:span text:style-name="T2"> </text:span><text:span text:style-name="T4">=</text:span><text:span text:style-name="T2"> </text:span><text:span text:style-name="T11">0x80000000</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1， <text:span text:style-name="T3">Ui</text:span><text:span text:style-name="T4">::</text:span><text:span text:style-name="T3">MainWindow 类是自动生成的，包括了ui文件中所有成员。</text:span></text:p>
      <text:p text:style-name="P10"/>
      <text:p text:style-name="P10"/>
      <text:p text:style-name="Preformatted_20_Text"><text:span text:style-name="T11">#include</text:span><text:span text:style-name="T2"> </text:span><text:span text:style-name="T12">&lt;QMainWindow&gt;</text:span></text:p>
      <text:p text:style-name="P17"><text:span text:style-name="T1">namespace</text:span><text:span text:style-name="T2"> </text:span><text:span text:style-name="T3">Ui</text:span><text:span text:style-name="T2"> </text:span><text:span text:style-name="T4">{</text:span></text:p>
      <text:p text:style-name="P17"><text:span text:style-name="T1">class</text:span><text:span text:style-name="T2"> </text:span><text:span text:style-name="T3">MainWindow</text:span><text:span text:style-name="T4">;</text:span></text:p>
      <text:p text:style-name="P14">}</text:p>
      <text:p text:style-name="P17"><text:span text:style-name="T1">class</text:span><text:span text:style-name="T2"> </text:span><text:span text:style-name="T3">MainWindow</text:span><text:span text:style-name="T2"> </text:span><text:span text:style-name="T4">:</text:span><text:span text:style-name="T2"> </text:span><text:span text:style-name="T1">public</text:span><text:span text:style-name="T2"> </text:span><text:span text:style-name="T3">QMainWindow</text:span></text:p>
      <text:p text:style-name="P18">{</text:p>
      <text:p text:style-name="P17"><text:span text:style-name="T2"><text:s text:c="4"/></text:span><text:span text:style-name="T3">Q_OBJECT</text:span></text:p>
      <text:p text:style-name="P19"><text:s text:c="4"/></text:p>
      <text:p text:style-name="P17"><text:span text:style-name="T1">public</text:span><text:span text:style-name="T4">:</text:span></text:p>
      <text:p text:style-name="P17"><text:span text:style-name="T2"><text:s text:c="4"/></text:span><text:span text:style-name="T1">explicit</text:span><text:span text:style-name="T2"> </text:span><text:span text:style-name="T3">MainWindow</text:span><text:span text:style-name="T4">(</text:span><text:span text:style-name="T3">QWidget</text:span><text:span text:style-name="T2"> </text:span><text:span text:style-name="T4">*</text:span>parent<text:span text:style-name="T2"> </text:span><text:span text:style-name="T4">=</text:span><text:span text:style-name="T2"> </text:span><text:span text:style-name="T11">0</text:span><text:span text:style-name="T4">);</text:span></text:p>
      <text:p text:style-name="P17"><text:span text:style-name="T2"><text:s text:c="4"/></text:span><text:span text:style-name="T4">~</text:span><text:span text:style-name="T5">MainWindow</text:span><text:span text:style-name="T4">();</text:span></text:p>
      <text:p text:style-name="P19"><text:s text:c="4"/></text:p>
      <text:p text:style-name="P17"><text:span text:style-name="T1">private</text:span><text:span text:style-name="T4">:</text:span></text:p>
      <text:p text:style-name="P17"><text:span text:style-name="T2"><text:s text:c="4"/></text:span><text:span text:style-name="T3">Ui</text:span><text:span text:style-name="T4">::</text:span><text:span text:style-name="T3">MainWindow</text:span><text:span text:style-name="T2"> </text:span><text:span text:style-name="T4">*</text:span><text:span text:style-name="T14">ui</text:span><text:span text:style-name="T4">;</text:span></text:p>
      <text:p text:style-name="Text_20_body"/>
      <text:p text:style-name="Text_20_body"/>
      <text:p text:style-name="Text_20_body"/>
      <text:p text:style-name="Text_20_body"><text:soft-page-break/></text:p>
      <text:p text:style-name="P12">QT_BEGIN_NAMESPACE</text:p>
      <text:p text:style-name="P17"><text:span text:style-name="T1">class</text:span><text:span text:style-name="T2"> </text:span><text:span text:style-name="T3">Ui_MainWindow</text:span></text:p>
      <text:p text:style-name="P18">{</text:p>
      <text:p text:style-name="P17"><text:span text:style-name="T1">public</text:span><text:span text:style-name="T4">:</text:span></text:p>
      <text:p text:style-name="P17"><text:span text:style-name="T2"><text:s text:c="4"/></text:span><text:span text:style-name="T3">QWidget</text:span><text:span text:style-name="T2"> </text:span><text:span text:style-name="T4">*</text:span><text:span text:style-name="T14">centralWidget</text:span><text:span text:style-name="T4">;</text:span></text:p>
      <text:p text:style-name="P17"><text:span text:style-name="T2"><text:s text:c="4"/></text:span><text:span text:style-name="T3">QComboBox</text:span><text:span text:style-name="T2"> </text:span><text:span text:style-name="T4">*</text:span><text:span text:style-name="T14">comboBox</text:span><text:span text:style-name="T4">;</text:span></text:p>
      <text:p text:style-name="P17"><text:span text:style-name="T2"><text:s text:c="4"/></text:span><text:span text:style-name="T3">QLineEdit</text:span><text:span text:style-name="T2"> </text:span><text:span text:style-name="T4">*</text:span><text:span text:style-name="T14">lineEdit</text:span><text:span text:style-name="T4">;</text:span></text:p>
      <text:p text:style-name="P17"><text:span text:style-name="T2"><text:s text:c="4"/></text:span><text:span text:style-name="T3">QMenuBar</text:span><text:span text:style-name="T2"> </text:span><text:span text:style-name="T4">*</text:span><text:span text:style-name="T14">menuBar</text:span><text:span text:style-name="T4">;</text:span></text:p>
      <text:p text:style-name="P17"><text:span text:style-name="T2"><text:s text:c="4"/></text:span><text:span text:style-name="T3">QToolBar</text:span><text:span text:style-name="T2"> </text:span><text:span text:style-name="T4">*</text:span><text:span text:style-name="T14">mainToolBar</text:span><text:span text:style-name="T4">;</text:span></text:p>
      <text:p text:style-name="P13"><text:span text:style-name="T2"><text:s text:c="4"/></text:span><text:span text:style-name="T3">QStatusBar</text:span><text:span text:style-name="T2"> </text:span><text:span text:style-name="T4">*</text:span><text:span text:style-name="T14">statusBar</text:span><text:span text:style-name="T4">;</text:span></text:p>
      <text:p text:style-name="P17"><text:span text:style-name="T2"><text:s text:c="4"/></text:span><text:span text:style-name="T1">void</text:span><text:span text:style-name="T2"> </text:span>setupUi<text:span text:style-name="T4">(</text:span><text:span text:style-name="T3">QMainWindow</text:span><text:span text:style-name="T2"> </text:span><text:span text:style-name="T4">*MainWindow)</text:span></text:p>
      <text:p text:style-name="P17"><text:span text:style-name="T2"><text:s text:c="4"/></text:span><text:span text:style-name="T4">{</text:span></text:p>
      <text:p text:style-name="P17"><text:span text:style-name="T2"><text:s text:c="8"/></text:span><text:span text:style-name="T1">if</text:span><text:span text:style-name="T2"> </text:span><text:span text:style-name="T4">(MainWindow-&gt;</text:span>objectName<text:span text:style-name="T4">().</text:span>isEmpty<text:span text:style-name="T4">())</text:span></text:p>
      <text:p text:style-name="P17"><text:span text:style-name="T2"><text:s text:c="12"/></text:span><text:span text:style-name="T4">MainWindow-&gt;</text:span>setObjectName<text:span text:style-name="T4">(</text:span><text:span text:style-name="T3">QString</text:span><text:span text:style-name="T4">::</text:span>fromUtf8<text:span text:style-name="T4">(</text:span><text:span text:style-name="T12">"MainWindow"</text:span><text:span text:style-name="T4">));</text:span></text:p>
      <text:p text:style-name="P17"><text:span text:style-name="T2"><text:s text:c="8"/></text:span><text:span text:style-name="T4">MainWindow-&gt;</text:span>resize<text:span text:style-name="T4">(</text:span><text:span text:style-name="T11">400</text:span><text:span text:style-name="T4">,</text:span><text:span text:style-name="T2"> </text:span><text:span text:style-name="T11">300</text:span><text:span text:style-name="T4">);</text:span></text:p>
      <text:p text:style-name="P17"><text:span text:style-name="T2"><text:s text:c="8"/></text:span><text:span text:style-name="T14">centralWidget</text:span><text:span text:style-name="T2"> </text:span><text:span text:style-name="T4">=</text:span><text:span text:style-name="T2"> </text:span><text:span text:style-name="T1">new</text:span><text:span text:style-name="T2"> </text:span><text:span text:style-name="T3">QWidget</text:span><text:span text:style-name="T4">(MainWindow);</text:span></text:p>
      <text:p text:style-name="P17"><text:span text:style-name="T2"><text:s text:c="8"/></text:span><text:span text:style-name="T14">centralWidget</text:span><text:span text:style-name="T4">-&gt;</text:span>setObjectName<text:span text:style-name="T4">(</text:span><text:span text:style-name="T3">QString</text:span><text:span text:style-name="T4">::</text:span>fromUtf8<text:span text:style-name="T4">(</text:span><text:span text:style-name="T12">"centralWidget"</text:span><text:span text:style-name="T4">));</text:span></text:p>
      <text:p text:style-name="P17"><text:span text:style-name="T2"><text:s text:c="8"/></text:span><text:span text:style-name="T14">comboBox</text:span><text:span text:style-name="T2"> </text:span><text:span text:style-name="T4">=</text:span><text:span text:style-name="T2"> </text:span><text:span text:style-name="T1">new</text:span><text:span text:style-name="T2"> </text:span><text:span text:style-name="T3">QComboBox</text:span><text:span text:style-name="T4">(</text:span><text:span text:style-name="T14">centralWidget</text:span><text:span text:style-name="T4">);</text:span></text:p>
      <text:p text:style-name="P17"><text:span text:style-name="T2"><text:s text:c="8"/></text:span><text:span text:style-name="T14">comboBox</text:span><text:span text:style-name="T4">-&gt;</text:span>setObjectName<text:span text:style-name="T4">(</text:span><text:span text:style-name="T3">QString</text:span><text:span text:style-name="T4">::</text:span>fromUtf8<text:span text:style-name="T4">(</text:span><text:span text:style-name="T12">"comboBox"</text:span><text:span text:style-name="T4">));</text:span></text:p>
      <text:p text:style-name="P17"><text:span text:style-name="T2"><text:s text:c="8"/></text:span><text:span text:style-name="T14">comboBox</text:span><text:span text:style-name="T4">-&gt;</text:span>setGeometry<text:span text:style-name="T4">(</text:span><text:span text:style-name="T3">QRect</text:span><text:span text:style-name="T4">(</text:span><text:span text:style-name="T11">70</text:span><text:span text:style-name="T4">,</text:span><text:span text:style-name="T2"> </text:span><text:span text:style-name="T11">0</text:span><text:span text:style-name="T4">,</text:span><text:span text:style-name="T2"> </text:span><text:span text:style-name="T11">78</text:span><text:span text:style-name="T4">,</text:span><text:span text:style-name="T2"> </text:span><text:span text:style-name="T11">27</text:span><text:span text:style-name="T4">));</text:span></text:p>
      <text:p text:style-name="P17"><text:span text:style-name="T2"><text:s text:c="8"/></text:span><text:span text:style-name="T14">comboBox</text:span><text:span text:style-name="T4">-&gt;</text:span>setEditable<text:span text:style-name="T4">(</text:span><text:span text:style-name="T1">false</text:span><text:span text:style-name="T4">);</text:span></text:p>
      <text:p text:style-name="P17"><text:span text:style-name="T2"><text:s text:c="8"/></text:span><text:span text:style-name="T14">lineEdit</text:span><text:span text:style-name="T2"> </text:span><text:span text:style-name="T4">=</text:span><text:span text:style-name="T2"> </text:span><text:span text:style-name="T1">new</text:span><text:span text:style-name="T2"> </text:span><text:span text:style-name="T3">QLineEdit</text:span><text:span text:style-name="T4">(</text:span><text:span text:style-name="T14">centralWidget</text:span><text:span text:style-name="T4">);</text:span></text:p>
      <text:p text:style-name="P17"><text:span text:style-name="T2"><text:s text:c="8"/></text:span><text:span text:style-name="T14">lineEdit</text:span><text:span text:style-name="T4">-&gt;</text:span>setObjectName<text:span text:style-name="T4">(</text:span><text:span text:style-name="T3">QString</text:span><text:span text:style-name="T4">::</text:span>fromUtf8<text:span text:style-name="T4">(</text:span><text:span text:style-name="T12">"lineEdit"</text:span><text:span text:style-name="T4">));</text:span></text:p>
      <text:p text:style-name="P17"><text:span text:style-name="T2"><text:s text:c="8"/></text:span><text:span text:style-name="T14">lineEdit</text:span><text:span text:style-name="T4">-&gt;</text:span>setGeometry<text:span text:style-name="T4">(</text:span><text:span text:style-name="T3">QRect</text:span><text:span text:style-name="T4">(</text:span><text:span text:style-name="T11">210</text:span><text:span text:style-name="T4">,</text:span><text:span text:style-name="T2"> </text:span><text:span text:style-name="T11">0</text:span><text:span text:style-name="T4">,</text:span><text:span text:style-name="T2"> </text:span><text:span text:style-name="T11">113</text:span><text:span text:style-name="T4">,</text:span><text:span text:style-name="T2"> </text:span><text:span text:style-name="T11">27</text:span><text:span text:style-name="T4">));</text:span></text:p>
      <text:p text:style-name="P17"><text:span text:style-name="T2"><text:s text:c="8"/></text:span><text:span text:style-name="T4">MainWindow-&gt;</text:span>setCentralWidget<text:span text:style-name="T4">(</text:span><text:span text:style-name="T14">centralWidget</text:span><text:span text:style-name="T4">);</text:span></text:p>
      <text:p text:style-name="Text_20_body"/>
      <text:p text:style-name="Text_20_body"/>
      <text:p text:style-name="Text_20_body">1，如何添加方法，让它在最初时间运行？</text:p>
      <text:p text:style-name="Text_20_body"><text:tab/>在构造函数的末尾调用我们的函数。</text:p>
      <text:p text:style-name="Text_20_body"/>
      <text:p text:style-name="Text_20_body">2，如何注册change事件回调函数？</text:p>
      <text:p text:style-name="Text_20_body"/>
      <text:p text:style-name="Text_20_body"/>
      <text:p text:style-name="Text_20_body"/>
      <text:h text:style-name="P50" text:outline-level="3">Converting Between 8-Bit Strings and Unicode Strings</text:h>
      <text:p text:style-name="P1"><text:span text:style-name="T16">QString provides the following four functions that return a </text:span><text:span text:style-name="Teletype"><text:span text:style-name="T16">const char *</text:span></text:span><text:span text:style-name="T16"> version of the string as </text:span><text:a xlink:type="simple" xlink:href="qthelp://com.trolltech.qt.481/qdoc/qbytearray.html"><text:span text:style-name="T25">QByteArray</text:span></text:a><text:span text:style-name="T16">: </text:span><text:a xlink:type="simple" xlink:href="qthelp://com.trolltech.qt.481/qdoc/qstring.html#toAscii"><text:span text:style-name="T25">toAscii</text:span></text:a><text:span text:style-name="T16">(), </text:span><text:a xlink:type="simple" xlink:href="qthelp://com.trolltech.qt.481/qdoc/qstring.html#toLatin1"><text:span text:style-name="T25">toLatin1</text:span></text:a><text:span text:style-name="T16">(), </text:span><text:a xlink:type="simple" xlink:href="qthelp://com.trolltech.qt.481/qdoc/qstring.html#toUtf8"><text:span text:style-name="T25">toUtf8</text:span></text:a><text:span text:style-name="T16">(), and </text:span><text:a xlink:type="simple" xlink:href="qthelp://com.trolltech.qt.481/qdoc/qstring.html#toLocal8Bit"><text:span text:style-name="T25">toLocal8Bit</text:span></text:a><text:span text:style-name="T16">().</text:span></text:p>
      <text:list xml:id="list1283214572" text:style-name="L2">
        <text:list-item>
          <text:p text:style-name="P73"><text:a xlink:type="simple" xlink:href="qthelp://com.trolltech.qt.481/qdoc/qstring.html#toAscii"><text:span text:style-name="T25">toAscii</text:span></text:a><text:span text:style-name="T16">() returns an 8-bit string encoded using the codec specified by QTextCodec::codecForCStrings (by default, that is Latin 1).</text:span></text:p>
        </text:list-item>
        <text:list-item>
          <text:p text:style-name="P73"><text:soft-page-break/><text:a xlink:type="simple" xlink:href="qthelp://com.trolltech.qt.481/qdoc/qstring.html#toLatin1"><text:span text:style-name="T25">toLatin1</text:span></text:a><text:span text:style-name="T16">() returns a Latin-1 (ISO 8859-1) encoded 8-bit string.</text:span></text:p>
        </text:list-item>
        <text:list-item>
          <text:p text:style-name="P73"><text:a xlink:type="simple" xlink:href="qthelp://com.trolltech.qt.481/qdoc/qstring.html#toUtf8"><text:span text:style-name="T25">toUtf8</text:span></text:a><text:span text:style-name="T16">() returns a UTF-8 encoded 8-bit string. UTF-8 is a superset of US-ASCII (ANSI X3.4-1986) that supports the entire Unicode character set through multibyte sequences.</text:span></text:p>
        </text:list-item>
        <text:list-item>
          <text:p text:style-name="P73"><text:a xlink:type="simple" xlink:href="qthelp://com.trolltech.qt.481/qdoc/qstring.html#toLocal8Bit"><text:span text:style-name="T25">toLocal8Bit</text:span></text:a><text:span text:style-name="T16">() returns an 8-bit string using the system's local encoding.</text:span></text:p>
        </text:list-item>
      </text:list>
      <text:p text:style-name="P1"><text:span text:style-name="T16">To convert from one of these encodings, QString provides </text:span><text:a xlink:type="simple" xlink:href="qthelp://com.trolltech.qt.481/qdoc/qstring.html#fromAscii"><text:span text:style-name="T25">fromAscii</text:span></text:a><text:span text:style-name="T16">(), </text:span><text:a xlink:type="simple" xlink:href="qthelp://com.trolltech.qt.481/qdoc/qstring.html#fromLatin1"><text:span text:style-name="T25">fromLatin1</text:span></text:a><text:span text:style-name="T16">(), </text:span><text:a xlink:type="simple" xlink:href="qthelp://com.trolltech.qt.481/qdoc/qstring.html#fromUtf8"><text:span text:style-name="T25">fromUtf8</text:span></text:a><text:span text:style-name="T16">(), and </text:span><text:a xlink:type="simple" xlink:href="qthelp://com.trolltech.qt.481/qdoc/qstring.html#fromLocal8Bit"><text:span text:style-name="T25">fromLocal8Bit</text:span></text:a><text:span text:style-name="T16">(). Other encodings are supported through the</text:span><text:a xlink:type="simple" xlink:href="qthelp://com.trolltech.qt.481/qdoc/qtextcodec.html"><text:span text:style-name="T25">QTextCodec</text:span></text:a><text:span text:style-name="T16"> class.</text:span></text:p>
      <text:p text:style-name="P1"><text:span text:style-name="T16">As mentioned above, QString provides a lot of functions and operators that make it easy to interoperate with </text:span><text:span text:style-name="Teletype"><text:span text:style-name="T16">const char *</text:span></text:span><text:span text:style-name="T16"> strings. But this functionality is a double-edged sword: It makes QString more convenient to use if all strings are US-ASCII or Latin-1, but there is always the risk that an implicit conversion from or to </text:span><text:span text:style-name="Teletype"><text:span text:style-name="T16">const char *</text:span></text:span><text:span text:style-name="T16"> is done using the wrong 8-bit encoding. To minimize these risks, you can turn off these implicit conversions by defining the following two preprocessor symbols:</text:span></text:p>
      <text:list xml:id="list817910732" text:style-name="L3">
        <text:list-item>
          <text:p text:style-name="P74"><text:span text:style-name="Teletype"><text:span text:style-name="T16">QT_NO_CAST_FROM_ASCII</text:span></text:span><text:span text:style-name="T16"> disables automatic conversions from C string literals and pointers to Unicode.</text:span></text:p>
        </text:list-item>
        <text:list-item>
          <text:p text:style-name="P74"><text:span text:style-name="Teletype"><text:span text:style-name="T16">QT_NO_CAST_TO_ASCII</text:span></text:span><text:span text:style-name="T16"> disables automatic conversion from QString to C strings.</text:span></text:p>
        </text:list-item>
      </text:list>
      <text:p text:style-name="Text_20_body">DHCP以后，显示什么网卡信息呢？</text:p>
      <text:p text:style-name="Text_20_body"/>
      <text:p text:style-name="Text_20_body">3, <text:span text:style-name="T34">QObject不支持多继承。 QGraphicsRectItem <text:s/>不是从QObject继承的。</text:span></text:p>
      <text:p text:style-name="P9"><text:soft-page-break/></text:p>
      <text:p text:style-name="Text_20_body"><text:span text:style-name="T34">QObject is not designed for multiple inheritance. </text:span><text:span text:style-name="Source_20_Text"><text:span text:style-name="T35">QObject</text:span></text:span><text:span text:style-name="T32"> </text:span><text:span text:style-name="T34">doesn't support multiple inheritance from another QObjects. </text:span></text:p>
      <text:p text:style-name="Text_20_body">4，<text:span text:style-name="T52">Usage</text:span></text:p>
      <text:p text:style-name="P28"><text:span text:style-name="Teletype"><text:span text:style-name="T48">moc</text:span></text:span><text:span text:style-name="T48"> is typically used with an input file containing class declarations like this:</text:span></text:p>
      <text:p text:style-name="P30"><text:span text:style-name="T54"><text:s/></text:span><text:span text:style-name="T58">class</text:span><text:span text:style-name="T53"> MyClass : </text:span><text:span text:style-name="T58">public</text:span><text:span text:style-name="T53"> </text:span><text:a xlink:type="simple" xlink:href="http://qt-project.org/doc/qt-4.8/qobject.html"><text:span text:style-name="T59">QObject</text:span></text:a></text:p>
      <text:p text:style-name="P69"><text:s/><text:span text:style-name="T81">{</text:span></text:p>
      <text:p text:style-name="P69"><text:s text:c="5"/><text:span text:style-name="T81">Q_OBJECT</text:span></text:p>
      <text:p text:style-name="P70"/>
      <text:p text:style-name="P31"><text:s/><text:span text:style-name="T83">public</text:span><text:span text:style-name="T81">:</text:span></text:p>
      <text:p text:style-name="P30"><text:span text:style-name="T54"><text:s text:c="5"/></text:span><text:span text:style-name="T53">MyClass(</text:span><text:a xlink:type="simple" xlink:href="http://qt-project.org/doc/qt-4.8/qobject.html"><text:span text:style-name="T59">QObject</text:span></text:a><text:span text:style-name="T53"> </text:span><text:span text:style-name="T60">*</text:span><text:span text:style-name="T53">parent </text:span><text:span text:style-name="T60">=</text:span><text:span text:style-name="T53"> </text:span><text:span text:style-name="T61">0</text:span><text:span text:style-name="T53">);</text:span></text:p>
      <text:p text:style-name="P31"><text:s text:c="5"/><text:span text:style-name="T84">~</text:span><text:span text:style-name="T81">MyClass();</text:span></text:p>
      <text:p text:style-name="P70"/>
      <text:p text:style-name="P31"><text:s/><text:span text:style-name="T83">signals</text:span><text:span text:style-name="T81">:</text:span></text:p>
      <text:p text:style-name="P31"><text:s text:c="5"/><text:span text:style-name="T82">void</text:span><text:span text:style-name="T81"> mySignal();</text:span></text:p>
      <text:p text:style-name="P70"/>
      <text:p text:style-name="P31"><text:s/><text:span text:style-name="T83">public</text:span><text:span text:style-name="T81"> </text:span><text:span text:style-name="T83">slots</text:span><text:span text:style-name="T81">:</text:span></text:p>
      <text:p text:style-name="P31"><text:s text:c="5"/><text:span text:style-name="T82">void</text:span><text:span text:style-name="T81"> mySlot();</text:span></text:p>
      <text:p text:style-name="P69"><text:s/><text:span text:style-name="T81">};</text:span></text:p>
      <text:p text:style-name="Text_20_body"><text:line-break/></text:p>
      <text:p text:style-name="Text_20_body"/>
      <text:h text:style-name="Heading_20_2" text:outline-level="2">QT和GTK 如何一起使用</text:h>
      <text:p text:style-name="P40">The following code is a minimal application which includes a GTK+ header.</text:p>
      <text:p text:style-name="P21">#include &lt;QtCore/QCoreApplication&gt;</text:p>
      <text:p text:style-name="P21">#include &lt;gtk/gtk.h&gt;</text:p>
      <text:p text:style-name="P52"> </text:p>
      <text:p text:style-name="P22"><text:span text:style-name="T68">int</text:span> main<text:span text:style-name="T12">(</text:span><text:span text:style-name="T68">int</text:span> argc, <text:span text:style-name="T68">char</text:span> <text:span text:style-name="T70">*</text:span>argv<text:span text:style-name="T12">[])</text:span></text:p>
      <text:p text:style-name="P24">{</text:p>
      <text:p text:style-name="P23"><text:s text:c="4"/><text:span text:style-name="T71">QCoreApplication a</text:span><text:span text:style-name="T13">(</text:span><text:span text:style-name="T71">argc, argv</text:span><text:span text:style-name="T13">)</text:span><text:span text:style-name="T72">;</text:span></text:p>
      <text:p text:style-name="P52"> </text:p>
      <text:p text:style-name="P23"><text:s text:c="4"/><text:span text:style-name="T69">return</text:span><text:span text:style-name="T71"> a.</text:span><text:span text:style-name="T73">exec</text:span><text:span text:style-name="T13">()</text:span><text:span text:style-name="T72">;</text:span></text:p>
      <text:p text:style-name="P24">}</text:p>
      <text:p text:style-name="P40"><text:soft-page-break/>Since Qt and GTK define the "signals" symbol, the gcc compiler aborts the building process, printing out the following error messages:</text:p>
      <text:p text:style-name="Text_20_body"><text:tab/>我的程序使用了GTK，如果加入进来，则必然需要导入GTK的头文件。这样就产生了冲突。</text:p>
      <text:p text:style-name="Text_20_body"><text:tab/>是否设计成一个独立的应用程序，通过进程间通讯，或者命令行返回，进行调用？</text:p>
      <text:p text:style-name="Text_20_body"/>
      <text:p text:style-name="Text_20_body"/>
      <text:p text:style-name="P21">#include &lt;QtCore/QCoreApplication&gt;</text:p>
      <text:p text:style-name="P21">#undef signals // Collides with GTK symbols</text:p>
      <text:p text:style-name="P21">#include &lt;gtk/gtk.h&gt;</text:p>
      <text:p text:style-name="Text_20_body"/>
      <text:p text:style-name="Text_20_body"><text:tab/><text:line-break/><text:tab/>这样就破坏了QT的信号。</text:p>
      <text:p text:style-name="Text_20_body"/>
      <text:h text:style-name="Heading_20_2" text:outline-level="2">自定义窗体</text:h>
      <text:p text:style-name="Text_20_body">1，<text:tab/>可以使用Qt设计师，创建一个QWindow，QDialog,QWidget等的子类。然后在ui上进行设计和组合。</text:p>
      <text:p text:style-name="Text_20_body"><text:tab/>我们可以把这个类直接作为控件来使用，类似与系统默认的控件。</text:p>
      <text:p text:style-name="Text_20_body"/>
      <text:p text:style-name="Text_20_body">2，<text:tab/>也可以完全手写代码实现。 <text:s/>推荐使用第一种方式。 <text:s/>Qwidget是专门用来自定义顶层或者非顶层控件的。</text:p>
      <text:p text:style-name="Text_20_body"/>
      <text:p text:style-name="Text_20_body">3，使用组合的方式组合一些控件。 <text:s/>这个类继承QObject，以支持信号和槽。通过把控件链接到this的槽上，可以实现对子控件的掌控。</text:p>
      <text:p text:style-name="Text_20_body"><text:tab/>QgraphicsView等自定义界面需要这样做。其他子定义控件也可以这样做。 <text:s/>一般作为顶层的窗口。</text:p>
      <text:p text:style-name="Text_20_body"><text:tab/>只要是不能使用Qt设计师的场景，就应该使用这种组合的方式。</text:p>
      <text:p text:style-name="Text_20_body"><text:tab/>业务逻辑也可以直接组合在这个类中，用于槽函数的调用。</text:p>
      <text:p text:style-name="Text_20_body"/>
      <text:p text:style-name="Text_20_body">4，继承QWidget，然后自定义Paint函数和鼠标/键盘响应函数，编写出自定义控件。 <text:s/>系统默认控件就是这么写出来的。</text:p>
      <text:p text:style-name="Text_20_body"/>
      <text:p text:style-name="Text_20_body">5，QGraphicsView的控件也是自定义的。Item不是从QObject继承的，因此不支持信号和槽。Widget是QObject多继承的。比Item多了信号和槽的能力。</text:p>
      <text:p text:style-name="Text_20_body"/>
      <text:p text:style-name="Text_20_body">QgraphicsView整个就是一个操作系统的控件。QWidget一个就是一个操作系统的控件。因此，QGraphicsView中的item可以同时有几百万个。</text:p>
      <text:p text:style-name="Text_20_body"><text:soft-page-break/></text:p>
      <text:p text:style-name="Text_20_body"/>
      <text:p text:style-name="Text_20_body">6，ui_MainWindow这种类，是自动生成的代码。不要直接修改它的代码。应该在我们的类的构造器中编写代码。 <text:s/>ui-&gt;控件名字 <text:s/>来引用qt控件。 <text:s/>信号处理函数，也是自动在我们的类中添加的。</text:p>
      <text:p text:style-name="Text_20_body"/>
      <text:p text:style-name="Text_20_body">7，自定义的类，可以通过代码的方式，插入到ui的某一个元素下。</text:p>
      <text:p text:style-name="P17"><text:span text:style-name="T2"><text:s/></text:span>ui<text:span text:style-name="T4">-&gt;</text:span><text:span text:style-name="T14">horizontalLayout</text:span><text:span text:style-name="T4">-&gt;</text:span>addWidget<text:span text:style-name="T4">(optWidget);</text:span></text:p>
      <text:p text:style-name="Text_20_body"><text:tab/>每一个QWidget类实例化时，作为参数传入的就是它的父对象。 如果构造时不传入参数，就是一个顶层独立的窗口。</text:p>
      <text:p text:style-name="Text_20_body"/>
      <text:p text:style-name="Text_20_body">8，用组合的方式，为自定义的窗体添加滚动条。</text:p>
      <text:p text:style-name="Text_20_body">这适用于顶层窗口</text:p>
      <text:p text:style-name="P17"><text:span text:style-name="T2"><text:s/></text:span><text:span text:style-name="T3">QScrollArea</text:span><text:span text:style-name="T2"> </text:span><text:span text:style-name="T4">*scrollArea</text:span><text:span text:style-name="T2"> </text:span><text:span text:style-name="T4">=</text:span><text:span text:style-name="T2"> </text:span><text:span text:style-name="T1">new</text:span><text:span text:style-name="T2"> </text:span><text:span text:style-name="T3">QScrollArea</text:span><text:span text:style-name="T4">();</text:span></text:p>
      <text:p text:style-name="P17"><text:span text:style-name="T2"><text:s text:c="3"/></text:span><text:span text:style-name="T3">QCalendarWidget</text:span><text:span text:style-name="T2"> </text:span><text:span text:style-name="T4">*calendarWidget</text:span><text:span text:style-name="T2"> </text:span><text:span text:style-name="T4">=</text:span><text:span text:style-name="T2"> </text:span><text:span text:style-name="T1">new</text:span><text:span text:style-name="T2"> </text:span><text:span text:style-name="T3">QCalendarWidget</text:span><text:span text:style-name="T4">();</text:span></text:p>
      <text:p text:style-name="P17"><text:span text:style-name="T2"><text:s text:c="3"/></text:span><text:span text:style-name="T4">scrollArea-&gt;setWidget(calendarWidget);</text:span></text:p>
      <text:p text:style-name="P17"><text:span text:style-name="T2"><text:s text:c="4"/></text:span><text:span text:style-name="T1">this</text:span><text:span text:style-name="T4">-&gt;setCentralWidget(scrollArea);</text:span></text:p>
      <text:p text:style-name="P18"/>
      <text:p text:style-name="Text_20_body">这适用于一般窗体<text:tab/></text:p>
      <text:p text:style-name="P17"><text:span text:style-name="T3">ScrollCalendarWidget</text:span><text:span text:style-name="T4">::</text:span><text:span text:style-name="T3">ScrollCalendarWidget</text:span><text:span text:style-name="T4">(</text:span><text:span text:style-name="T3">QWidget</text:span><text:span text:style-name="T2"> </text:span><text:span text:style-name="T4">*parent)</text:span><text:span text:style-name="T2"> </text:span><text:span text:style-name="T4">:</text:span></text:p>
      <text:p text:style-name="P17"><text:span text:style-name="T2"><text:s text:c="4"/></text:span><text:span text:style-name="T3">QWidget</text:span><text:span text:style-name="T4">(parent)</text:span></text:p>
      <text:p text:style-name="P18">{</text:p>
      <text:p text:style-name="P17"><text:span text:style-name="T2"><text:s text:c="4"/></text:span><text:span text:style-name="T3">QVBoxLayout</text:span><text:span text:style-name="T2"> </text:span><text:span text:style-name="T4">*vBoxLayout=</text:span><text:span text:style-name="T1">new</text:span><text:span text:style-name="T2"> </text:span><text:span text:style-name="T3">QVBoxLayout</text:span><text:span text:style-name="T4">(</text:span><text:span text:style-name="T1">this</text:span><text:span text:style-name="T4">);</text:span></text:p>
      <text:p text:style-name="P13"><text:span text:style-name="T2"><text:s text:c="4"/></text:span><text:span text:style-name="T3">ScrollCalendarForm</text:span><text:span text:style-name="T2"> </text:span><text:span text:style-name="T4">*scrollCalendarForm=</text:span><text:span text:style-name="T1">new</text:span><text:span text:style-name="T2"> </text:span><text:span text:style-name="T3">ScrollCalendarForm</text:span><text:span text:style-name="T4">(</text:span><text:span text:style-name="T1">this</text:span><text:span text:style-name="T4">);</text:span></text:p>
      <text:p text:style-name="P17"><text:span text:style-name="T2"><text:s text:c="4"/></text:span><text:span text:style-name="T3">QScrollArea</text:span><text:span text:style-name="T2"> </text:span><text:span text:style-name="T4">*scrollArea=</text:span><text:span text:style-name="T1">new</text:span><text:span text:style-name="T2"> </text:span><text:span text:style-name="T3">QScrollArea</text:span><text:span text:style-name="T4">(</text:span><text:span text:style-name="T1">this</text:span><text:span text:style-name="T4">);</text:span></text:p>
      <text:p text:style-name="P17"><text:span text:style-name="T2"><text:s text:c="4"/></text:span><text:span text:style-name="T4">scrollArea-&gt;setWidget(scrollCalendarForm);</text:span></text:p>
      <text:p text:style-name="P17"><text:span text:style-name="T2"><text:s text:c="4"/></text:span><text:span text:style-name="T4">vBoxLayout-&gt;addWidget(scrollArea);</text:span></text:p>
      <text:p text:style-name="P13"><text:span text:style-name="T2"><text:s text:c="4"/></text:span><text:span text:style-name="T1">this</text:span><text:span text:style-name="T4">-&gt;setLayout(vBoxLayout);</text:span></text:p>
      <text:p text:style-name="P14">}</text:p>
      <text:p text:style-name="Text_20_body">9，顶层窗口使用<text:span text:style-name="T1">this</text:span><text:span text:style-name="T4">-&gt;setCentralWidget(scrollArea);</text:span></text:p>
      <text:p text:style-name="Text_20_body"><text:span text:style-name="T4">一般窗体，使用</text:span><text:span text:style-name="T2"> </text:span><text:span text:style-name="T4">vBoxLayout-&gt;addWidget(scrollArea);</text:span></text:p>
      <text:p text:style-name="Text_20_body"><text:span text:style-name="T2"><text:s text:c="4"/></text:span><text:span text:style-name="T1">this</text:span><text:span text:style-name="T4">-&gt;setLayout(vBoxLayout);</text:span></text:p>
      <text:p text:style-name="Text_20_body"><text:tab/>通过layout子控件来包围滚动区域。</text:p>
      <text:p text:style-name="Text_20_body"><text:s/></text:p>
      <text:p text:style-name="Text_20_body"><text:tab/>如果需要给多个控件外层加上滚动条。就需要创建一个QWidget，用组合的方式组合多个控件。可以使用ui来设计。然后再创建一个QWidget，用上述代码组合自定义组合控件和Layout,QScrollArea，实现组合控件的滚动条。</text:p>
      <text:p text:style-name="Text_20_body"/>
      <text:p text:style-name="Text_20_body"><text:soft-page-break/>10，QWidget一般都有父子关系。构建时的parent参数，就是父容器对象。如果无参数，就是顶层窗口。</text:p>
      <text:p text:style-name="Text_20_body">Qlayout布局类，有addWidget等方法，可以添加子控件。</text:p>
      <text:p text:style-name="Text_20_body"/>
      <text:p text:style-name="Text_20_body">11,布局：</text:p>
      <text:p text:style-name="Text_20_body"/>
      <text:p text:style-name="Text_20_body"/>
      <text:p text:style-name="Text_20_body"/>
      <text:p text:style-name="Text_20_body"/>
      <text:h text:style-name="Heading_20_1" text:outline-level="1">Qt GUI</text:h>
      <text:h text:style-name="Heading_20_2" text:outline-level="2">用纯C重写一个displayService代码</text:h>
      <text:p text:style-name="Text_20_body"><text:tab/>按照规定格式保存设置，并重命名备份文件。</text:p>
      <text:p text:style-name="P36">AllDisplayDeviceInfo_save(allDisplayDeviceInfo);</text:p>
      <text:p text:style-name="P36"><text:tab/>通过dBus，通知gnome-settings-daemon去应用配置。</text:p>
      <text:p text:style-name="P36">AllDisplayDeviceInfo_apply(allDisplayDeviceInfo);</text:p>
      <text:p text:style-name="Text_20_body"><text:tab/></text:p>
      <text:p text:style-name="Text_20_body">1，现在的问题就是，如何通过纯xrandr的头文件，得到<text:span text:style-name="T6">AllDisplayDeviceInfo这个结构体所需要的信息。</text:span></text:p>
      <text:p text:style-name="P11"/>
      <text:p text:style-name="P11">2，通过命令行，直接调用我们的程序，获得 allDisplayDeviceInfo信息。</text:p>
      <text:p text:style-name="P11">然后，从文本中恢复过去。</text:p>
      <text:p text:style-name="P11"><text:tab/></text:p>
      <text:p text:style-name="P11"><text:tab/>就是一个序列化和反序列化的过程。</text:p>
      <text:p text:style-name="P11"/>
      <text:p text:style-name="P11">3，应用，就是</text:p>
      <text:p text:style-name="P64"><text:span text:style-name="T74">int</text:span><text:span text:style-name="T4"> </text:span><text:span text:style-name="T7">AllDisplayDeviceInfo_setCurrent</text:span><text:span text:style-name="T4">(</text:span><text:span text:style-name="T74">struct</text:span><text:span text:style-name="T4"> AllDisplayDeviceInfo *allDisplayDeviceInfo,</text:span><text:span text:style-name="T74">char</text:span><text:span text:style-name="T4"> * output,</text:span><text:span text:style-name="T74">int</text:span><text:span text:style-name="T4"> width,</text:span><text:span text:style-name="T74">int</text:span><text:span text:style-name="T4"> height,</text:span><text:span text:style-name="T74">int</text:span><text:span text:style-name="T4"> rate);</text:span></text:p>
      <text:p text:style-name="P68"/>
      <text:p text:style-name="P64"><text:span text:style-name="T33">大家都听到</text:span><text:span text:style-name="T36">wps</text:span><text:span text:style-name="T33">要推出</text:span><text:span text:style-name="T36">linux</text:span><text:span text:style-name="T33">版的消息了啊。</text:span><text:span text:style-name="T36">wps 2012</text:span><text:span text:style-name="T33">不仅是</text:span><text:span text:style-name="T36">linux</text:span><text:span text:style-name="T33">基于</text:span><text:span text:style-name="T36">qt</text:span><text:span text:style-name="T33">开发，连</text:span><text:span text:style-name="T36">windows</text:span><text:span text:style-name="T33">版也是采用</text:span><text:span text:style-name="T36">qt</text:span><text:span text:style-name="T33">的。维护两套不同的代码库，的确是愚蠢的。但有些国产软件对</text:span><text:span text:style-name="T36">linux</text:span><text:span text:style-name="T33">来了热情，就用</text:span><text:span text:style-name="T36">qt</text:span><text:span text:style-name="T33">或</text:span><text:span text:style-name="T36">gtk</text:span><text:span text:style-name="T33">开发个版本，而</text:span><text:span text:style-name="T36">win</text:span><text:span text:style-name="T33">版依然采用</text:span><text:span text:style-name="T36">mfc</text:span><text:span text:style-name="T33">、</text:span><text:span text:style-name="T36">delphi</text:span><text:span text:style-name="T33">等。</text:span><text:span text:style-name="T4"><text:line-break/></text:span><text:span text:style-name="T36">WPS</text:span><text:span text:style-name="T33">放弃了以前采用的</text:span><text:span text:style-name="T36">delphi</text:span><text:span text:style-name="T33">，全面转向了</text:span><text:span text:style-name="T36">qt</text:span><text:span text:style-name="T33">。如果</text:span><text:span text:style-name="T36">windows</text:span><text:span text:style-name="T33">版也采用</text:span><text:span text:style-name="T36">qt</text:span><text:span text:style-name="T33">开发，那么基本上可以说</text:span><text:span text:style-name="T36">wps linux</text:span><text:span text:style-name="T33">版不会有始无终，不会像有些国产软件那样，发布一个</text:span><text:span text:style-name="T36">linux</text:span><text:span text:style-name="T33">版，就再无音讯了。</text:span><text:span text:style-name="T4"><text:line-break/><text:line-break/></text:span><text:span text:style-name="T36">Linux</text:span><text:span text:style-name="T33">版的还没发布，不过</text:span><text:span text:style-name="T36">windows</text:span><text:span text:style-name="T33">版的已经有了，大家可以通过</text:span><text:span text:style-name="T36">win </text:span><text:span text:style-name="T33">版的</text:span><text:span text:style-name="T36">YY</text:span><text:span text:style-name="T33">下未来的</text:span><text:span text:style-name="T36">linux</text:span><text:span text:style-name="T33">版的了。</text:span><text:span text:style-name="T4"><text:line-break/></text:span><text:span text:style-name="T33">一个软件，同时支持</text:span><text:span text:style-name="T36">ribbon</text:span><text:span text:style-name="T33">界面、传统界面，不错啊。</text:span></text:p>
      <text:p text:style-name="P66"/>
      <text:p text:style-name="P65"><text:span text:style-name="T10">  </text:span><text:span text:style-name="T8">2010</text:span><text:span text:style-name="T9">年底，原</text:span><text:span text:style-name="T8">Delphi</text:span><text:span text:style-name="T9">的界面已经没有几个人能够维护了，在加上</text:span><text:span text:style-name="T8">Linux</text:span><text:span text:style-name="T9">的呼声也越来越高，于是下决心废掉</text:span><text:soft-page-break/><text:span text:style-name="T8">Delphi</text:span><text:span text:style-name="T9">的界面，用</text:span><text:span text:style-name="T8">Qt</text:span><text:span text:style-name="T9">重新来过。到</text:span><text:span text:style-name="T8">2011</text:span><text:span text:style-name="T9">年</text:span><text:span text:style-name="T8">7</text:span><text:span text:style-name="T9">月初，主界面的开发告一段落，我被从演示组抽出来，组建一支新的队伍，做两件事情：对话框的移植和</text:span><text:span text:style-name="T8">Linux</text:span><text:span text:style-name="T9">移植。同时演示组的同学赖平鄂、刘斌和区越坚也开始了用</text:span><text:span text:style-name="T8">Qt</text:span><text:span text:style-name="T9">替换</text:span><text:span text:style-name="T8">GDI</text:span><text:span text:style-name="T9">和</text:span><text:span text:style-name="T8">GDI+</text:span><text:span text:style-name="T9">的工作。而</text:span><text:span text:style-name="T8">WPS</text:span><text:span text:style-name="T9">的元老、</text:span><text:span text:style-name="T8">20</text:span><text:span text:style-name="T9">年工龄、</text:span><text:span text:style-name="T8">WPS</text:span><text:span text:style-name="T9">第一个</text:span><text:span text:style-name="T8">Windows</text:span><text:span text:style-name="T9">版本——</text:span><text:span text:style-name="T8">WPS97</text:span><text:span text:style-name="T9">的负责人章立新老师，重新回到</text:span><text:span text:style-name="T8">WPS</text:span><text:span text:style-name="T9">，带队做</text:span><text:span text:style-name="T8">EMF/WMF</text:span><text:span text:style-name="T9">的移植。</text:span></text:p>
      <text:p text:style-name="P66"/>
      <text:p text:style-name="P67">Qt 5.2, the second release planned for next year, will be a crucial one — this is where Digia hopes to introduce solid support for both Android and iOS devices.</text:p>
      <text:p text:style-name="P11"/>
      <text:h text:style-name="Heading_20_2" text:outline-level="2">还是重写一遍</text:h>
      <text:p text:style-name="Text_20_body"/>
      <text:h text:style-name="P57" text:outline-level="3">Modal Dialogs</text:h>
      <text:p text:style-name="P56"><text:span text:style-name="T16">A </text:span><text:span text:style-name="T17">modal</text:span><text:span text:style-name="T16"> dialog is a dialog that blocks input to other visible windows in the same application. Dialogs that are used to request a file name from the user or that are used to set application preferences are usually modal. Dialogs can be </text:span><text:a xlink:type="simple" xlink:href="qthelp://com.trolltech.qt.481/qdoc/qt.html#WindowModality-enum"><text:span text:style-name="T25">application modal</text:span></text:a><text:span text:style-name="T16"> (the default) or </text:span><text:a xlink:type="simple" xlink:href="qthelp://com.trolltech.qt.481/qdoc/qt.html#WindowModality-enum"><text:span text:style-name="T25">window modal</text:span></text:a><text:span text:style-name="T16">.</text:span></text:p>
      <text:p text:style-name="P55">When an application modal dialog is opened, the user must finish interacting with the dialog and close it before they can access any other window in the application. Window modal dialogs only block access to the window associated with the dialog, allowing the user to continue to use other windows in an application.</text:p>
      <text:p text:style-name="P56"><text:span text:style-name="T16">The most common way to display a modal dialog is to call its </text:span><text:a xlink:type="simple" xlink:href="qthelp://com.trolltech.qt.481/qdoc/qdialog.html#exec"><text:span text:style-name="T25">exec</text:span></text:a><text:span text:style-name="T16">() function. When the user closes the dialog, </text:span><text:a xlink:type="simple" xlink:href="qthelp://com.trolltech.qt.481/qdoc/qdialog.html#exec"><text:span text:style-name="T25">exec</text:span></text:a><text:span text:style-name="T16">() will provide a useful </text:span><text:a xlink:type="simple" xlink:href="qthelp://com.trolltech.qt.481/qdoc/qdialog.html#return"><text:span text:style-name="T25">return value</text:span></text:a><text:span text:style-name="T16">. Typically, to get the dialog to close and return the appropriate value, we connect a default button, e.g. </text:span><text:span text:style-name="T17">OK</text:span><text:span text:style-name="T16">, to the </text:span><text:a xlink:type="simple" xlink:href="qthelp://com.trolltech.qt.481/qdoc/qdialog.html#accept"><text:span text:style-name="T25">accept</text:span></text:a><text:span text:style-name="T16">() slot and a </text:span><text:span text:style-name="T17">Cancel</text:span><text:span text:style-name="T16"> button to the</text:span><text:a xlink:type="simple" xlink:href="qthelp://com.trolltech.qt.481/qdoc/qdialog.html#reject"><text:span text:style-name="T25">reject</text:span></text:a><text:span text:style-name="T16">() slot. Alternatively you can call the </text:span><text:a xlink:type="simple" xlink:href="qthelp://com.trolltech.qt.481/qdoc/qdialog.html#done"><text:span text:style-name="T25">done</text:span></text:a><text:span text:style-name="T16">() slot with </text:span><text:span text:style-name="Teletype"><text:span text:style-name="T16">Accepted</text:span></text:span><text:span text:style-name="T16"> or </text:span><text:span text:style-name="Teletype"><text:span text:style-name="T16">Rejected</text:span></text:span><text:span text:style-name="T16">.</text:span></text:p>
      <text:p text:style-name="P56"><text:span text:style-name="T16">An alternative is to call setModal(true) or </text:span><text:a xlink:type="simple" xlink:href="qthelp://com.trolltech.qt.481/qdoc/qwidget.html#windowModality-prop"><text:span text:style-name="T25">setWindowModality</text:span></text:a><text:span text:style-name="T16">(), then </text:span><text:a xlink:type="simple" xlink:href="qthelp://com.trolltech.qt.481/qdoc/qwidget.html#show"><text:span text:style-name="T25">show</text:span></text:a><text:span text:style-name="T16">(). Unlike </text:span><text:a xlink:type="simple" xlink:href="qthelp://com.trolltech.qt.481/qdoc/qdialog.html#exec"><text:span text:style-name="T25">exec</text:span></text:a><text:span text:style-name="T16">(), </text:span><text:a xlink:type="simple" xlink:href="qthelp://com.trolltech.qt.481/qdoc/qwidget.html#show"><text:span text:style-name="T25">show</text:span></text:a><text:span text:style-name="T16">() returns control to the caller immediately. Calling setModal(true) is especially useful for progress dialogs, where the user must have the ability to interact with the dialog, e.g. to cancel a long running operation. If you use </text:span><text:a xlink:type="simple" xlink:href="qthelp://com.trolltech.qt.481/qdoc/qwidget.html#show"><text:span text:style-name="T25">show</text:span></text:a><text:span text:style-name="T16">() and setModal(true) together to perform a long operation, you must call </text:span><text:a xlink:type="simple" xlink:href="qthelp://com.trolltech.qt.481/qdoc/qcoreapplication.html#processEvents"><text:span text:style-name="T25">QApplication::processEvents</text:span></text:a><text:span text:style-name="T16">() periodically during processing to enable the user to interact with the dialog. (See </text:span><text:a xlink:type="simple" xlink:href="qthelp://com.trolltech.qt.481/qdoc/qprogressdialog.html"><text:span text:style-name="T25">QProgressDialog</text:span></text:a><text:span text:style-name="T16">.)</text:span></text:p>
      <text:h text:style-name="P57" text:outline-level="3"><text:bookmark text:name="modeless-dialogs"/>Modeless Dialogs</text:h>
      <text:p text:style-name="P55">A <text:span text:style-name="T75">modeless</text:span> dialog is a dialog that operates independently of other windows in the same application. Find and replace dialogs in word-processors are often modeless to allow the user to interact with both the application's main window and with the dialog.</text:p>
      <text:p text:style-name="P56"><text:soft-page-break/><text:span text:style-name="T16">Modeless dialogs are displayed using </text:span><text:a xlink:type="simple" xlink:href="qthelp://com.trolltech.qt.481/qdoc/qwidget.html#show"><text:span text:style-name="T25">show</text:span></text:a><text:span text:style-name="T16">(), which returns control to the caller immediately.</text:span></text:p>
      <text:p text:style-name="P56"><text:span text:style-name="T16">If you invoke the </text:span><text:a xlink:type="simple" xlink:href="qthelp://com.trolltech.qt.481/qdoc/qwidget.html#show"><text:span text:style-name="T25">show()</text:span></text:a><text:span text:style-name="T16"> function after hiding a dialog, the dialog will be displayed in its original position. This is because the window manager decides the position for windows that have not been </text:span><text:span text:style-name="T16">explicitly placed by the programmer. To preserve the position of a dialog that has been moved by the user, save its position in your </text:span><text:a xlink:type="simple" xlink:href="qthelp://com.trolltech.qt.481/qdoc/qwidget.html#closeEvent"><text:span text:style-name="T25">closeEvent()</text:span></text:a><text:span text:style-name="T16"> handler and then move the dialog to that position, before showing it again.</text:span></text:p>
      <text:h text:style-name="P57" text:outline-level="3"><text:bookmark text:name="default-button"/><text:bookmark text:name="default"/>Default Button</text:h>
      <text:p text:style-name="P56"><text:span text:style-name="T16">A dialog's </text:span><text:span text:style-name="T18">default</text:span><text:span text:style-name="T16"> button is the button that's pressed when the user presses Enter (Return). This button is used to signify that the user accepts the dialog's settings and wants to close the dialog. Use </text:span><text:a xlink:type="simple" xlink:href="qthelp://com.trolltech.qt.481/qdoc/qpushbutton.html#default-prop"><text:span text:style-name="T25">QPushButton::setDefault</text:span></text:a><text:span text:style-name="T16">(), </text:span><text:a xlink:type="simple" xlink:href="qthelp://com.trolltech.qt.481/qdoc/qpushbutton.html#default-prop"><text:span text:style-name="T25">QPushButton::isDefault</text:span></text:a><text:span text:style-name="T16">() and </text:span><text:a xlink:type="simple" xlink:href="qthelp://com.trolltech.qt.481/qdoc/qpushbutton.html#autoDefault-prop"><text:span text:style-name="T25">QPushButton::autoDefault</text:span></text:a><text:span text:style-name="T16">() to set and control the dialog's default button.</text:span></text:p>
      <text:h text:style-name="P57" text:outline-level="3"><text:bookmark text:name="escape-key"/><text:bookmark text:name="escapekey"/>Escape Key</text:h>
      <text:p text:style-name="P56"><text:span text:style-name="T16">If the user presses the Esc key in a dialog, </text:span><text:a xlink:type="simple" xlink:href="qthelp://com.trolltech.qt.481/qdoc/qdialog.html#reject"><text:span text:style-name="T25">QDialog::reject</text:span></text:a><text:span text:style-name="T16">() will be called. This will cause the window to close: The </text:span><text:a xlink:type="simple" xlink:href="qthelp://com.trolltech.qt.481/qdoc/qcloseevent.html"><text:span text:style-name="T25">close event</text:span></text:a><text:span text:style-name="T16"> cannot be </text:span><text:a xlink:type="simple" xlink:href="qthelp://com.trolltech.qt.481/qdoc/qevent.html#ignore"><text:span text:style-name="T25">ignored</text:span></text:a><text:span text:style-name="T16">.</text:span></text:p>
      <text:h text:style-name="P57" text:outline-level="3"><text:bookmark text:name="extensibility"/>Extensibility</text:h>
      <text:p text:style-name="P56"><text:span text:style-name="T16">Extensibility is the ability to show the dialog in two ways: a partial dialog that shows the most commonly used options, and a full dialog that shows all the options. Typically an extensible dialog will initially appear as a partial dialog, but with a </text:span><text:span text:style-name="T17">More</text:span><text:span text:style-name="T16"> toggle button. If the user presses the </text:span><text:span text:style-name="T17">More</text:span><text:span text:style-name="T16"> button down, the dialog is expanded. The </text:span><text:a xlink:type="simple" xlink:href="qthelp://com.trolltech.qt.481/qdoc/dialogs-extension.html"><text:span text:style-name="T25">Extension Example</text:span></text:a><text:span text:style-name="T16"> shows how to achieve extensible dialogs using Qt.</text:span></text:p>
      <text:h text:style-name="P57" text:outline-level="3"><text:bookmark text:name="return-value-modal-dialogs"/><text:bookmark text:name="return"/>Return Value (Modal Dialogs)</text:h>
      <text:p text:style-name="P56"><text:span text:style-name="T16">Modal dialogs are often used in situations where a return value is required, e.g. to indicate whether the user pressed </text:span><text:span text:style-name="T17">OK</text:span><text:span text:style-name="T16"> or </text:span><text:span text:style-name="T17">Cancel</text:span><text:span text:style-name="T16">. A dialog can be closed by calling the </text:span><text:a xlink:type="simple" xlink:href="qthelp://com.trolltech.qt.481/qdoc/qdialog.html#accept"><text:span text:style-name="T25">accept</text:span></text:a><text:span text:style-name="T16">() or the </text:span><text:a xlink:type="simple" xlink:href="qthelp://com.trolltech.qt.481/qdoc/qdialog.html#reject"><text:span text:style-name="T25">reject</text:span></text:a><text:span text:style-name="T16">() slots, and </text:span><text:a xlink:type="simple" xlink:href="qthelp://com.trolltech.qt.481/qdoc/qdialog.html#exec"><text:span text:style-name="T25">exec</text:span></text:a><text:span text:style-name="T16">() will return </text:span><text:span text:style-name="Teletype"><text:span text:style-name="T16">Accepted</text:span></text:span><text:span text:style-name="T16"> or </text:span><text:span text:style-name="Teletype"><text:span text:style-name="T16">Rejected</text:span></text:span><text:span text:style-name="T16"> as appropriate. The </text:span><text:a xlink:type="simple" xlink:href="qthelp://com.trolltech.qt.481/qdoc/qdialog.html#exec"><text:span text:style-name="T25">exec</text:span></text:a><text:span text:style-name="T16">() call returns the result of the dialog. The result is also available from </text:span><text:a xlink:type="simple" xlink:href="qthelp://com.trolltech.qt.481/qdoc/qdialog.html#result"><text:span text:style-name="T25">result</text:span></text:a><text:span text:style-name="T16">() if the dialog has not been destroyed.</text:span></text:p>
      <text:p text:style-name="P56"><text:span text:style-name="T16">In order to modify your dialog's close behavior, you can reimplement the functions </text:span><text:a xlink:type="simple" xlink:href="qthelp://com.trolltech.qt.481/qdoc/qdialog.html#accept"><text:span text:style-name="T25">accept</text:span></text:a><text:span text:style-name="T16">(), </text:span><text:a xlink:type="simple" xlink:href="qthelp://com.trolltech.qt.481/qdoc/qdialog.html#reject"><text:span text:style-name="T25">reject</text:span></text:a><text:span text:style-name="T16">() or </text:span><text:a xlink:type="simple" xlink:href="qthelp://com.trolltech.qt.481/qdoc/qdialog.html#done"><text:span text:style-name="T25">done</text:span></text:a><text:span text:style-name="T16">(). The </text:span><text:a xlink:type="simple" xlink:href="qthelp://com.trolltech.qt.481/qdoc/qwidget.html#closeEvent"><text:span text:style-name="T25">closeEvent()</text:span></text:a><text:span text:style-name="T16"> function should only be reimplemented to preserve the dialog's position or to override the standard close or reject behavior.</text:span></text:p>
      <text:h text:style-name="P57" text:outline-level="3"><text:bookmark text:name="code-examples"/><text:bookmark text:name="examples"/><text:soft-page-break/>Code Examples</text:h>
      <text:p text:style-name="P55">A modal dialog:</text:p>
      <text:p text:style-name="P58"><text:s/><text:span text:style-name="T64">void</text:span><text:span text:style-name="T15"> EditorWindow::countWords()</text:span></text:p>
      <text:p text:style-name="P58"><text:s/><text:span text:style-name="T15">{</text:span></text:p>
      <text:p text:style-name="P58"><text:s text:c="5"/><text:span text:style-name="T15">WordCountDialog dialog(this);</text:span></text:p>
      <text:p text:style-name="P58"><text:s text:c="5"/><text:span text:style-name="T15">dialog.setWordCount(document().wordCount());</text:span></text:p>
      <text:p text:style-name="P58"><text:s text:c="5"/><text:span text:style-name="T15">dialog.exec();</text:span></text:p>
      <text:p text:style-name="P58"><text:s/><text:span text:style-name="T15">}</text:span></text:p>
      <text:p text:style-name="P55">A modeless dialog:</text:p>
      <text:p text:style-name="P60"><text:span text:style-name="T20"><text:s/></text:span><text:span text:style-name="T37">void</text:span><text:span text:style-name="T19"> EditorWindow::</text:span><text:a xlink:type="simple" xlink:href="qthelp://com.trolltech.qt.481/qdoc/qwidget.html#find"><text:span text:style-name="T26">find</text:span></text:a><text:span text:style-name="T19">()</text:span></text:p>
      <text:p text:style-name="P58"><text:s/><text:span text:style-name="T15">{</text:span></text:p>
      <text:p text:style-name="P58"><text:s text:c="5"/><text:span text:style-name="T15">if (!findDialog) {</text:span></text:p>
      <text:p text:style-name="P58"><text:soft-page-break/><text:s text:c="9"/><text:span text:style-name="T15">findDialog = new FindDialog(this);</text:span></text:p>
      <text:p text:style-name="P58"><text:s text:c="9"/><text:span text:style-name="T15">connect(findDialog, SIGNAL(findNext()), this, SLOT(findNext()));</text:span></text:p>
      <text:p text:style-name="P58"><text:s text:c="5"/><text:span text:style-name="T15">}</text:span></text:p>
      <text:p text:style-name="P59"/>
      <text:p text:style-name="P58"><text:s text:c="5"/><text:span text:style-name="T15">findDialog-&gt;show();</text:span></text:p>
      <text:p text:style-name="P58"><text:s text:c="5"/><text:span text:style-name="T15">findDialog-&gt;raise();</text:span></text:p>
      <text:p text:style-name="P58"><text:s text:c="5"/><text:span text:style-name="T15">findDialog-&gt;activateWindow();</text:span></text:p>
      <text:p text:style-name="P58"><text:s/><text:span text:style-name="T15">}</text:span></text:p>
      <text:p text:style-name="P54"><text:span text:style-name="T17">See also </text:span><text:a xlink:type="simple" xlink:href="qthelp://com.trolltech.qt.481/qdoc/qdialogbuttonbox.html"><text:span text:style-name="T25">QDialogButtonBox</text:span></text:a><text:span text:style-name="T16">, </text:span><text:a xlink:type="simple" xlink:href="qthelp://com.trolltech.qt.481/qdoc/qtabwidget.html"><text:span text:style-name="T25">QTabWidget</text:span></text:a><text:span text:style-name="T16">, </text:span><text:a xlink:type="simple" xlink:href="qthelp://com.trolltech.qt.481/qdoc/qwidget.html"><text:span text:style-name="T25">QWidget</text:span></text:a><text:span text:style-name="T16">, </text:span><text:a xlink:type="simple" xlink:href="qthelp://com.trolltech.qt.481/qdoc/qprogressdialog.html"><text:span text:style-name="T25">QProgressDialog</text:span></text:a><text:span text:style-name="T16">, </text:span><text:a xlink:type="simple" xlink:href="qthelp://com.trolltech.qt.481/qdoc/guibooks.html#fowler"><text:span text:style-name="T25">GUI Design Handbook: Dialogs, Standard</text:span></text:a><text:span text:style-name="T16">, </text:span><text:a xlink:type="simple" xlink:href="qthelp://com.trolltech.qt.481/qdoc/dialogs-extension.html"><text:span text:style-name="T25">Extension Example</text:span></text:a><text:span text:style-name="T16">, and </text:span><text:a xlink:type="simple" xlink:href="qthelp://com.trolltech.qt.481/qdoc/dialogs-standarddialogs.html"><text:span text:style-name="T25">Standard Dialogs Example</text:span></text:a><text:span text:style-name="T16">.</text:span></text:p>
      <text:p text:style-name="P53"/>
      <text:p text:style-name="P41">The QLCDNumber widget displays a number with LCD-like digits.</text:p>
      <text:p text:style-name="P1"><text:span text:style-name="T16">It can display a number in just about any size. It can display decimal, hexadecimal, octal or binary numbers. It is easy to connect to data sources using the </text:span><text:a xlink:type="simple" xlink:href="qthelp://com.trolltech.qt.481/qdoc/qlcdnumber.html#intValue-prop"><text:span text:style-name="T25">display</text:span></text:a><text:span text:style-name="T16">() slot, which is overloaded to take any of five argument types.</text:span></text:p>
      <text:h text:style-name="P43" text:outline-level="3"><text:span text:style-name="T65">intValue</text:span> : <text:span text:style-name="T63">int</text:span></text:h>
      <text:p text:style-name="P3">This property holds the displayed value rounded to the nearest integer.</text:p>
      <text:p text:style-name="P3">This property corresponds to the nearest integer to the current value displayed by the LCDNumber. This is the value used for hexadecimal, octal and binary modes.</text:p>
      <text:p text:style-name="P3">If the displayed value is not a number, the property has a value of 0.</text:p>
      <text:p text:style-name="P3">By default, this property contains a value of 0.</text:p>
      <text:p text:style-name="P5">Access functions:</text:p>
      <table:table table:name="表格1" table:style-name="表格1">
        <table:table-column table:style-name="表格1.A"/>
        <table:table-column table:style-name="表格1.B"/>
        <text:soft-page-break/>
        <table:table-row>
          <table:table-cell table:style-name="表格1.A1" office:value-type="string">
            <text:p text:style-name="P61">int</text:p>
          </table:table-cell>
          <table:table-cell table:style-name="表格1.A1" office:value-type="string">
            <text:p text:style-name="Table_20_Contents"><text:span text:style-name="T66">intValue</text:span> () const</text:p>
          </table:table-cell>
        </table:table-row>
        <table:table-row>
          <table:table-cell table:style-name="表格1.A1" office:value-type="string">
            <text:p text:style-name="P61">void</text:p>
          </table:table-cell>
          <table:table-cell table:style-name="表格1.A1" office:value-type="string">
            <text:p text:style-name="Table_20_Contents"><text:span text:style-name="T66">display</text:span> ( const QString &amp; <text:span text:style-name="T76">s</text:span> )</text:p>
          </table:table-cell>
        </table:table-row>
        <table:table-row>
          <table:table-cell table:style-name="表格1.A1" office:value-type="string">
            <text:p text:style-name="P61">void</text:p>
          </table:table-cell>
          <table:table-cell table:style-name="表格1.A1" office:value-type="string">
            <text:p text:style-name="Table_20_Contents"><text:span text:style-name="T66">display</text:span> ( int <text:span text:style-name="T76">num</text:span> )</text:p>
          </table:table-cell>
        </table:table-row>
        <table:table-row>
          <table:table-cell table:style-name="表格1.A1" office:value-type="string">
            <text:p text:style-name="P61">void</text:p>
          </table:table-cell>
          <table:table-cell table:style-name="表格1.A1" office:value-type="string">
            <text:p text:style-name="Table_20_Contents"><text:span text:style-name="T66">display</text:span> ( double <text:span text:style-name="T76">num</text:span> )</text:p>
          </table:table-cell>
        </table:table-row>
      </table:table>
      <text:p text:style-name="Text_20_body"><text:line-break/><text:span text:style-name="T38">int</text:span><text:span text:style-name="T21"> QThread::</text:span><text:span text:style-name="T39">exec</text:span><text:span text:style-name="T21"> ()</text:span><text:span text:style-name="Teletype"><text:span text:style-name="T21"> [protected]</text:span></text:span></text:p>
      <text:p text:style-name="P1"><text:span text:style-name="T16">Enters the event loop and waits until </text:span><text:a xlink:type="simple" xlink:href="qthelp://com.trolltech.qt.481/qdoc/qthread.html#exit"><text:span text:style-name="T25">exit</text:span></text:a><text:span text:style-name="T16">() is called, returning the value that was passed to </text:span><text:a xlink:type="simple" xlink:href="qthelp://com.trolltech.qt.481/qdoc/qthread.html#exit"><text:span text:style-name="T25">exit</text:span></text:a><text:span text:style-name="T16">(). The value returned is 0 if </text:span><text:a xlink:type="simple" xlink:href="qthelp://com.trolltech.qt.481/qdoc/qthread.html#exit"><text:span text:style-name="T25">exit</text:span></text:a><text:span text:style-name="T16">() is called via </text:span><text:a xlink:type="simple" xlink:href="qthelp://com.trolltech.qt.481/qdoc/qthread.html#quit"><text:span text:style-name="T25">quit</text:span></text:a><text:span text:style-name="T16">().</text:span></text:p>
      <text:p text:style-name="P3">It is necessary to call this function to start event handling.</text:p>
      <text:p text:style-name="P1"><text:span text:style-name="T17">See also </text:span><text:a xlink:type="simple" xlink:href="qthelp://com.trolltech.qt.481/qdoc/qthread.html#quit"><text:span text:style-name="T25">quit</text:span></text:a><text:span text:style-name="T16">() and </text:span><text:a xlink:type="simple" xlink:href="qthelp://com.trolltech.qt.481/qdoc/qthread.html#exit"><text:span text:style-name="T25">exit</text:span></text:a><text:span text:style-name="T16">().</text:span></text:p>
      <text:p text:style-name="Text_20_body"/>
      <text:p text:style-name="Text_20_body"/>
      <text:p text:style-name="Text_20_body"><text:tab/>对话框被关闭后闪挂。</text:p>
      <text:p text:style-name="Text_20_body"/>
      <text:p text:style-name="Text_20_body"/>
      <text:h text:style-name="P44" text:outline-level="3"><text:span text:style-name="T38">void</text:span><text:span text:style-name="T21"> QDialog::</text:span><text:span text:style-name="T39">finished</text:span><text:span text:style-name="T21"> ( </text:span><text:span text:style-name="T38">int</text:span><text:span text:style-name="T21"> </text:span><text:span text:style-name="T22">result</text:span><text:span text:style-name="T21"> )</text:span><text:span text:style-name="Teletype"><text:span text:style-name="T21"> [signal]</text:span></text:span></text:h>
      <text:p text:style-name="P1"><text:span text:style-name="T16">This signal is emitted when the dialog's </text:span><text:span text:style-name="T18">result</text:span><text:span text:style-name="T16"> code has been set, either by the user or by calling </text:span><text:a xlink:type="simple" xlink:href="qthelp://com.trolltech.qt.481/qdoc/qdialog.html#done"><text:span text:style-name="T25">done</text:span></text:a><text:span text:style-name="T16">(), </text:span><text:a xlink:type="simple" xlink:href="qthelp://com.trolltech.qt.481/qdoc/qdialog.html#accept"><text:span text:style-name="T25">accept</text:span></text:a><text:span text:style-name="T16">(), or </text:span><text:a xlink:type="simple" xlink:href="qthelp://com.trolltech.qt.481/qdoc/qdialog.html#reject"><text:span text:style-name="T25">reject</text:span></text:a><text:span text:style-name="T16">().</text:span></text:p>
      <text:p text:style-name="P1"><text:span text:style-name="T16">Note that this signal is </text:span><text:span text:style-name="T18">not</text:span><text:span text:style-name="T16"> emitted when hiding the dialog with </text:span><text:a xlink:type="simple" xlink:href="qthelp://com.trolltech.qt.481/qdoc/qwidget.html#hide"><text:span text:style-name="T25">hide</text:span></text:a><text:span text:style-name="T16">() or setVisible(false). This includes deleting the dialog while it is visible.</text:span></text:p>
      <text:p text:style-name="P3">This function was introduced in Qt 4.1.</text:p>
      <text:p text:style-name="P1"><text:span text:style-name="T17">See also </text:span><text:a xlink:type="simple" xlink:href="qthelp://com.trolltech.qt.481/qdoc/qdialog.html#accepted"><text:span text:style-name="T25">accepted</text:span></text:a><text:span text:style-name="T16">() and </text:span><text:a xlink:type="simple" xlink:href="qthelp://com.trolltech.qt.481/qdoc/qdialog.html#rejected"><text:span text:style-name="T25">rejected</text:span></text:a><text:span text:style-name="T16">().</text:span></text:p>
      <text:p text:style-name="Text_20_body"><text:tab/>拦截这个信号，把线程结束掉。</text:p>
      <text:p text:style-name="Text_20_body"/>
      <text:p text:style-name="Text_20_body">只有在对话框执行结束，返回时结束线程。</text:p>
      <text:p text:style-name="P17"><text:span text:style-name="T2"><text:s text:c="2"/></text:span><text:span text:style-name="T3">DisplayPromptDialog</text:span><text:span text:style-name="T2"> </text:span><text:span text:style-name="T4">dialog(</text:span><text:span text:style-name="T1">this</text:span><text:span text:style-name="T4">);</text:span></text:p>
      <text:p text:style-name="P17"><text:span text:style-name="T2"><text:s text:c="9"/></text:span><text:span text:style-name="T12">//dialog.setWordCount(document().wordCount());</text:span></text:p>
      <text:p text:style-name="P17"><text:span text:style-name="T2"><text:s text:c="7"/></text:span><text:span text:style-name="T4">ret=</text:span><text:span text:style-name="T2"> </text:span><text:span text:style-name="T4">dialog.</text:span>exec<text:span text:style-name="T4">();</text:span></text:p>
      <text:p text:style-name="P17"><text:span text:style-name="T2"><text:s text:c="7"/></text:span><text:span text:style-name="T12">//if</text:span><text:span text:style-name="T2"> </text:span><text:span text:style-name="T12">restored</text:span></text:p>
      <text:p text:style-name="P17"><text:span text:style-name="T2"><text:s text:c="7"/></text:span><text:span text:style-name="T4">dialog.</text:span>terminate<text:span text:style-name="T4">();</text:span></text:p>
      <text:p text:style-name="P17"><text:span text:style-name="T2"><text:s text:c="7"/></text:span><text:span text:style-name="T1">if</text:span><text:span text:style-name="T4">(ret==</text:span><text:span text:style-name="T3">QDialog</text:span><text:span text:style-name="T4">::</text:span><text:span text:style-name="T3">Accepted</text:span><text:span text:style-name="T4">){</text:span></text:p>
      <text:p text:style-name="P17"><text:span text:style-name="T2"><text:s text:c="11"/></text:span>printf<text:span text:style-name="T4">(</text:span><text:span text:style-name="T12">"It</text:span><text:span text:style-name="T2"> </text:span><text:span text:style-name="T12">has</text:span><text:span text:style-name="T2"> </text:span><text:span text:style-name="T12">restored</text:span><text:span text:style-name="T2"> </text:span><text:span text:style-name="T12">display</text:span><text:span text:style-name="T2"> </text:span><text:span text:style-name="T12">settings.</text:span><text:span text:style-name="T2"> </text:span><text:span text:style-name="T12">We</text:span><text:span text:style-name="T2"> </text:span><text:span text:style-name="T12">will</text:span><text:span text:style-name="T2"> </text:span><text:span text:style-name="T12">reload</text:span><text:span text:style-name="T2"> </text:span><text:span text:style-name="T12">Display</text:span><text:span text:style-name="T2"> </text:span><text:span text:style-name="T12">settings.\n"</text:span><text:span text:style-name="T4">);</text:span></text:p>
      <text:p text:style-name="P17"><text:span text:style-name="T2"><text:s text:c="11"/></text:span>AllDisplayDeviceInfo_delete<text:span text:style-name="T4">(</text:span>allDisplayDeviceInfo<text:span text:style-name="T4">);</text:span></text:p>
      <text:p text:style-name="P17"><text:span text:style-name="T2"><text:s text:c="11"/></text:span>allDisplayDeviceInfo<text:span text:style-name="T4">=</text:span>NULL<text:span text:style-name="T4">;</text:span></text:p>
      <text:p text:style-name="P17"><text:span text:style-name="T2"><text:s text:c="11"/></text:span><text:span text:style-name="T1">this</text:span><text:span text:style-name="T4">-&gt;</text:span>loadDisplayParas<text:span text:style-name="T4">();</text:span></text:p>
      <text:p text:style-name="P13"><text:span text:style-name="T2"><text:s text:c="7"/></text:span><text:span text:style-name="T4">}</text:span></text:p>
      <text:p text:style-name="P17"><text:span text:style-name="T1">void</text:span><text:span text:style-name="T2"> </text:span><text:span text:style-name="T3">DisplayPromptDialog</text:span><text:span text:style-name="T4">::</text:span>terminate<text:span text:style-name="T4">(){</text:span></text:p>
      <text:p text:style-name="P17"><text:span text:style-name="T2"><text:s text:c="4"/></text:span><text:span text:style-name="T1">if</text:span><text:span text:style-name="T4">(</text:span><text:span text:style-name="T1">this</text:span><text:span text:style-name="T4">-&gt;</text:span><text:span text:style-name="T14">thread</text:span><text:span text:style-name="T4">!=</text:span>NULL<text:span text:style-name="T2"> </text:span><text:span text:style-name="T4">&amp;&amp;</text:span><text:span text:style-name="T2"> </text:span><text:span text:style-name="T4">!</text:span><text:span text:style-name="T1">this</text:span><text:span text:style-name="T4">-&gt;</text:span><text:span text:style-name="T14">thread</text:span><text:span text:style-name="T4">-&gt;</text:span>isFinished<text:span text:style-name="T2"> </text:span><text:span text:style-name="T4">()</text:span><text:span text:style-name="T2"> </text:span><text:span text:style-name="T4">){</text:span></text:p>
      <text:p text:style-name="P17"><text:span text:style-name="T2"><text:s text:c="9"/></text:span><text:span text:style-name="T1">this</text:span><text:span text:style-name="T4">-&gt;</text:span><text:span text:style-name="T14">thread</text:span><text:span text:style-name="T4">-&gt;</text:span>terminate<text:span text:style-name="T4">();</text:span></text:p>
      <text:p text:style-name="P17"><text:span text:style-name="T2"><text:s text:c="4"/></text:span><text:span text:style-name="T4">}</text:span></text:p>
      <text:p text:style-name="P14"><text:soft-page-break/>}</text:p>
      <text:h text:style-name="Heading_20_2" text:outline-level="2">QT布局管理</text:h>
      <text:p text:style-name="Text_20_body">GridLayout，直接向内部拖放控件即可。</text:p>
      <text:p text:style-name="Text_20_body">水平布局框，可以使用space来定位控件的相对位置。</text:p>
      <text:p text:style-name="Text_20_body"/>
      <text:h text:style-name="Heading_20_2" text:outline-level="2">事件处理</text:h>
      <text:p text:style-name="Text_20_body"><text:tab/>1，事件不同于信号。事件一般是来自操作系统底层的。事件处理时可以用于触发信号。信号是QT的类提供的机制。</text:p>
      <text:p text:style-name="Text_20_body"><text:tab/>2，QT事件会从子控件一直向外层传递。</text:p>
      <text:p text:style-name="Text_20_body">3，当调用QApplication::exec()函数时，就启动了Qt的事件循环。在开始的时候，Qt会发出一些事件命令来显示和绘制窗口部件。在这之后，事件循环就开始运行，它不断检查是否有事件发生并且把这些事件发送给应用程序中的QObject。</text:p>
      <text:p text:style-name="Text_20_body"><text:tab/>QT界面程序上的代码，基本上都是用户事件激活的。如按钮的响应代码，文本框改变事件响应代码等。</text:p>
      <text:p text:style-name="Text_20_body"><text:tab/>这些事件处理程序，如果时间太长，就会阻塞GUI线程。</text:p>
      <text:p text:style-name="Text_20_body"><text:tab/>QT事件处理程序是GUI线程，它收到操作系统或者其他线程发来的事件后，调用对应的事件处理程序处理这些事件。这都发生在单个线程中。</text:p>
      <text:p text:style-name="Text_20_body">4，QApplication::processEvents()函数，告诉Qt处理所有那些还没有被处理的事件，完成后再将控制权返回给调用者。</text:p>
      <text:p text:style-name="Text_20_body"/>
      <text:p text:style-name="Text_20_body"><text:tab/></text:p>
      <text:p text:style-name="Text_20_body"><text:tab/></text:p>
      <text:p text:style-name="Text_20_body"/>
      <text:p text:style-name="Text_20_body"><text:tab/><text:span text:style-name="T16">The QEvent class is the base class of all event classes. Event objects contain event parameters.</text:span></text:p>
      <text:p text:style-name="P1"><text:span text:style-name="T16">Qt's main event loop (</text:span><text:a xlink:type="simple" xlink:href="qthelp://com.trolltech.qt.481/qdoc/qcoreapplication.html#exec"><text:span text:style-name="T25">QCoreApplication::exec</text:span></text:a><text:span text:style-name="T16">()) fetches native window system events from the event queue, translates them into QEvents, and sends the translated events to </text:span><text:a xlink:type="simple" xlink:href="qthelp://com.trolltech.qt.481/qdoc/qobject.html"><text:span text:style-name="T25">QObject</text:span></text:a><text:span text:style-name="T16">s.</text:span></text:p>
      <text:p text:style-name="P1"><text:span text:style-name="T16">In general, events come from the underlying window system (</text:span><text:a xlink:type="simple" xlink:href="qthelp://com.trolltech.qt.481/qdoc/qevent.html#spontaneous"><text:span text:style-name="T25">spontaneous</text:span></text:a><text:span text:style-name="T16">() returns true), but it is also possible to manually send events using</text:span><text:a xlink:type="simple" xlink:href="qthelp://com.trolltech.qt.481/qdoc/qcoreapplication.html#sendEvent"><text:span text:style-name="T25">QCoreApplication::sendEvent</text:span></text:a><text:span text:style-name="T16">() and </text:span><text:a xlink:type="simple" xlink:href="qthelp://com.trolltech.qt.481/qdoc/qcoreapplication.html#postEvent"><text:span text:style-name="T25">QCoreApplication::postEvent</text:span></text:a><text:span text:style-name="T16">() (</text:span><text:a xlink:type="simple" xlink:href="qthelp://com.trolltech.qt.481/qdoc/qevent.html#spontaneous"><text:span text:style-name="T25">spontaneous</text:span></text:a><text:span text:style-name="T16">() returns false).</text:span></text:p>
      <text:p text:style-name="P1"><text:span text:style-name="T16">QObjects receive events by having their </text:span><text:a xlink:type="simple" xlink:href="qthelp://com.trolltech.qt.481/qdoc/qobject.html#event"><text:span text:style-name="T25">QObject::event</text:span></text:a><text:span text:style-name="T16">() function called. The function can be reimplemented in subclasses to customize event handling and add additional event types; </text:span><text:a xlink:type="simple" xlink:href="qthelp://com.trolltech.qt.481/qdoc/qwidget.html#event"><text:span text:style-name="T25">QWidget::event</text:span></text:a><text:span text:style-name="T16">() is a notable example. By default, events are dispatched to event handlers like </text:span><text:a xlink:type="simple" xlink:href="qthelp://com.trolltech.qt.481/qdoc/qobject.html#timerEvent"><text:span text:style-name="T25">QObject::timerEvent</text:span></text:a><text:span text:style-name="T16">() and</text:span><text:a xlink:type="simple" xlink:href="qthelp://com.trolltech.qt.481/qdoc/qwidget.html#mouseMoveEvent"><text:span text:style-name="T25">QWidget::mouseMoveEvent</text:span></text:a><text:span text:style-name="T16">(). </text:span><text:a xlink:type="simple" xlink:href="qthelp://com.trolltech.qt.481/qdoc/qobject.html#installEventFilter"><text:span text:style-name="T25">QObject::installEventFilter</text:span></text:a><text:span text:style-name="T16">() allows an object to intercept events destined for another object.</text:span></text:p>
      <text:p text:style-name="P1"><text:span text:style-name="T16">The basic QEvent contains only an event type parameter and an "accept" flag. The accept flag set with </text:span><text:a xlink:type="simple" xlink:href="qthelp://com.trolltech.qt.481/qdoc/qevent.html#accept"><text:span text:style-name="T25">accept</text:span></text:a><text:span text:style-name="T16">(), and cleared with </text:span><text:a xlink:type="simple" xlink:href="qthelp://com.trolltech.qt.481/qdoc/qevent.html#ignore"><text:span text:style-name="T25">ignore</text:span></text:a><text:span text:style-name="T16">(). It is set by default, but don't rely on this as subclasses may choose to clear it in their constructor.</text:span></text:p>
      <text:p text:style-name="P3"><text:soft-page-break/>Subclasses of QEvent contain additional parameters that describe the particular event.</text:p>
      <text:p text:style-name="Text_20_body"><text:tab/></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多线程</text:h>
      <text:p text:style-name="Text_20_body"><text:tab/>主线程通过“信号—槽”机制实现与从线程的通讯。</text:p>
      <text:p text:style-name="Text_20_body">1，从线程对象定义几个信号。</text:p>
      <text:p text:style-name="Text_20_body">2，从线程触发信号emit 信号。它会同步依次调用注册在信号上的槽函数。</text:p>
      <text:p text:style-name="Text_20_body">3，主线程链接 <text:s/>从线程对象和它的信号，自己的回调函数。 <text:s/>这样，就可以在从线程上回调主线程的函数。</text:p>
      <text:p text:style-name="Text_20_body"><text:tab/>信号：</text:p>
      <text:p text:style-name="Text_20_body">Q_OBJECT <text:s text:c="3"/>表示这是QObject的子类。QT编译器会生成代码。</text:p>
      <text:p text:style-name="Text_20_body">Signals:</text:p>
      <text:p text:style-name="Text_20_body"><text:tab/>信号函数签名。</text:p>
      <text:p text:style-name="Text_20_body"/>
      <text:p text:style-name="Text_20_body"><text:tab/>触发信号时：</text:p>
      <text:p text:style-name="Text_20_body">emit <text:s/>信号函数调用。</text:p>
      <text:h text:style-name="P88" text:outline-level="2">A Small Example</text:h>
      <text:p text:style-name="P3">A minimal C++ class declaration might read:</text:p>
      <text:p text:style-name="P46"><text:s/><text:span text:style-name="T15">class Counter</text:span></text:p>
      <text:p text:style-name="P46"><text:s/><text:span text:style-name="T15">{</text:span></text:p>
      <text:p text:style-name="P46"><text:s/><text:span text:style-name="T15">public:</text:span></text:p>
      <text:p text:style-name="P46"><text:s text:c="5"/><text:span text:style-name="T15">Counter() { m_value = 0; }</text:span></text:p>
      <text:p text:style-name="P49"/>
      <text:p text:style-name="P46"><text:soft-page-break/><text:s text:c="5"/><text:span text:style-name="T64">int</text:span><text:span text:style-name="T15"> value() const { return m_value; }</text:span></text:p>
      <text:p text:style-name="P46"><text:s text:c="5"/><text:span text:style-name="T64">void</text:span><text:span text:style-name="T15"> setValue(</text:span><text:span text:style-name="T64">int</text:span><text:span text:style-name="T15"> value);</text:span></text:p>
      <text:p text:style-name="P49"/>
      <text:p text:style-name="P46"><text:s/><text:span text:style-name="T15">private:</text:span></text:p>
      <text:p text:style-name="P46"><text:s text:c="5"/><text:span text:style-name="T64">int</text:span><text:span text:style-name="T15"> m_value;</text:span></text:p>
      <text:p text:style-name="P46"><text:s/><text:span text:style-name="T15">};</text:span></text:p>
      <text:p text:style-name="P1"><text:span text:style-name="T16">A small </text:span><text:a xlink:type="simple" xlink:href="qthelp://com.trolltech.qt.481/qdoc/qobject.html"><text:span text:style-name="T25">QObject</text:span></text:a><text:span text:style-name="T16">-based class might read:</text:span></text:p>
      <text:p text:style-name="P46"><text:s/><text:span text:style-name="T15">#include &lt;QObject&gt;</text:span></text:p>
      <text:p text:style-name="P49"/>
      <text:p text:style-name="P48"><text:span text:style-name="T20"><text:s/></text:span><text:span text:style-name="T19">class Counter : public </text:span><text:a xlink:type="simple" xlink:href="qthelp://com.trolltech.qt.481/qdoc/qobject.html"><text:span text:style-name="T26">QObject</text:span></text:a></text:p>
      <text:p text:style-name="P46"><text:s/><text:span text:style-name="T15">{</text:span></text:p>
      <text:p text:style-name="P46"><text:s text:c="5"/><text:span text:style-name="T15">Q_OBJECT</text:span></text:p>
      <text:p text:style-name="P49"/>
      <text:p text:style-name="P46"><text:s/><text:span text:style-name="T15">public:</text:span></text:p>
      <text:p text:style-name="P46"><text:s text:c="5"/><text:span text:style-name="T15">Counter() { m_value = 0; }</text:span></text:p>
      <text:p text:style-name="P49"/>
      <text:p text:style-name="P46"><text:s text:c="5"/><text:span text:style-name="T64">int</text:span><text:span text:style-name="T15"> value() const { return m_value; }</text:span></text:p>
      <text:p text:style-name="P49"/>
      <text:p text:style-name="P46"><text:s/><text:span text:style-name="T15">public slots:</text:span></text:p>
      <text:p text:style-name="P46"><text:s text:c="5"/><text:span text:style-name="T64">void</text:span><text:span text:style-name="T15"> setValue(</text:span><text:span text:style-name="T64">int</text:span><text:span text:style-name="T15"> value);</text:span></text:p>
      <text:p text:style-name="P49"><text:soft-page-break/></text:p>
      <text:p text:style-name="P46"><text:s/><text:span text:style-name="T15">signals:</text:span></text:p>
      <text:p text:style-name="P46"><text:s text:c="5"/><text:span text:style-name="T64">void</text:span><text:span text:style-name="T15"> valueChanged(</text:span><text:span text:style-name="T64">int</text:span><text:span text:style-name="T15"> newValue);</text:span></text:p>
      <text:p text:style-name="P49"/>
      <text:p text:style-name="P46"><text:s/><text:span text:style-name="T15">private:</text:span></text:p>
      <text:p text:style-name="P46"><text:s text:c="5"/><text:span text:style-name="T64">int</text:span><text:span text:style-name="T15"> m_value;</text:span></text:p>
      <text:p text:style-name="P46"><text:s/><text:span text:style-name="T15">};</text:span></text:p>
      <text:p text:style-name="P1"><text:span text:style-name="T16">The </text:span><text:a xlink:type="simple" xlink:href="qthelp://com.trolltech.qt.481/qdoc/qobject.html"><text:span text:style-name="T25">QObject</text:span></text:a><text:span text:style-name="T16">-based version has the same internal state, and provides public methods to access the state, but in addition it has support for component programming using signals and slots. This class can tell the outside world that its state has changed by emitting a signal, </text:span><text:span text:style-name="Teletype"><text:span text:style-name="T16">valueChanged()</text:span></text:span><text:span text:style-name="T16">, and it has a slot which other objects can send signals to.</text:span></text:p>
      <text:p text:style-name="P1"><text:span text:style-name="T16">All classes that contain signals or slots must mention </text:span><text:a xlink:type="simple" xlink:href="qthelp://com.trolltech.qt.481/qdoc/qobject.html#Q_OBJECT"><text:span text:style-name="T25">Q_OBJECT</text:span></text:a><text:span text:style-name="T16"> at the top of their declaration. They must also derive (directly or indirectly) from </text:span><text:a xlink:type="simple" xlink:href="qthelp://com.trolltech.qt.481/qdoc/qobject.html"><text:span text:style-name="T25">QObject</text:span></text:a><text:span text:style-name="T16">.</text:span></text:p>
      <text:p text:style-name="P1"><text:span text:style-name="T16">Slots are implemented by the application programmer. Here is a possible implementation of the </text:span><text:span text:style-name="Teletype"><text:span text:style-name="T16">Counter::setValue()</text:span></text:span><text:span text:style-name="T16"> slot:</text:span></text:p>
      <text:p text:style-name="P4"><text:tab/>继承QObject类，就有了使用信号和槽的组件编程能力。类能够向外界发送信号。其他QObject类的子类的slot能够链接到我们的信号上，能够收到这个信号。</text:p>
      <text:p text:style-name="P4"><text:tab/>所有类要使用信号和槽，就必须在类的声明开始处，加上Q_OBJECT宏，并且是QObject的子类。</text:p>
      <text:p text:style-name="P4"/>
      <text:p text:style-name="P46"><text:s/><text:span text:style-name="T64">void</text:span><text:span text:style-name="T15"> Counter::setValue(</text:span><text:span text:style-name="T64">int</text:span><text:span text:style-name="T15"> value)</text:span></text:p>
      <text:p text:style-name="P46"><text:s/><text:span text:style-name="T15">{</text:span></text:p>
      <text:p text:style-name="P46"><text:s text:c="5"/><text:span text:style-name="T15">if (value != m_value) {</text:span></text:p>
      <text:p text:style-name="P46"><text:s text:c="9"/><text:span text:style-name="T15">m_value = value;</text:span></text:p>
      <text:p text:style-name="P46"><text:s text:c="9"/><text:span text:style-name="T15">emit valueChanged(value);</text:span></text:p>
      <text:p text:style-name="P46"><text:s text:c="5"/><text:span text:style-name="T15">}</text:span></text:p>
      <text:p text:style-name="P46"><text:s/><text:span text:style-name="T15">}</text:span></text:p>
      <text:p text:style-name="P1"><text:soft-page-break/><text:span text:style-name="T16">The </text:span><text:span text:style-name="Teletype"><text:span text:style-name="T16">emit</text:span></text:span><text:span text:style-name="T16"> line emits the signal </text:span><text:span text:style-name="Teletype"><text:span text:style-name="T16">valueChanged()</text:span></text:span><text:span text:style-name="T16"> from the object, with the new value as argument.</text:span></text:p>
      <text:p text:style-name="P1"><text:span text:style-name="T16">In the following code snippet, we create two </text:span><text:span text:style-name="Teletype"><text:span text:style-name="T16">Counter</text:span></text:span><text:span text:style-name="T16"> objects and connect the first object's </text:span><text:span text:style-name="Teletype"><text:span text:style-name="T16">valueChanged()</text:span></text:span><text:span text:style-name="T16"> signal to the second object's </text:span><text:span text:style-name="Teletype"><text:span text:style-name="T16">setValue()</text:span></text:span><text:span text:style-name="T16"> slot using</text:span><text:a xlink:type="simple" xlink:href="qthelp://com.trolltech.qt.481/qdoc/qobject.html#connect"><text:span text:style-name="T25">QObject::connect</text:span></text:a><text:span text:style-name="T16">():</text:span></text:p>
      <text:p text:style-name="P46"><text:s text:c="5"/><text:span text:style-name="T15">Counter a, b;</text:span></text:p>
      <text:p text:style-name="P48"><text:span text:style-name="T20"><text:s text:c="5"/></text:span><text:a xlink:type="simple" xlink:href="qthelp://com.trolltech.qt.481/qdoc/qobject.html"><text:span text:style-name="T26">QObject</text:span></text:a><text:span text:style-name="T19">::connect(&amp;a, SIGNAL(valueChanged(</text:span><text:span text:style-name="T37">int</text:span><text:span text:style-name="T19">)),</text:span></text:p>
      <text:p text:style-name="P46"><text:s text:c="22"/><text:span text:style-name="T15">&amp;b, SLOT(setValue(</text:span><text:span text:style-name="T64">int</text:span><text:span text:style-name="T15">)));</text:span></text:p>
      <text:p text:style-name="P49"/>
      <text:p text:style-name="P46"><text:s text:c="5"/><text:span text:style-name="T15">a.setValue(12); <text:s text:c="4"/>// a.value() == 12, b.value() == 12</text:span></text:p>
      <text:p text:style-name="P46"><text:s text:c="5"/><text:span text:style-name="T15">b.setValue(48); <text:s text:c="4"/>// a.value() == 12, b.value() == 48</text:span></text:p>
      <text:p text:style-name="P1"><text:span text:style-name="T16">Calling </text:span><text:span text:style-name="Teletype"><text:span text:style-name="T16">a.setValue(12)</text:span></text:span><text:span text:style-name="T16"> makes </text:span><text:span text:style-name="Teletype"><text:span text:style-name="T16">a</text:span></text:span><text:span text:style-name="T16"> emit a </text:span><text:span text:style-name="Teletype"><text:span text:style-name="T16">valueChanged(12)</text:span></text:span><text:span text:style-name="T16"> signal, which </text:span><text:span text:style-name="Teletype"><text:span text:style-name="T16">b</text:span></text:span><text:span text:style-name="T16"> will receive in its </text:span><text:span text:style-name="Teletype"><text:span text:style-name="T16">setValue()</text:span></text:span><text:span text:style-name="T16"> slot, i.e. </text:span><text:span text:style-name="Teletype"><text:span text:style-name="T16">b.setValue(12)</text:span></text:span><text:span text:style-name="T16"> is called. Then </text:span><text:span text:style-name="Teletype"><text:span text:style-name="T16">b</text:span></text:span><text:span text:style-name="T16"> emits the same</text:span><text:span text:style-name="Teletype"><text:span text:style-name="T16">valueChanged()</text:span></text:span><text:span text:style-name="T16"> signal, but since no slot has been connected to </text:span><text:span text:style-name="Teletype"><text:span text:style-name="T16">b</text:span></text:span><text:span text:style-name="T16">'s </text:span><text:span text:style-name="Teletype"><text:span text:style-name="T16">valueChanged()</text:span></text:span><text:span text:style-name="T16"> signal, the signal is ignored.</text:span></text:p>
      <text:p text:style-name="P1"><text:span text:style-name="T16">Note that the </text:span><text:span text:style-name="Teletype"><text:span text:style-name="T16">setValue()</text:span></text:span><text:span text:style-name="T16"> function sets the value and emits the signal only if </text:span><text:span text:style-name="Teletype"><text:span text:style-name="T16">value != m_value</text:span></text:span><text:span text:style-name="T16">. This prevents infinite looping in the case of cyclic connections (e.g., if</text:span><text:span text:style-name="Teletype"><text:span text:style-name="T16">b.valueChanged()</text:span></text:span><text:span text:style-name="T16"> were connected to </text:span><text:span text:style-name="Teletype"><text:span text:style-name="T16">a.setValue()</text:span></text:span><text:span text:style-name="T16">).</text:span></text:p>
      <text:p text:style-name="P1"><text:span text:style-name="T16">By default, for every connection you make, a signal is emitted; two signals are emitted for duplicate connections. You can break all of these connections with a single disconnect() call. If you pass the </text:span><text:a xlink:type="simple" xlink:href="qthelp://com.trolltech.qt.481/qdoc/qt.html#ConnectionType-enum"><text:span text:style-name="T25">Qt::UniqueConnection</text:span></text:a><text:span text:style-name="T16"> </text:span><text:span text:style-name="T18">type</text:span><text:span text:style-name="T16">, the connection will only be made if it is not a duplicate. If there is already a duplicate (exact same signal to the exact same slot on the same objects), the connection will fail and connect will return false</text:span></text:p>
      <text:p text:style-name="P1"><text:span text:style-name="T16">This example illustrates that objects can work together without needing to know any information about each other. To enable this, the objects only need to be connected together, and this can be achieved with some simple </text:span><text:a xlink:type="simple" xlink:href="qthelp://com.trolltech.qt.481/qdoc/qobject.html#connect"><text:span text:style-name="T25">QObject::connect</text:span></text:a><text:span text:style-name="T16">() function calls, or with </text:span><text:span text:style-name="Teletype"><text:span text:style-name="T16">uic</text:span></text:span><text:span text:style-name="T16">'s </text:span><text:a xlink:type="simple" xlink:href="qthelp://com.trolltech.qt.481/qdoc/designer-using-a-ui-file.html#automatic-connections"><text:span text:style-name="T25">automatic connections</text:span></text:a><text:span text:style-name="T16"> feature.</text:span></text:p>
      <text:p text:style-name="Text_20_body"><text:bookmark text:name="building-the-example"/><text:line-break/></text:p>
      <text:p text:style-name="Text_20_body"><text:tab/>一些非GUI的QObject子类，如QTimer，QProcess，以及用于网络方面的类都是可重入的。只要任意线程处于事件循环中，就可以在这个线程中使用它们。对于次线程，通过调用QThread::exec()或者其他方便函数，如QProcess::waitForFinished()和QAbstractSock::waitForDisconnected()，都可以启动这样一个事件循环。</text:p>
      <text:p text:style-name="Text_20_body"><text:tab/>Qwidget和它的子类都是不可重入的。我们不能在一个来自次线程的窗口部件上直接调用函数。</text:p>
      <text:p text:style-name="Text_20_body"><text:tab/>现在如果需要从次线程中修改一个QLabel中的文本，可以发射一个链接到QLabel::setText（）的信号，或者在从线程中调用QMetaObject::invokeMethod()。</text:p>
      <text:p text:style-name="Text_20_body"/>
      <text:p text:style-name="Text_20_body"/>
      <text:p text:style-name="P2">The QMetaObject class contains meta-information about Qt objects.</text:p>
      <text:p text:style-name="P1"><text:span text:style-name="T16">The Qt </text:span><text:a xlink:type="simple" xlink:href="qthelp://com.trolltech.qt.481/qdoc/metaobjects.html#meta-object-system"><text:span text:style-name="T25">Meta-Object System</text:span></text:a><text:span text:style-name="T16"> in Qt is responsible for the signals and slots inter-object communication mechanism, runtime type information, and the Qt property system. A single QMetaObject instance is </text:span><text:soft-page-break/><text:span text:style-name="T16">created for each </text:span><text:a xlink:type="simple" xlink:href="qthelp://com.trolltech.qt.481/qdoc/qobject.html"><text:span text:style-name="T25">QObject</text:span></text:a><text:span text:style-name="T16"> subclass that is used in an application, and this instance stores all the meta-information for the </text:span><text:a xlink:type="simple" xlink:href="qthelp://com.trolltech.qt.481/qdoc/qobject.html"><text:span text:style-name="T25">QObject</text:span></text:a><text:span text:style-name="T16"> subclass. This object is available as </text:span><text:a xlink:type="simple" xlink:href="qthelp://com.trolltech.qt.481/qdoc/qobject.html#metaObject"><text:span text:style-name="T25">QObject::metaObject</text:span></text:a><text:span text:style-name="T16">().</text:span></text:p>
      <text:p text:style-name="P3">This class is not normally required for application programming, but it is useful if you write meta-applications, such as scripting engines or GUI builders.</text:p>
      <text:p text:style-name="P3">The functions you are most likely to find useful are these:</text:p>
      <text:list xml:id="list1591714226" text:style-name="L4">
        <text:list-item>
          <text:p text:style-name="P75"><text:a xlink:type="simple" xlink:href="qthelp://com.trolltech.qt.481/qdoc/qmetaobject.html#className"><text:span text:style-name="T25">className</text:span></text:a><text:span text:style-name="T16">() returns the name of a class.</text:span></text:p>
        </text:list-item>
        <text:list-item>
          <text:p text:style-name="P75"><text:a xlink:type="simple" xlink:href="qthelp://com.trolltech.qt.481/qdoc/qmetaobject.html#superClass"><text:span text:style-name="T25">superClass</text:span></text:a><text:span text:style-name="T16">() returns the superclass's meta-object.</text:span></text:p>
        </text:list-item>
        <text:list-item>
          <text:p text:style-name="P75"><text:a xlink:type="simple" xlink:href="qthelp://com.trolltech.qt.481/qdoc/qmetaobject.html#method"><text:span text:style-name="T25">method</text:span></text:a><text:span text:style-name="T16">() and </text:span><text:a xlink:type="simple" xlink:href="qthelp://com.trolltech.qt.481/qdoc/qmetaobject.html#methodCount"><text:span text:style-name="T25">methodCount</text:span></text:a><text:span text:style-name="T16">() provide information about a class's meta-methods (signals, slots and other </text:span><text:a xlink:type="simple" xlink:href="qthelp://com.trolltech.qt.481/qdoc/qobject.html#Q_INVOKABLE"><text:span text:style-name="T25">invokable</text:span></text:a><text:span text:style-name="T16"> member functions).</text:span></text:p>
        </text:list-item>
        <text:list-item>
          <text:p text:style-name="P75"><text:a xlink:type="simple" xlink:href="qthelp://com.trolltech.qt.481/qdoc/qmetaobject.html#enumerator"><text:span text:style-name="T25">enumerator</text:span></text:a><text:span text:style-name="T16">() and </text:span><text:a xlink:type="simple" xlink:href="qthelp://com.trolltech.qt.481/qdoc/qmetaobject.html#enumeratorCount"><text:span text:style-name="T25">enumeratorCount</text:span></text:a><text:span text:style-name="T16">() and provide information about a class's enumerators.</text:span></text:p>
        </text:list-item>
        <text:list-item>
          <text:p text:style-name="P75"><text:a xlink:type="simple" xlink:href="qthelp://com.trolltech.qt.481/qdoc/qmetaobject.html#propertyCount"><text:span text:style-name="T25">propertyCount</text:span></text:a><text:span text:style-name="T16">() and </text:span><text:a xlink:type="simple" xlink:href="qthelp://com.trolltech.qt.481/qdoc/qmetaobject.html#property"><text:span text:style-name="T25">property</text:span></text:a><text:span text:style-name="T16">() provide information about a class's properties.</text:span></text:p>
        </text:list-item>
        <text:list-item>
          <text:p text:style-name="P75"><text:a xlink:type="simple" xlink:href="qthelp://com.trolltech.qt.481/qdoc/qmetaobject.html#constructor"><text:span text:style-name="T25">constructor</text:span></text:a><text:span text:style-name="T16">() and </text:span><text:a xlink:type="simple" xlink:href="qthelp://com.trolltech.qt.481/qdoc/qmetaobject.html#constructorCount"><text:span text:style-name="T25">constructorCount</text:span></text:a><text:span text:style-name="T16">() provide information about a class's meta-constructors.</text:span></text:p>
        </text:list-item>
      </text:list>
      <text:p text:style-name="P1"><text:span text:style-name="T16">The index functions </text:span><text:a xlink:type="simple" xlink:href="qthelp://com.trolltech.qt.481/qdoc/qmetaobject.html#indexOfConstructor"><text:span text:style-name="T25">indexOfConstructor</text:span></text:a><text:span text:style-name="T16">(), </text:span><text:a xlink:type="simple" xlink:href="qthelp://com.trolltech.qt.481/qdoc/qmetaobject.html#indexOfMethod"><text:span text:style-name="T25">indexOfMethod</text:span></text:a><text:span text:style-name="T16">(), </text:span><text:a xlink:type="simple" xlink:href="qthelp://com.trolltech.qt.481/qdoc/qmetaobject.html#indexOfEnumerator"><text:span text:style-name="T25">indexOfEnumerator</text:span></text:a><text:span text:style-name="T16">(), and </text:span><text:a xlink:type="simple" xlink:href="qthelp://com.trolltech.qt.481/qdoc/qmetaobject.html#indexOfProperty"><text:span text:style-name="T25">indexOfProperty</text:span></text:a><text:span text:style-name="T16">() map names of constructors, member functions, enumerators, or properties to indexes in the meta-object. For example, Qt uses </text:span><text:a xlink:type="simple" xlink:href="qthelp://com.trolltech.qt.481/qdoc/qmetaobject.html#indexOfMethod"><text:span text:style-name="T25">indexOfMethod</text:span></text:a><text:span text:style-name="T16">() internally when you connect a signal to a slot.</text:span></text:p>
      <text:p text:style-name="P1"><text:span text:style-name="T16">Classes can also have a list of </text:span><text:span text:style-name="T18">name</text:span><text:span text:style-name="T16">--</text:span><text:span text:style-name="T18">value</text:span><text:span text:style-name="T16"> pairs of additional class information, stored in </text:span><text:a xlink:type="simple" xlink:href="qthelp://com.trolltech.qt.481/qdoc/qmetaclassinfo.html"><text:span text:style-name="T25">QMetaClassInfo</text:span></text:a><text:span text:style-name="T16"> objects. The number of pairs is returned by</text:span><text:a xlink:type="simple" xlink:href="qthelp://com.trolltech.qt.481/qdoc/qmetaobject.html#classInfoCount"><text:span text:style-name="T25">classInfoCount</text:span></text:a><text:span text:style-name="T16">(), single pairs are returned by </text:span><text:a xlink:type="simple" xlink:href="qthelp://com.trolltech.qt.481/qdoc/qmetaobject.html#classInfo"><text:span text:style-name="T25">classInfo</text:span></text:a><text:span text:style-name="T16">(), and you can search for pairs with </text:span><text:a xlink:type="simple" xlink:href="qthelp://com.trolltech.qt.481/qdoc/qmetaobject.html#indexOfClassInfo"><text:span text:style-name="T25">indexOfClassInfo</text:span></text:a><text:span text:style-name="T16">().</text:span></text:p>
      <text:p text:style-name="Text_20_body"/>
      <text:p text:style-name="Text_20_body"><text:tab/><text:span text:style-name="T3">MainWindow</text:span><text:span text:style-name="T4">::</text:span><text:span text:style-name="T3">MainWindow</text:span><text:span text:style-name="T4">(</text:span><text:span text:style-name="T3">QWidget</text:span><text:span text:style-name="T2"> </text:span><text:span text:style-name="T4">*parent)</text:span><text:span text:style-name="T2"> </text:span><text:span text:style-name="T4">:</text:span></text:p>
      <text:p text:style-name="P17"><text:span text:style-name="T2"><text:s text:c="4"/></text:span><text:span text:style-name="T3">QMainWindow</text:span><text:span text:style-name="T4">(parent),</text:span></text:p>
      <text:p text:style-name="P17"><text:span text:style-name="T2"><text:s text:c="4"/></text:span><text:span text:style-name="T14">ui</text:span><text:span text:style-name="T4">(</text:span><text:span text:style-name="T1">new</text:span><text:span text:style-name="T2"> </text:span><text:span text:style-name="T3">Ui</text:span><text:span text:style-name="T4">::</text:span><text:span text:style-name="T3">MainWindow</text:span><text:span text:style-name="T4">)</text:span></text:p>
      <text:p text:style-name="P18">{</text:p>
      <text:p text:style-name="P17"><text:span text:style-name="T2"><text:s text:c="4"/></text:span><text:span text:style-name="T14">ui</text:span><text:span text:style-name="T4">-&gt;</text:span>setupUi<text:span text:style-name="T4">(</text:span><text:span text:style-name="T1">this</text:span><text:span text:style-name="T4">);</text:span></text:p>
      <text:p text:style-name="P17"><text:span text:style-name="T2"><text:s text:c="4"/></text:span><text:span text:style-name="T1">this</text:span><text:span text:style-name="T4">-&gt;</text:span><text:span text:style-name="T14">ui</text:span><text:span text:style-name="T4">-&gt;</text:span><text:span text:style-name="T14">label</text:span><text:span text:style-name="T4">-&gt;</text:span>setText<text:span text:style-name="T4">(</text:span><text:span text:style-name="T1">this</text:span><text:span text:style-name="T4">-&gt;</text:span><text:span text:style-name="T5">metaObject</text:span><text:span text:style-name="T4">()-&gt;</text:span>className<text:span text:style-name="T4">());</text:span></text:p>
      <text:p text:style-name="P18">}</text:p>
      <text:h text:style-name="Heading_20_3" text:outline-level="3"><text:span text:style-name="T21">QmetaObject::</text:span><text:span text:style-name="T39">invokeMethod</text:span></text:h>
      <text:p text:style-name="Text_20_body"><text:span text:style-name="T39">1， </text:span><text:span text:style-name="T41">Qt</text:span><text:span text:style-name="T30">::</text:span><text:span text:style-name="T41">AutoConnection 是默认连接类型参数。 <text:s/>QGenericReturnArgument</text:span><text:span text:style-name="T30">() <text:s/>是默认返回值。</text:span></text:p>
      <text:p text:style-name="P6"/>
      <text:p text:style-name="Text_20_body"><text:span text:style-name="T39"><text:s/>Invokes the </text:span><text:span text:style-name="T40">member</text:span><text:span text:style-name="T39"> (a signal or a slot name <text:s/>调用信号或者槽) on the object </text:span><text:span text:style-name="T40">obj</text:span><text:span text:style-name="T39">. Returns true if the member could be invoked. Returns false if there is no such member or the parameters did not match.</text:span></text:p>
      <text:p text:style-name="P3">The invocation can be either synchronous or asynchronous, depending on <text:span text:style-name="T76">type</text:span>:</text:p>
      <text:list xml:id="list1746071652" text:style-name="L5">
        <text:list-item>
          <text:p text:style-name="P76"><text:span text:style-name="T16">If </text:span><text:span text:style-name="T18">type</text:span><text:span text:style-name="T16"> is </text:span><text:a xlink:type="simple" xlink:href="qthelp://com.trolltech.qt.481/qdoc/qt.html#ConnectionType-enum"><text:span text:style-name="T25">Qt::DirectConnection</text:span></text:a><text:span text:style-name="T16">, the member will be invoked immediately. <text:s text:c="2"/>立刻同步调用。</text:span></text:p>
        </text:list-item>
        <text:list-item>
          <text:p text:style-name="P76"><text:span text:style-name="T16">If </text:span><text:span text:style-name="T18">type</text:span><text:span text:style-name="T16"> is </text:span><text:a xlink:type="simple" xlink:href="qthelp://com.trolltech.qt.481/qdoc/qt.html#ConnectionType-enum"><text:span text:style-name="T25">Qt::QueuedConnection</text:span></text:a><text:span text:style-name="T16">, a </text:span><text:a xlink:type="simple" xlink:href="qthelp://com.trolltech.qt.481/qdoc/qevent.html"><text:span text:style-name="T25">QEvent</text:span></text:a><text:span text:style-name="T16"> will be sent and the member is invoked as soon as the application enters the main event loop. <text:s text:c="9"/>发送事件排队，一旦主事件循环收到这个事件，就会在GUI线程中执行。</text:span></text:p>
        </text:list-item>
        <text:list-item>
          <text:p text:style-name="P76"><text:span text:style-name="T16">If </text:span><text:span text:style-name="T18">type</text:span><text:span text:style-name="T16"> is </text:span><text:a xlink:type="simple" xlink:href="qthelp://com.trolltech.qt.481/qdoc/qt.html#ConnectionType-enum"><text:span text:style-name="T25">Qt::BlockingQueuedConnection</text:span></text:a><text:span text:style-name="T16">, the method will be invoked in the same way as for </text:span><text:a xlink:type="simple" xlink:href="qthelp://com.trolltech.qt.481/qdoc/qt.html#ConnectionType-enum"><text:span text:style-name="T25">Qt::QueuedConnection</text:span></text:a><text:span text:style-name="T16">, except that the current thread will block until the event is delivered. Using this connection type to communicate between objects in the same thread will lead to deadlocks.</text:span></text:p>
          <text:list>
            <text:list-header>
              <text:p text:style-name="P81"><text:soft-page-break/>发送事件排队，并且阻塞当前线程，等待事件被发送。如果目标对象和自己在同一个线程中，将会死锁。</text:p>
            </text:list-header>
          </text:list>
        </text:list-item>
        <text:list-item>
          <text:p text:style-name="P76"><text:span text:style-name="T16">If </text:span><text:span text:style-name="T18">type</text:span><text:span text:style-name="T16"> is </text:span><text:a xlink:type="simple" xlink:href="qthelp://com.trolltech.qt.481/qdoc/qt.html#ConnectionType-enum"><text:span text:style-name="T25">Qt::AutoConnection</text:span></text:a><text:span text:style-name="T16">, the member is invoked synchronously if </text:span><text:span text:style-name="T18">obj</text:span><text:span text:style-name="T16"> lives in the same thread as the caller; otherwise it will invoke the member asynchronously.</text:span></text:p>
        </text:list-item>
      </text:list>
      <text:p text:style-name="P7"><text:tab/><text:tab/><text:tab/>如果目标对象在调用者同一个线程中，将会同步立刻调用该函数。否则，将会通过事件队列异步调用。</text:p>
      <text:p text:style-name="P7"><text:tab/>每一个线程都有自己的事件队列。</text:p>
      <text:p text:style-name="P7"/>
      <text:p text:style-name="Preformatted_20_Text"><text:a xlink:type="simple" xlink:href="qthelp://com.trolltech.qt.481/qdoc/qmetaobject.html"><text:span text:style-name="T26">QMetaObject</text:span></text:a><text:span text:style-name="T23">::invokeMethod(pushButton, "animateClick",</text:span></text:p>
      <text:p text:style-name="P48"><text:span text:style-name="T20"><text:s text:c="27"/></text:span><text:a xlink:type="simple" xlink:href="qthelp://com.trolltech.qt.481/qdoc/qt.html"><text:span text:style-name="T26">Qt</text:span></text:a><text:span text:style-name="T19">::QueuedConnection);</text:span></text:p>
      <text:p text:style-name="Text_20_body"><text:span text:style-name="T24">To synchronously invoke the </text:span><text:span text:style-name="Teletype"><text:span text:style-name="T24">compute(QString, int, double)</text:span></text:span><text:span text:style-name="T24"> slot on some arbitrary object </text:span><text:span text:style-name="Teletype"><text:span text:style-name="T24">obj</text:span></text:span><text:span text:style-name="T24"> retrieve its return value:</text:span></text:p>
      <text:p text:style-name="P48"><text:span text:style-name="T20"><text:s/></text:span><text:a xlink:type="simple" xlink:href="qthelp://com.trolltech.qt.481/qdoc/qstring.html"><text:span text:style-name="T26">QString</text:span></text:a><text:span text:style-name="T19"> retVal;</text:span></text:p>
      <text:p text:style-name="P48"><text:span text:style-name="T20"><text:s/></text:span><text:a xlink:type="simple" xlink:href="qthelp://com.trolltech.qt.481/qdoc/qmetaobject.html"><text:span text:style-name="T26">QMetaObject</text:span></text:a><text:span text:style-name="T19">::invokeMethod(obj, "compute", </text:span><text:a xlink:type="simple" xlink:href="qthelp://com.trolltech.qt.481/qdoc/qt.html"><text:span text:style-name="T26">Qt</text:span></text:a><text:span text:style-name="T19">::DirectConnection,</text:span></text:p>
      <text:p text:style-name="P48"><text:span text:style-name="T20"><text:s text:c="27"/></text:span><text:span text:style-name="T19">Q_RETURN_ARG(</text:span><text:a xlink:type="simple" xlink:href="qthelp://com.trolltech.qt.481/qdoc/qstring.html"><text:span text:style-name="T26">QString</text:span></text:a><text:span text:style-name="T19">, retVal),</text:span></text:p>
      <text:p text:style-name="P48"><text:span text:style-name="T20"><text:s text:c="27"/></text:span><text:span text:style-name="T19">Q_ARG(</text:span><text:a xlink:type="simple" xlink:href="qthelp://com.trolltech.qt.481/qdoc/qstring.html"><text:span text:style-name="T26">QString</text:span></text:a><text:span text:style-name="T19">, "sqrt"),</text:span></text:p>
      <text:p text:style-name="P46"><text:s text:c="27"/><text:span text:style-name="T15">Q_ARG(</text:span><text:span text:style-name="T64">int</text:span><text:span text:style-name="T15">, 42),</text:span></text:p>
      <text:p text:style-name="P46"><text:s text:c="27"/><text:span text:style-name="T15">Q_ARG(</text:span><text:span text:style-name="T64">double</text:span><text:span text:style-name="T15">, 9.7));</text:span></text:p>
      <text:p text:style-name="Text_20_body"><text:span text:style-name="T43">我们如何调用驻足在其他线程里的</text:span><text:span text:style-name="T42">QObject</text:span><text:span text:style-name="T43">方法呢？</text:span><text:span text:style-name="T42">Qt</text:span><text:span text:style-name="T43">提供了一种非常友好而且干净的解决方案：向事件队列</text:span><text:span text:style-name="T42">post</text:span><text:span text:style-name="T43">一个事件，事件的处理将以调用我们所感兴趣的方法为主（当然这需要线程有一个正在运行的事件循环）。而触发机制的实现是由</text:span><text:span text:style-name="T42">moc</text:span><text:span text:style-name="T43">提供的内省方法实现的。因此，只有信号、槽以及</text:span><text:span text:style-name="Strong_20_Emphasis"><text:span text:style-name="T45">被标记成</text:span></text:span><text:span text:style-name="Strong_20_Emphasis"><text:span text:style-name="T44">Q_INVOKABLE</text:span></text:span><text:span text:style-name="Strong_20_Emphasis"><text:span text:style-name="T45">的方法才能够被其它线程所触发调用</text:span></text:span><text:span text:style-name="T43">。如果你不想通过跨线程的信号、槽这一方法来实现调用驻足在其他线程里的</text:span><text:span text:style-name="T42">QObject</text:span><text:span text:style-name="T43">方法。另一选择就是将方法声明为</text:span><text:span text:style-name="T42">Q_INVOKABLE</text:span><text:span text:style-name="T43">，并且在另一线程中用</text:span><text:span text:style-name="Strong_20_Emphasis"><text:span text:style-name="T44">invokeMethod</text:span></text:span><text:span text:style-name="T43">唤起。</text:span></text:p>
      <text:p text:style-name="P8"/>
      <text:p text:style-name="P8"/>
      <text:p text:style-name="P7"/>
      <text:p text:style-name="Preformatted_20_Text"><text:span text:style-name="T2"><text:s/></text:span><text:span text:style-name="T1">static</text:span><text:span text:style-name="T2"> </text:span><text:span text:style-name="T1">bool</text:span><text:span text:style-name="T2"> </text:span>invokeMethod<text:span text:style-name="T4">(</text:span><text:span text:style-name="T3">QObject</text:span><text:span text:style-name="T2"> </text:span><text:span text:style-name="T4">*</text:span>obj<text:span text:style-name="T4">,</text:span><text:span text:style-name="T2"> </text:span><text:span text:style-name="T1">const</text:span><text:span text:style-name="T2"> </text:span><text:span text:style-name="T1">char</text:span><text:span text:style-name="T2"> </text:span><text:span text:style-name="T4">*</text:span>member<text:span text:style-name="T4">,</text:span></text:p>
      <text:p text:style-name="P17"><text:span text:style-name="T2"><text:s text:c="29"/></text:span><text:span text:style-name="T3">Qt</text:span><text:span text:style-name="T4">::</text:span><text:span text:style-name="T3">ConnectionType</text:span><text:span text:style-name="T4">,</text:span></text:p>
      <text:p text:style-name="P17"><text:span text:style-name="T2"><text:s text:c="29"/></text:span><text:span text:style-name="T3">QGenericReturnArgument</text:span><text:span text:style-name="T2"> </text:span>ret<text:span text:style-name="T4">,</text:span></text:p>
      <text:p text:style-name="P17"><text:span text:style-name="T2"><text:s text:c="29"/></text:span><text:span text:style-name="T3">QGenericArgument</text:span><text:span text:style-name="T2"> </text:span>val0<text:span text:style-name="T2"> </text:span><text:span text:style-name="T4">=</text:span><text:span text:style-name="T2"> </text:span><text:span text:style-name="T3">QGenericArgument</text:span><text:span text:style-name="T4">(</text:span><text:span text:style-name="T11">0</text:span><text:span text:style-name="T4">),</text:span></text:p>
      <text:p text:style-name="P17"><text:span text:style-name="T2"><text:s text:c="29"/></text:span><text:span text:style-name="T3">QGenericArgument</text:span><text:span text:style-name="T2"> </text:span>val1<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val2<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val3<text:span text:style-name="T2"> </text:span><text:span text:style-name="T4">=</text:span><text:span text:style-name="T2"> </text:span><text:span text:style-name="T3">QGenericArgument</text:span><text:span text:style-name="T4">(),</text:span></text:p>
      <text:p text:style-name="P17"><text:soft-page-break/><text:span text:style-name="T2"><text:s text:c="29"/></text:span><text:span text:style-name="T3">QGenericArgument</text:span><text:span text:style-name="T2"> </text:span>val4<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val5<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val6<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val7<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val8<text:span text:style-name="T2"> </text:span><text:span text:style-name="T4">=</text:span><text:span text:style-name="T2"> </text:span><text:span text:style-name="T3">QGenericArgument</text:span><text:span text:style-name="T4">(),</text:span></text:p>
      <text:p text:style-name="P13"><text:span text:style-name="T2"><text:s text:c="29"/></text:span><text:span text:style-name="T3">QGenericArgument</text:span><text:span text:style-name="T2"> </text:span>val9<text:span text:style-name="T2"> </text:span><text:span text:style-name="T4">=</text:span><text:span text:style-name="T2"> </text:span><text:span text:style-name="T3">QGenericArgument</text:span><text:span text:style-name="T4">());</text:span></text:p>
      <text:p text:style-name="P17"><text:span text:style-name="T2"><text:s text:c="4"/></text:span><text:span text:style-name="T1">static</text:span><text:span text:style-name="T2"> </text:span><text:span text:style-name="T1">inline</text:span><text:span text:style-name="T2"> </text:span><text:span text:style-name="T1">bool</text:span><text:span text:style-name="T2"> </text:span>invokeMethod<text:span text:style-name="T4">(</text:span><text:span text:style-name="T3">QObject</text:span><text:span text:style-name="T2"> </text:span><text:span text:style-name="T4">*obj,</text:span><text:span text:style-name="T2"> </text:span><text:span text:style-name="T1">const</text:span><text:span text:style-name="T2"> </text:span><text:span text:style-name="T1">char</text:span><text:span text:style-name="T2"> </text:span><text:span text:style-name="T4">*member,</text:span></text:p>
      <text:p text:style-name="P17"><text:span text:style-name="T2"><text:s text:c="29"/></text:span><text:span text:style-name="T3">QGenericReturnArgument</text:span><text:span text:style-name="T2"> </text:span><text:span text:style-name="T4">ret,</text:span></text:p>
      <text:p text:style-name="P17"><text:span text:style-name="T2"><text:s text:c="29"/></text:span><text:span text:style-name="T3">QGenericArgument</text:span><text:span text:style-name="T2"> </text:span><text:span text:style-name="T4">val0</text:span><text:span text:style-name="T2"> </text:span><text:span text:style-name="T4">=</text:span><text:span text:style-name="T2"> </text:span><text:span text:style-name="T3">QGenericArgument</text:span><text:span text:style-name="T4">(</text:span><text:span text:style-name="T11">0</text:span><text:span text:style-name="T4">),</text:span></text:p>
      <text:p text:style-name="P17"><text:span text:style-name="T2"><text:s text:c="29"/></text:span><text:span text:style-name="T3">QGenericArgument</text:span><text:span text:style-name="T2"> </text:span><text:span text:style-name="T4">val1</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2</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3</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4</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5</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6</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7</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8</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9</text:span><text:span text:style-name="T2"> </text:span><text:span text:style-name="T4">=</text:span><text:span text:style-name="T2"> </text:span><text:span text:style-name="T3">QGenericArgument</text:span><text:span text:style-name="T4">())</text:span></text:p>
      <text:p text:style-name="P17"><text:span text:style-name="T2"><text:s text:c="4"/></text:span><text:span text:style-name="T4">{</text:span></text:p>
      <text:p text:style-name="P17"><text:span text:style-name="T2"><text:s text:c="8"/></text:span><text:span text:style-name="T1">return</text:span><text:span text:style-name="T2"> </text:span>invokeMethod<text:span text:style-name="T4">(obj,</text:span><text:span text:style-name="T2"> </text:span><text:span text:style-name="T4">member,</text:span><text:span text:style-name="T2"> </text:span><text:span text:style-name="T3">Qt</text:span><text:span text:style-name="T4">::</text:span><text:span text:style-name="T3">AutoConnection</text:span><text:span text:style-name="T4">,</text:span><text:span text:style-name="T2"> </text:span><text:span text:style-name="T4">ret,</text:span><text:span text:style-name="T2"> </text:span><text:span text:style-name="T4">val0,</text:span><text:span text:style-name="T2"> </text:span><text:span text:style-name="T4">val1,</text:span><text:span text:style-name="T2"> </text:span><text:span text:style-name="T4">val2,</text:span><text:span text:style-name="T2"> </text:span><text:span text:style-name="T4">val3,</text:span></text:p>
      <text:p text:style-name="P17"><text:span text:style-name="T2"><text:s text:c="16"/></text:span><text:span text:style-name="T4">val4,</text:span><text:span text:style-name="T2"> </text:span><text:span text:style-name="T4">val5,</text:span><text:span text:style-name="T2"> </text:span><text:span text:style-name="T4">val6,</text:span><text:span text:style-name="T2"> </text:span><text:span text:style-name="T4">val7,</text:span><text:span text:style-name="T2"> </text:span><text:span text:style-name="T4">val8,</text:span><text:span text:style-name="T2"> </text:span><text:span text:style-name="T4">val9);</text:span></text:p>
      <text:p text:style-name="P13"><text:span text:style-name="T2"><text:s text:c="4"/></text:span><text:span text:style-name="T4">}</text:span></text:p>
      <text:p text:style-name="P17"><text:span text:style-name="T2"><text:s text:c="4"/></text:span><text:span text:style-name="T1">static</text:span><text:span text:style-name="T2"> </text:span><text:span text:style-name="T1">inline</text:span><text:span text:style-name="T2"> </text:span><text:span text:style-name="T1">bool</text:span><text:span text:style-name="T2"> </text:span>invokeMethod<text:span text:style-name="T4">(</text:span><text:span text:style-name="T3">QObject</text:span><text:span text:style-name="T2"> </text:span><text:span text:style-name="T4">*obj,</text:span><text:span text:style-name="T2"> </text:span><text:span text:style-name="T1">const</text:span><text:span text:style-name="T2"> </text:span><text:span text:style-name="T1">char</text:span><text:span text:style-name="T2"> </text:span><text:span text:style-name="T4">*member,</text:span></text:p>
      <text:p text:style-name="P17"><text:span text:style-name="T2"><text:s text:c="29"/></text:span><text:span text:style-name="T3">Qt</text:span><text:span text:style-name="T4">::</text:span><text:span text:style-name="T3">ConnectionType</text:span><text:span text:style-name="T2"> </text:span><text:span text:style-name="T4">type,</text:span></text:p>
      <text:p text:style-name="P17"><text:span text:style-name="T2"><text:s text:c="29"/></text:span><text:span text:style-name="T3">QGenericArgument</text:span><text:span text:style-name="T2"> </text:span><text:span text:style-name="T4">val0</text:span><text:span text:style-name="T2"> </text:span><text:span text:style-name="T4">=</text:span><text:span text:style-name="T2"> </text:span><text:span text:style-name="T3">QGenericArgument</text:span><text:span text:style-name="T4">(</text:span><text:span text:style-name="T11">0</text:span><text:span text:style-name="T4">),</text:span></text:p>
      <text:p text:style-name="P17"><text:span text:style-name="T2"><text:s text:c="29"/></text:span><text:span text:style-name="T3">QGenericArgument</text:span><text:span text:style-name="T2"> </text:span><text:span text:style-name="T4">val1</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2</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3</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4</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5</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6</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7</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8</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9</text:span><text:span text:style-name="T2"> </text:span><text:span text:style-name="T4">=</text:span><text:span text:style-name="T2"> </text:span><text:span text:style-name="T3">QGenericArgument</text:span><text:span text:style-name="T4">())</text:span></text:p>
      <text:p text:style-name="P17"><text:span text:style-name="T2"><text:s text:c="4"/></text:span><text:span text:style-name="T4">{</text:span></text:p>
      <text:p text:style-name="P17"><text:span text:style-name="T2"><text:s text:c="8"/></text:span><text:span text:style-name="T1">return</text:span><text:span text:style-name="T2"> </text:span>invokeMethod<text:span text:style-name="T4">(obj,</text:span><text:span text:style-name="T2"> </text:span><text:span text:style-name="T4">member,</text:span><text:span text:style-name="T2"> </text:span><text:span text:style-name="T4">type,</text:span><text:span text:style-name="T2"> </text:span><text:span text:style-name="T3">QGenericReturnArgument</text:span><text:span text:style-name="T4">(),</text:span><text:span text:style-name="T2"> </text:span><text:span text:style-name="T4">val0,</text:span><text:span text:style-name="T2"> </text:span><text:span text:style-name="T4">val1,</text:span><text:span text:style-name="T2"> </text:span><text:span text:style-name="T4">val2,</text:span></text:p>
      <text:p text:style-name="P17"><text:span text:style-name="T2"><text:s text:c="33"/></text:span><text:span text:style-name="T4">val3,</text:span><text:span text:style-name="T2"> </text:span><text:span text:style-name="T4">val4,</text:span><text:span text:style-name="T2"> </text:span><text:span text:style-name="T4">val5,</text:span><text:span text:style-name="T2"> </text:span><text:span text:style-name="T4">val6,</text:span><text:span text:style-name="T2"> </text:span><text:span text:style-name="T4">val7,</text:span><text:span text:style-name="T2"> </text:span><text:span text:style-name="T4">val8,</text:span><text:span text:style-name="T2"> </text:span><text:span text:style-name="T4">val9);</text:span></text:p>
      <text:p text:style-name="P13"><text:span text:style-name="T2"><text:s text:c="4"/></text:span><text:span text:style-name="T4">}</text:span></text:p>
      <text:p text:style-name="P17"><text:span text:style-name="T2"><text:s text:c="4"/></text:span><text:span text:style-name="T1">static</text:span><text:span text:style-name="T2"> </text:span><text:span text:style-name="T1">inline</text:span><text:span text:style-name="T2"> </text:span><text:span text:style-name="T1">bool</text:span><text:span text:style-name="T2"> </text:span>invokeMethod<text:span text:style-name="T4">(</text:span><text:span text:style-name="T3">QObject</text:span><text:span text:style-name="T2"> </text:span><text:span text:style-name="T4">*obj,</text:span><text:span text:style-name="T2"> </text:span><text:span text:style-name="T1">const</text:span><text:span text:style-name="T2"> </text:span><text:span text:style-name="T1">char</text:span><text:span text:style-name="T2"> </text:span><text:span text:style-name="T4">*member,</text:span></text:p>
      <text:p text:style-name="P17"><text:span text:style-name="T2"><text:s text:c="29"/></text:span><text:span text:style-name="T3">QGenericArgument</text:span><text:span text:style-name="T2"> </text:span><text:span text:style-name="T4">val0</text:span><text:span text:style-name="T2"> </text:span><text:span text:style-name="T4">=</text:span><text:span text:style-name="T2"> </text:span><text:span text:style-name="T3">QGenericArgument</text:span><text:span text:style-name="T4">(</text:span><text:span text:style-name="T11">0</text:span><text:span text:style-name="T4">),</text:span></text:p>
      <text:p text:style-name="P17"><text:soft-page-break/><text:span text:style-name="T2"><text:s text:c="29"/></text:span><text:span text:style-name="T3">QGenericArgument</text:span><text:span text:style-name="T2"> </text:span><text:span text:style-name="T4">val1</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2</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3</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4</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5</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6</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7</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8</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9</text:span><text:span text:style-name="T2"> </text:span><text:span text:style-name="T4">=</text:span><text:span text:style-name="T2"> </text:span><text:span text:style-name="T3">QGenericArgument</text:span><text:span text:style-name="T4">())</text:span></text:p>
      <text:p text:style-name="P17"><text:span text:style-name="T2"><text:s text:c="4"/></text:span><text:span text:style-name="T4">{</text:span></text:p>
      <text:p text:style-name="P17"><text:span text:style-name="T2"><text:s text:c="8"/></text:span><text:span text:style-name="T1">return</text:span><text:span text:style-name="T2"> </text:span>invokeMethod<text:span text:style-name="T4">(obj,</text:span><text:span text:style-name="T2"> </text:span><text:span text:style-name="T4">member,</text:span><text:span text:style-name="T2"> </text:span><text:span text:style-name="T3">Qt</text:span><text:span text:style-name="T4">::</text:span><text:span text:style-name="T3">AutoConnection</text:span><text:span text:style-name="T4">,</text:span><text:span text:style-name="T2"> </text:span><text:span text:style-name="T3">QGenericReturnArgument</text:span><text:span text:style-name="T4">(),</text:span><text:span text:style-name="T2"> </text:span><text:span text:style-name="T4">val0,</text:span></text:p>
      <text:p text:style-name="P17"><text:span text:style-name="T2"><text:s text:c="16"/></text:span><text:span text:style-name="T4">val1,</text:span><text:span text:style-name="T2"> </text:span><text:span text:style-name="T4">val2,</text:span><text:span text:style-name="T2"> </text:span><text:span text:style-name="T4">val3,</text:span><text:span text:style-name="T2"> </text:span><text:span text:style-name="T4">val4,</text:span><text:span text:style-name="T2"> </text:span><text:span text:style-name="T4">val5,</text:span><text:span text:style-name="T2"> </text:span><text:span text:style-name="T4">val6,</text:span><text:span text:style-name="T2"> </text:span><text:span text:style-name="T4">val7,</text:span><text:span text:style-name="T2"> </text:span><text:span text:style-name="T4">val8,</text:span><text:span text:style-name="T2"> </text:span><text:span text:style-name="T4">val9);</text:span></text:p>
      <text:p text:style-name="P13"><text:span text:style-name="T2"><text:s text:c="4"/></text:span><text:span text:style-name="T4">}</text:span></text:p>
      <text:p text:style-name="Text_20_body"/>
      <text:p text:style-name="P48"><text:span text:style-name="T20"><text:s/></text:span><text:a xlink:type="simple" xlink:href="qthelp://com.trolltech.qt.481/qdoc/qmetaobject.html"><text:span text:style-name="T26">QMetaObject</text:span></text:a><text:span text:style-name="T19">::invokeMethod(pushButton, "animateClick",</text:span></text:p>
      <text:p text:style-name="P48"><text:span text:style-name="T20"><text:s text:c="27"/></text:span><text:a xlink:type="simple" xlink:href="qthelp://com.trolltech.qt.481/qdoc/qt.html"><text:span text:style-name="T26">Qt</text:span></text:a><text:span text:style-name="T19">::QueuedConnection);</text:span></text:p>
      <text:h text:style-name="Heading_20_3" text:outline-level="3"><text:span text:style-name="T38">bool</text:span><text:span text:style-name="T21"> QMetaObject::</text:span><text:span text:style-name="T39">invokeMethod</text:span><text:span text:style-name="T21"> ( </text:span><text:a xlink:type="simple" xlink:href="qthelp://com.trolltech.qt.481/qdoc/qobject.html"><text:span text:style-name="T27">QObject</text:span></text:a><text:span text:style-name="T21"> * </text:span><text:span text:style-name="T22">obj</text:span><text:span text:style-name="T21">, const </text:span><text:span text:style-name="T38">char</text:span><text:span text:style-name="T21"> * </text:span><text:span text:style-name="T22">member</text:span><text:span text:style-name="T21">, </text:span><text:a xlink:type="simple" xlink:href="qthelp://com.trolltech.qt.481/qdoc/qt.html#ConnectionType-enum"><text:span text:style-name="T27">Qt::ConnectionType</text:span></text:a><text:span text:style-name="T21"> </text:span><text:span text:style-name="T22">type</text:span><text:span text:style-name="T21">,</text:span><text:a xlink:type="simple" xlink:href="qthelp://com.trolltech.qt.481/qdoc/qgenericreturnargument.html"><text:span text:style-name="T27">QGenericReturnArgument</text:span></text:a><text:span text:style-name="T21"> </text:span><text:span text:style-name="T22">ret</text:span><text:span text:style-name="T21">, </text:span><text:a xlink:type="simple" xlink:href="qthelp://com.trolltech.qt.481/qdoc/qgenericargument.html"><text:span text:style-name="T27">QGenericArgument</text:span></text:a><text:span text:style-name="T21"> </text:span><text:span text:style-name="T22">val0</text:span><text:span text:style-name="T21"> = QGenericArgument( 0 ), </text:span><text:a xlink:type="simple" xlink:href="qthelp://com.trolltech.qt.481/qdoc/qgenericargument.html"><text:span text:style-name="T27">QGenericArgument</text:span></text:a><text:span text:style-name="T21"> </text:span><text:span text:style-name="T22">val1</text:span><text:span text:style-name="T21"> = QGenericArgument(), </text:span><text:a xlink:type="simple" xlink:href="qthelp://com.trolltech.qt.481/qdoc/qgenericargument.html"><text:span text:style-name="T27">QGenericArgument</text:span></text:a><text:span text:style-name="T21"> </text:span><text:span text:style-name="T22">val2</text:span><text:span text:style-name="T21"> = QGenericArgument(), </text:span><text:a xlink:type="simple" xlink:href="qthelp://com.trolltech.qt.481/qdoc/qgenericargument.html"><text:span text:style-name="T27">QGenericArgument</text:span></text:a><text:span text:style-name="T21"> </text:span><text:span text:style-name="T22">val3</text:span><text:span text:style-name="T21"> = QGenericArgument(), </text:span><text:a xlink:type="simple" xlink:href="qthelp://com.trolltech.qt.481/qdoc/qgenericargument.html"><text:span text:style-name="T27">QGenericArgument</text:span></text:a><text:span text:style-name="T21"> </text:span><text:span text:style-name="T22">val4</text:span><text:span text:style-name="T21"> = QGenericArgument(), </text:span><text:a xlink:type="simple" xlink:href="qthelp://com.trolltech.qt.481/qdoc/qgenericargument.html"><text:span text:style-name="T27">QGenericArgument</text:span></text:a><text:span text:style-name="T21"> </text:span><text:span text:style-name="T22">val5</text:span><text:span text:style-name="T21"> = QGenericArgument(), </text:span><text:a xlink:type="simple" xlink:href="qthelp://com.trolltech.qt.481/qdoc/qgenericargument.html"><text:span text:style-name="T27">QGenericArgument</text:span></text:a><text:span text:style-name="T21"> </text:span><text:span text:style-name="T22">val6</text:span><text:span text:style-name="T21"> = QGenericArgument(), </text:span><text:a xlink:type="simple" xlink:href="qthelp://com.trolltech.qt.481/qdoc/qgenericargument.html"><text:span text:style-name="T27">QGenericArgument</text:span></text:a><text:span text:style-name="T21"> </text:span><text:span text:style-name="T22">val7</text:span><text:span text:style-name="T21"> = QGenericArgument(), </text:span><text:a xlink:type="simple" xlink:href="qthelp://com.trolltech.qt.481/qdoc/qgenericargument.html"><text:span text:style-name="T27">QGenericArgument</text:span></text:a><text:span text:style-name="T21"> </text:span><text:span text:style-name="T22">val8</text:span><text:span text:style-name="T21"> = QGenericArgument(), </text:span><text:a xlink:type="simple" xlink:href="qthelp://com.trolltech.qt.481/qdoc/qgenericargument.html"><text:span text:style-name="T27">QGenericArgument</text:span></text:a><text:span text:style-name="T21"> </text:span><text:span text:style-name="T22">val9</text:span><text:span text:style-name="T21"> = QGenericArgument() )</text:span><text:span text:style-name="Teletype"><text:span text:style-name="T21"> [static]</text:span></text:span></text:h>
      <text:p text:style-name="P3">Invokes the <text:span text:style-name="T76">member</text:span> (a signal or a slot name) on the object <text:span text:style-name="T76">obj</text:span>. Returns true if the member could be invoked. Returns false if there is no such member or the parameters did not match.</text:p>
      <text:p text:style-name="P3">The invocation can be either synchronous or asynchronous, depending on <text:span text:style-name="T76">type</text:span>:</text:p>
      <text:list xml:id="list1871084858" text:style-name="L6">
        <text:list-item>
          <text:p text:style-name="P77"><text:span text:style-name="T16">If </text:span><text:span text:style-name="T18">type</text:span><text:span text:style-name="T16"> is </text:span><text:a xlink:type="simple" xlink:href="qthelp://com.trolltech.qt.481/qdoc/qt.html#ConnectionType-enum"><text:span text:style-name="T25">Qt::DirectConnection</text:span></text:a><text:span text:style-name="T16">, the member will be invoked immediately.</text:span></text:p>
        </text:list-item>
        <text:list-item>
          <text:p text:style-name="P77"><text:span text:style-name="T16">If </text:span><text:span text:style-name="T18">type</text:span><text:span text:style-name="T16"> is </text:span><text:a xlink:type="simple" xlink:href="qthelp://com.trolltech.qt.481/qdoc/qt.html#ConnectionType-enum"><text:span text:style-name="T25">Qt::QueuedConnection</text:span></text:a><text:span text:style-name="T16">, a </text:span><text:a xlink:type="simple" xlink:href="qthelp://com.trolltech.qt.481/qdoc/qevent.html"><text:span text:style-name="T25">QEvent</text:span></text:a><text:span text:style-name="T16"> will be sent and the member is invoked as soon as the application enters the main event loop.</text:span></text:p>
        </text:list-item>
        <text:list-item>
          <text:p text:style-name="P77"><text:span text:style-name="T16">If </text:span><text:span text:style-name="T18">type</text:span><text:span text:style-name="T16"> is </text:span><text:a xlink:type="simple" xlink:href="qthelp://com.trolltech.qt.481/qdoc/qt.html#ConnectionType-enum"><text:span text:style-name="T25">Qt::BlockingQueuedConnection</text:span></text:a><text:span text:style-name="T16">, the method will be invoked in the same way as for </text:span><text:a xlink:type="simple" xlink:href="qthelp://com.trolltech.qt.481/qdoc/qt.html#ConnectionType-enum"><text:span text:style-name="T25">Qt::QueuedConnection</text:span></text:a><text:span text:style-name="T16">, except that the current thread will block until the event is delivered. Using this connection type to communicate between objects in the same thread will lead to deadlocks.</text:span></text:p>
        </text:list-item>
        <text:list-item>
          <text:p text:style-name="P77"><text:span text:style-name="T16">If </text:span><text:span text:style-name="T18">type</text:span><text:span text:style-name="T16"> is </text:span><text:a xlink:type="simple" xlink:href="qthelp://com.trolltech.qt.481/qdoc/qt.html#ConnectionType-enum"><text:span text:style-name="T25">Qt::AutoConnection</text:span></text:a><text:span text:style-name="T16">, the member is invoked synchronously if </text:span><text:span text:style-name="T18">obj</text:span><text:span text:style-name="T16"> lives in the same thread as the caller; otherwise it will invoke the member asynchronously.</text:span></text:p>
        </text:list-item>
      </text:list>
      <text:p text:style-name="P3">The return value of the <text:span text:style-name="T76">member</text:span> function call is placed in <text:span text:style-name="T76">ret</text:span>. If the invocation is asynchronous, the return value cannot be evaluated. You can pass up to ten arguments (<text:span text:style-name="T76">val0</text:span>, <text:span text:style-name="T76">val1</text:span>, <text:span text:style-name="T76">val2</text:span>, <text:span text:style-name="T76">val3</text:span>, <text:span text:style-name="T76">val4</text:span>, <text:span text:style-name="T76">val5</text:span>, <text:span text:style-name="T76">val6</text:span>, <text:span text:style-name="T76">val7</text:span>, <text:span text:style-name="T76">val8</text:span>, and <text:span text:style-name="T76">val9</text:span>) to the <text:span text:style-name="T76">member</text:span> function.</text:p>
      <text:p text:style-name="P1"><text:a xlink:type="simple" xlink:href="qthelp://com.trolltech.qt.481/qdoc/qgenericargument.html"><text:span text:style-name="T25">QGenericArgument</text:span></text:a><text:span text:style-name="T16"> and </text:span><text:a xlink:type="simple" xlink:href="qthelp://com.trolltech.qt.481/qdoc/qgenericreturnargument.html"><text:span text:style-name="T25">QGenericReturnArgument</text:span></text:a><text:span text:style-name="T16"> are internal helper classes. Because signals and slots can be dynamically invoked, you must enclose the arguments using the </text:span><text:a xlink:type="simple" xlink:href="qthelp://com.trolltech.qt.481/qdoc/qmetaobject.html#Q_ARG"><text:span text:style-name="T25">Q_ARG</text:span></text:a><text:span text:style-name="T16">() </text:span><text:soft-page-break/><text:span text:style-name="T16">and </text:span><text:a xlink:type="simple" xlink:href="qthelp://com.trolltech.qt.481/qdoc/qmetaobject.html#Q_RETURN_ARG"><text:span text:style-name="T25">Q_RETURN_ARG</text:span></text:a><text:span text:style-name="T16">() macros. </text:span><text:a xlink:type="simple" xlink:href="qthelp://com.trolltech.qt.481/qdoc/qmetaobject.html#Q_ARG"><text:span text:style-name="T25">Q_ARG</text:span></text:a><text:span text:style-name="T16">() takes a type name and a const reference of that type; </text:span><text:a xlink:type="simple" xlink:href="qthelp://com.trolltech.qt.481/qdoc/qmetaobject.html#Q_RETURN_ARG"><text:span text:style-name="T25">Q_RETURN_ARG</text:span></text:a><text:span text:style-name="T16">() takes a type name and a non-const reference.</text:span></text:p>
      <text:p text:style-name="P1"><text:span text:style-name="T16">You only need to pass the name of the signal or slot to this function, not the entire signature. For example, to asynchronously invoke the </text:span><text:a xlink:type="simple" xlink:href="qthelp://com.trolltech.qt.481/qdoc/qabstractbutton.html#animateClick"><text:span text:style-name="T25">animateClick()</text:span></text:a><text:span text:style-name="T16"> slot on a</text:span><text:a xlink:type="simple" xlink:href="qthelp://com.trolltech.qt.481/qdoc/qpushbutton.html"><text:span text:style-name="T25">QPushButton</text:span></text:a><text:span text:style-name="T16">, use the following code:</text:span></text:p>
      <text:p text:style-name="P48"><text:span text:style-name="T20"><text:s/></text:span><text:a xlink:type="simple" xlink:href="qthelp://com.trolltech.qt.481/qdoc/qmetaobject.html"><text:span text:style-name="T26">QMetaObject</text:span></text:a><text:span text:style-name="T19">::invokeMethod(pushButton, "animateClick",</text:span></text:p>
      <text:p text:style-name="P48"><text:span text:style-name="T20"><text:s text:c="27"/></text:span><text:a xlink:type="simple" xlink:href="qthelp://com.trolltech.qt.481/qdoc/qt.html"><text:span text:style-name="T26">Qt</text:span></text:a><text:span text:style-name="T19">::QueuedConnection);</text:span></text:p>
      <text:p text:style-name="P3">With asynchronous method invocations, the parameters must be of types that are known to Qt's meta-object system, because Qt needs to copy the arguments to store them in an event behind the scenes. If you try to use a queued connection and get the error message</text:p>
      <text:p text:style-name="P48"><text:span text:style-name="T20"><text:s/></text:span><text:a xlink:type="simple" xlink:href="qthelp://com.trolltech.qt.481/qdoc/qmetaobject.html"><text:span text:style-name="T26">QMetaObject</text:span></text:a><text:span text:style-name="T19">::invokeMethod: Unable to handle unregistered datatype 'MyType'</text:span></text:p>
      <text:p text:style-name="P1"><text:span text:style-name="T16">call </text:span><text:a xlink:type="simple" xlink:href="qthelp://com.trolltech.qt.481/qdoc/qmetatype.html#qRegisterMetaType"><text:span text:style-name="T25">qRegisterMetaType</text:span></text:a><text:span text:style-name="T16">() to register the data type before you call invokeMethod().</text:span></text:p>
      <text:p text:style-name="P1"><text:span text:style-name="T16">To synchronously invoke the </text:span><text:span text:style-name="Teletype"><text:span text:style-name="T16">compute(QString, int, double)</text:span></text:span><text:span text:style-name="T16"> slot on some arbitrary object </text:span><text:span text:style-name="Teletype"><text:span text:style-name="T16">obj</text:span></text:span><text:span text:style-name="T16"> retrieve its return value:</text:span></text:p>
      <text:p text:style-name="P48"><text:span text:style-name="T20"><text:s/></text:span><text:a xlink:type="simple" xlink:href="qthelp://com.trolltech.qt.481/qdoc/qstring.html"><text:span text:style-name="T26">QString</text:span></text:a><text:span text:style-name="T19"> retVal;</text:span></text:p>
      <text:p text:style-name="P48"><text:span text:style-name="T20"><text:s/></text:span><text:a xlink:type="simple" xlink:href="qthelp://com.trolltech.qt.481/qdoc/qmetaobject.html"><text:span text:style-name="T26">QMetaObject</text:span></text:a><text:span text:style-name="T19">::invokeMethod(obj, "compute", </text:span><text:a xlink:type="simple" xlink:href="qthelp://com.trolltech.qt.481/qdoc/qt.html"><text:span text:style-name="T26">Qt</text:span></text:a><text:span text:style-name="T19">::DirectConnection,</text:span></text:p>
      <text:p text:style-name="P48"><text:span text:style-name="T20"><text:s text:c="27"/></text:span><text:span text:style-name="T19">Q_RETURN_ARG(</text:span><text:a xlink:type="simple" xlink:href="qthelp://com.trolltech.qt.481/qdoc/qstring.html"><text:span text:style-name="T26">QString</text:span></text:a><text:span text:style-name="T19">, retVal),</text:span></text:p>
      <text:p text:style-name="P48"><text:span text:style-name="T20"><text:s text:c="27"/></text:span><text:span text:style-name="T19">Q_ARG(</text:span><text:a xlink:type="simple" xlink:href="qthelp://com.trolltech.qt.481/qdoc/qstring.html"><text:span text:style-name="T26">QString</text:span></text:a><text:span text:style-name="T19">, "sqrt"),</text:span></text:p>
      <text:p text:style-name="P46"><text:s text:c="27"/><text:span text:style-name="T15">Q_ARG(</text:span><text:span text:style-name="T64">int</text:span><text:span text:style-name="T15">, 42),</text:span></text:p>
      <text:p text:style-name="P46"><text:s text:c="27"/><text:span text:style-name="T15">Q_ARG(</text:span><text:span text:style-name="T64">double</text:span><text:span text:style-name="T15">, 9.7));</text:span></text:p>
      <text:p text:style-name="P1"><text:span text:style-name="T16">If the "compute" slot does not take exactly one </text:span><text:a xlink:type="simple" xlink:href="qthelp://com.trolltech.qt.481/qdoc/qstring.html"><text:span text:style-name="T25">QString</text:span></text:a><text:span text:style-name="T16">, one int and one double in the specified order, the call will fail.</text:span></text:p>
      <text:p text:style-name="Text_20_body"/>
      <text:p text:style-name="Text_20_body"/>
      <text:p text:style-name="Text_20_body"/>
      <text:p text:style-name="Text_20_body"/>
      <text:h text:style-name="P89" text:outline-level="2">QThread</text:h>
      <text:h text:style-name="Heading_20_3" text:outline-level="3"><text:span text:style-name="T38">int</text:span><text:span text:style-name="T21"> QThread::</text:span><text:span text:style-name="T39">exec</text:span><text:span text:style-name="T21"> ()</text:span><text:span text:style-name="Teletype"><text:span text:style-name="T21"> [protected]</text:span></text:span></text:h>
      <text:p text:style-name="P1"><text:span text:style-name="T16">Enters the event loop and waits until </text:span><text:a xlink:type="simple" xlink:href="qthelp://com.trolltech.qt.481/qdoc/qthread.html#exit"><text:span text:style-name="T25">exit</text:span></text:a><text:span text:style-name="T16">() is called, returning the value that was passed to </text:span><text:a xlink:type="simple" xlink:href="qthelp://com.trolltech.qt.481/qdoc/qthread.html#exit"><text:span text:style-name="T25">exit</text:span></text:a><text:span text:style-name="T16">(). The value returned is 0 if </text:span><text:a xlink:type="simple" xlink:href="qthelp://com.trolltech.qt.481/qdoc/qthread.html#exit"><text:span text:style-name="T25">exit</text:span></text:a><text:span text:style-name="T16">() is called via </text:span><text:a xlink:type="simple" xlink:href="qthelp://com.trolltech.qt.481/qdoc/qthread.html#quit"><text:span text:style-name="T25">quit</text:span></text:a><text:span text:style-name="T16">().</text:span></text:p>
      <text:p text:style-name="P3">It is necessary to call this function to start event handling.</text:p>
      <text:p text:style-name="Text_20_body"><text:soft-page-break/><text:tab/>一般在run函数尾部调用exec，启动该线程的事件循环，处理该线程收到的事件。</text:p>
      <text:p text:style-name="Preformatted_20_Text"><text:span text:style-name="T1">void</text:span><text:span text:style-name="T2"> <text:s text:c="3"/></text:span><text:span text:style-name="T3">WorkThread</text:span><text:span text:style-name="T4">::</text:span><text:span text:style-name="T5">run</text:span><text:span text:style-name="T2"> </text:span><text:span text:style-name="T4">(){</text:span></text:p>
      <text:p text:style-name="P17"><text:span text:style-name="T2"><text:s text:c="4"/></text:span><text:span text:style-name="T3">QString</text:span><text:span text:style-name="T2"> </text:span><text:span text:style-name="T4">str(</text:span><text:span text:style-name="T12">"WorkThread"</text:span><text:span text:style-name="T4">);</text:span></text:p>
      <text:p text:style-name="P17"><text:span text:style-name="T2"><text:s text:c="4"/></text:span><text:span text:style-name="T3">QString</text:span><text:span text:style-name="T2"> </text:span><text:span text:style-name="T4">iStr;</text:span></text:p>
      <text:p text:style-name="P17"><text:span text:style-name="T2"><text:s text:c="4"/></text:span><text:span text:style-name="T4">iStr.</text:span>setNum<text:span text:style-name="T4">(</text:span><text:span text:style-name="T1">this</text:span><text:span text:style-name="T4">-&gt;</text:span><text:span text:style-name="T14">i</text:span><text:span text:style-name="T4">);</text:span></text:p>
      <text:p text:style-name="P17"><text:span text:style-name="T2"><text:s text:c="4"/></text:span><text:span text:style-name="T4">str.</text:span>append<text:span text:style-name="T4">(iStr);</text:span></text:p>
      <text:p text:style-name="P17"><text:span text:style-name="T2"><text:s text:c="4"/></text:span><text:span text:style-name="T1">if</text:span><text:span text:style-name="T4">(</text:span></text:p>
      <text:p text:style-name="P17"><text:span text:style-name="T2"><text:s text:c="12"/></text:span><text:span text:style-name="T3">QMetaObject</text:span><text:span text:style-name="T4">::</text:span>invokeMethod<text:span text:style-name="T4">(</text:span><text:span text:style-name="T1">this</text:span><text:span text:style-name="T4">-&gt;</text:span><text:span text:style-name="T14">ui</text:span><text:span text:style-name="T4">-&gt;</text:span><text:span text:style-name="T14">label</text:span><text:span text:style-name="T4">,</text:span><text:span text:style-name="T2"> </text:span><text:span text:style-name="T12">"setText"</text:span><text:span text:style-name="T4">,</text:span><text:span text:style-name="T2"> </text:span><text:span text:style-name="T3">Q_ARG</text:span><text:span text:style-name="T4">(</text:span><text:span text:style-name="T3">QString</text:span><text:span text:style-name="T4">,str))</text:span></text:p>
      <text:p text:style-name="P17"><text:span text:style-name="T2"><text:s text:c="38"/></text:span><text:span text:style-name="T4">){</text:span></text:p>
      <text:p text:style-name="P17"><text:span text:style-name="T2"><text:s text:c="12"/></text:span>printf<text:span text:style-name="T4">(</text:span><text:span text:style-name="T12">"call</text:span><text:span text:style-name="T2"> </text:span><text:span text:style-name="T12">sucessful\n"</text:span><text:span text:style-name="T4">);</text:span></text:p>
      <text:p text:style-name="P17"><text:span text:style-name="T2"><text:s text:c="4"/></text:span><text:span text:style-name="T4">}</text:span><text:span text:style-name="T1">else</text:span><text:span text:style-name="T4">{</text:span></text:p>
      <text:p text:style-name="P17"><text:span text:style-name="T2"><text:s text:c="8"/></text:span>printf<text:span text:style-name="T4">(</text:span><text:span text:style-name="T12">"call</text:span><text:span text:style-name="T2"> </text:span><text:span text:style-name="T12">failed"</text:span><text:span text:style-name="T4">);</text:span></text:p>
      <text:p text:style-name="P17"><text:span text:style-name="T2"><text:s text:c="4"/></text:span><text:span text:style-name="T4">}</text:span></text:p>
      <text:p text:style-name="P17"><text:span text:style-name="T2"><text:s text:c="4"/></text:span><text:span text:style-name="T12">//启动本线程的主事件循环</text:span></text:p>
      <text:p text:style-name="P13"><text:span text:style-name="T2"><text:s text:c="4"/></text:span><text:span text:style-name="T1">this</text:span><text:span text:style-name="T4">-&gt;</text:span>exec<text:span text:style-name="T4">();</text:span></text:p>
      <text:p text:style-name="P18">}</text:p>
      <text:p text:style-name="Text_20_body"/>
      <text:p text:style-name="Preformatted_20_Text"><text:span text:style-name="T1">void</text:span><text:span text:style-name="T2"> </text:span><text:span text:style-name="T3">MainWindow</text:span><text:span text:style-name="T4">::</text:span>on_pushButton_clicked<text:span text:style-name="T4">()</text:span></text:p>
      <text:p text:style-name="P18">{</text:p>
      <text:p text:style-name="P17"><text:span text:style-name="T2"><text:s text:c="4"/></text:span><text:span text:style-name="T14">i</text:span><text:span text:style-name="T4">++;</text:span></text:p>
      <text:p text:style-name="P17"><text:span text:style-name="T2"><text:s text:c="4"/></text:span><text:span text:style-name="T3">WorkThread</text:span><text:span text:style-name="T2"> </text:span><text:span text:style-name="T4">*</text:span><text:span text:style-name="T2"> </text:span><text:span text:style-name="T4">thread=</text:span><text:span text:style-name="T1">new</text:span><text:span text:style-name="T2"> </text:span><text:span text:style-name="T3">WorkThread</text:span><text:span text:style-name="T4">(</text:span><text:span text:style-name="T1">this</text:span><text:span text:style-name="T4">-&gt;</text:span><text:span text:style-name="T14">ui</text:span><text:span text:style-name="T4">,</text:span><text:span text:style-name="T14">i</text:span><text:span text:style-name="T4">);</text:span></text:p>
      <text:p text:style-name="P17"><text:span text:style-name="T2"><text:s text:c="4"/></text:span><text:span text:style-name="T12">//启动线程</text:span></text:p>
      <text:p text:style-name="P17"><text:span text:style-name="T2"><text:s text:c="4"/></text:span><text:span text:style-name="T4">thread-&gt;</text:span>start<text:span text:style-name="T4">();</text:span></text:p>
      <text:p text:style-name="P17"><text:span text:style-name="T2"><text:s text:c="4"/></text:span><text:span text:style-name="T12">//退出该线程的主事件循环。</text:span></text:p>
      <text:p text:style-name="P17"><text:span text:style-name="T2"><text:s text:c="5"/></text:span><text:span text:style-name="T4">thread-&gt;</text:span>quit<text:span text:style-name="T4">();</text:span></text:p>
      <text:p text:style-name="P17"><text:span text:style-name="T2"><text:s text:c="4"/></text:span><text:span text:style-name="T12">//等待线程结束运行</text:span></text:p>
      <text:p text:style-name="P17"><text:span text:style-name="T2"><text:s text:c="4"/></text:span><text:span text:style-name="T4">thread-&gt;</text:span>wait<text:span text:style-name="T4">();</text:span></text:p>
      <text:p text:style-name="P17"><text:span text:style-name="T2"><text:s text:c="4"/></text:span><text:span text:style-name="T12">//只有线程结束运行后，才可以删除线程对象</text:span></text:p>
      <text:p text:style-name="P13"><text:span text:style-name="T2"><text:s text:c="4"/></text:span><text:span text:style-name="T1">delete</text:span><text:span text:style-name="T2"> </text:span><text:span text:style-name="T4">thread;</text:span></text:p>
      <text:p text:style-name="P18">}</text:p>
      <text:p text:style-name="Text_20_body"/>
      <text:p text:style-name="Text_20_body"/>
      <text:h text:style-name="Heading_20_2" text:outline-level="2">QString</text:h>
      <text:p text:style-name="Standard"><text:span text:style-name="T46">Due to C++'s type system and the fact that QString is </text:span><text:a xlink:type="simple" xlink:href="qthelp://com.trolltech.qt.481/qdoc/implicit-sharing.html#implicitly-shared"><text:span text:style-name="T26">implicitly shared</text:span></text:a><text:span text:style-name="T46">, QStrings may be treated like</text:span><text:span text:style-name="Teletype"><text:span text:style-name="T46">int</text:span></text:span><text:span text:style-name="T46">s or other basic types. For example:</text:span></text:p>
      <text:p text:style-name="P47"><text:s/><text:span text:style-name="T64">QString</text:span><text:span text:style-name="T15"> Widget::boolToString(</text:span><text:span text:style-name="T64">bool</text:span><text:span text:style-name="T15"> b)</text:span></text:p>
      <text:p text:style-name="P47"><text:s/><text:span text:style-name="T15">{</text:span></text:p>
      <text:p text:style-name="P47"><text:s text:c="5"/><text:span text:style-name="T64">QString</text:span><text:span text:style-name="T15"> result;</text:span></text:p>
      <text:p text:style-name="P47"><text:soft-page-break/><text:s text:c="5"/><text:span text:style-name="T15">if (b)</text:span></text:p>
      <text:p text:style-name="P47"><text:s text:c="9"/><text:span text:style-name="T15">result = "True";</text:span></text:p>
      <text:p text:style-name="P47"><text:s text:c="5"/><text:span text:style-name="T15">else</text:span></text:p>
      <text:p text:style-name="P47"><text:s text:c="9"/><text:span text:style-name="T15">result = "False";</text:span></text:p>
      <text:p text:style-name="P47"><text:s text:c="5"/><text:span text:style-name="T15">return result;</text:span></text:p>
      <text:p text:style-name="P47"><text:s/><text:span text:style-name="T15">}</text:span></text:p>
      <text:p text:style-name="P25"><text:span text:style-name="T46">The </text:span><text:span text:style-name="Teletype"><text:span text:style-name="T46">result</text:span></text:span><text:span text:style-name="T46"> variable, is a normal variable allocated on the stack. When </text:span><text:span text:style-name="Teletype"><text:span text:style-name="T46">return</text:span></text:span><text:span text:style-name="T46"> is called, and because we're returning by value, the copy constructor is called and a copy of the string is returned. No actual copying takes place thanks to the implicit sharing.</text:span></text:p>
      <text:p text:style-name="Text_20_body"/>
      <text:p text:style-name="Text_20_body"/>
      <text:h text:style-name="Heading_20_2" text:outline-level="2">信号SIGNAL和槽SLOT</text:h>
      <text:h text:style-name="P44" text:outline-level="3"><text:span text:style-name="T38">bool</text:span><text:span text:style-name="T21"> QObject::</text:span><text:span text:style-name="T39">connect</text:span><text:span text:style-name="T21"> ( const </text:span><text:span text:style-name="T38">QObject</text:span><text:span text:style-name="T21"> * </text:span><text:span text:style-name="T22">sender</text:span><text:span text:style-name="T21">, const </text:span><text:span text:style-name="T38">char</text:span><text:span text:style-name="T21"> * </text:span><text:span text:style-name="T22">signal</text:span><text:span text:style-name="T21">, const </text:span><text:span text:style-name="T38">QObject</text:span><text:span text:style-name="T21"> * </text:span><text:span text:style-name="T22">receiver</text:span><text:span text:style-name="T21">, const </text:span><text:span text:style-name="T38">char</text:span><text:span text:style-name="T21"> *</text:span><text:span text:style-name="T22">method</text:span><text:span text:style-name="T21">, </text:span><text:a xlink:type="simple" xlink:href="qthelp://com.trolltech.qt.481/qdoc/qt.html#ConnectionType-enum"><text:span text:style-name="T27">Qt::ConnectionType</text:span></text:a><text:span text:style-name="T21"> </text:span><text:span text:style-name="T22">type</text:span><text:span text:style-name="T21"> = Qt::AutoConnection )</text:span><text:span text:style-name="Teletype"><text:span text:style-name="T21"> [static]</text:span></text:span></text:h>
      <text:p text:style-name="P3">Creates a connection of the given <text:span text:style-name="T76">type</text:span> from the <text:span text:style-name="T76">signal</text:span> in the <text:span text:style-name="T76">sender</text:span> object to the <text:span text:style-name="T76">method</text:span> in the <text:span text:style-name="T76">receiver</text:span> object. Returns true if the connection succeeds; otherwise returns false.</text:p>
      <text:p text:style-name="P1"><text:span text:style-name="T16">You must use the </text:span><text:span text:style-name="Teletype"><text:span text:style-name="T16">SIGNAL()</text:span></text:span><text:span text:style-name="T16"> and </text:span><text:span text:style-name="Teletype"><text:span text:style-name="T16">SLOT()</text:span></text:span><text:span text:style-name="T16"> macros when specifying the </text:span><text:span text:style-name="T18">signal</text:span><text:span text:style-name="T16"> and the </text:span><text:span text:style-name="T18">method</text:span><text:span text:style-name="T16">, for example:</text:span></text:p>
      <text:p text:style-name="P48"><text:span text:style-name="T20"><text:s/></text:span><text:a xlink:type="simple" xlink:href="qthelp://com.trolltech.qt.481/qdoc/qlabel.html"><text:span text:style-name="T26">QLabel</text:span></text:a><text:span text:style-name="T19"> *label = new </text:span><text:a xlink:type="simple" xlink:href="qthelp://com.trolltech.qt.481/qdoc/qlabel.html"><text:span text:style-name="T26">QLabel</text:span></text:a><text:span text:style-name="T19">;</text:span></text:p>
      <text:p text:style-name="P48"><text:span text:style-name="T20"><text:s/></text:span><text:a xlink:type="simple" xlink:href="qthelp://com.trolltech.qt.481/qdoc/qscrollbar.html"><text:span text:style-name="T26">QScrollBar</text:span></text:a><text:span text:style-name="T19"> *scrollBar = new </text:span><text:a xlink:type="simple" xlink:href="qthelp://com.trolltech.qt.481/qdoc/qscrollbar.html"><text:span text:style-name="T26">QScrollBar</text:span></text:a><text:span text:style-name="T19">;</text:span></text:p>
      <text:p text:style-name="P48"><text:span text:style-name="T20"><text:s/></text:span><text:a xlink:type="simple" xlink:href="qthelp://com.trolltech.qt.481/qdoc/qobject.html"><text:span text:style-name="T26">QObject</text:span></text:a><text:span text:style-name="T19">::connect(scrollBar, SIGNAL(valueChanged(</text:span><text:span text:style-name="T37">int</text:span><text:span text:style-name="T19">)),</text:span></text:p>
      <text:p text:style-name="P46"><text:s text:c="18"/><text:span text:style-name="T15">label, <text:s/>SLOT(setNum(</text:span><text:span text:style-name="T64">int</text:span><text:span text:style-name="T15">)));</text:span></text:p>
      <text:p text:style-name="P3">This example ensures that the label always displays the current scroll bar value. Note that the signal and slots parameters must not contain any variable names, only the type. E.g. the following would not work and return false:</text:p>
      <text:p text:style-name="P46"><text:s/><text:span text:style-name="T15">// WRONG</text:span></text:p>
      <text:p text:style-name="P48"><text:span text:style-name="T20"><text:s/></text:span><text:a xlink:type="simple" xlink:href="qthelp://com.trolltech.qt.481/qdoc/qobject.html"><text:span text:style-name="T26">QObject</text:span></text:a><text:span text:style-name="T19">::connect(scrollBar, SIGNAL(valueChanged(</text:span><text:span text:style-name="T37">int</text:span><text:span text:style-name="T19"> value)),</text:span></text:p>
      <text:p text:style-name="P46"><text:soft-page-break/><text:s text:c="18"/><text:span text:style-name="T15">label, SLOT(setNum(</text:span><text:span text:style-name="T64">int</text:span><text:span text:style-name="T15"> value)));</text:span></text:p>
      <text:p text:style-name="P3">A signal can also be connected to another signal:</text:p>
      <text:p text:style-name="P48"><text:span text:style-name="T20"><text:s/></text:span><text:span text:style-name="T19">class MyWidget : public </text:span><text:a xlink:type="simple" xlink:href="qthelp://com.trolltech.qt.481/qdoc/qwidget.html"><text:span text:style-name="T26">QWidget</text:span></text:a></text:p>
      <text:p text:style-name="P46"><text:s/><text:span text:style-name="T15">{</text:span></text:p>
      <text:p text:style-name="P46"><text:s text:c="5"/><text:span text:style-name="T15">Q_OBJECT</text:span></text:p>
      <text:p text:style-name="P49"/>
      <text:p text:style-name="P46"><text:s/><text:span text:style-name="T15">public:</text:span></text:p>
      <text:p text:style-name="P46"><text:s text:c="5"/><text:span text:style-name="T15">MyWidget();</text:span></text:p>
      <text:p text:style-name="P49"/>
      <text:p text:style-name="P46"><text:s/><text:span text:style-name="T15">signals:</text:span></text:p>
      <text:p text:style-name="P46"><text:s text:c="5"/><text:span text:style-name="T64">void</text:span><text:span text:style-name="T15"> buttonClicked();</text:span></text:p>
      <text:p text:style-name="P49"/>
      <text:p text:style-name="P46"><text:s/><text:span text:style-name="T15">private:</text:span></text:p>
      <text:p text:style-name="P48"><text:span text:style-name="T20"><text:s text:c="5"/></text:span><text:a xlink:type="simple" xlink:href="qthelp://com.trolltech.qt.481/qdoc/qpushbutton.html"><text:span text:style-name="T26">QPushButton</text:span></text:a><text:span text:style-name="T19"> *myButton;</text:span></text:p>
      <text:p text:style-name="P46"><text:s/><text:span text:style-name="T15">};</text:span></text:p>
      <text:p text:style-name="P49"/>
      <text:p text:style-name="P46"><text:s/><text:span text:style-name="T15">MyWidget::MyWidget()</text:span></text:p>
      <text:p text:style-name="P46"><text:s/><text:span text:style-name="T15">{</text:span></text:p>
      <text:p text:style-name="P48"><text:span text:style-name="T20"><text:s text:c="5"/></text:span><text:span text:style-name="T19">myButton = new </text:span><text:a xlink:type="simple" xlink:href="qthelp://com.trolltech.qt.481/qdoc/qpushbutton.html"><text:span text:style-name="T26">QPushButton</text:span></text:a><text:span text:style-name="T19">(this);</text:span></text:p>
      <text:p text:style-name="P46"><text:s text:c="5"/><text:span text:style-name="T15">connect(myButton, SIGNAL(clicked()),</text:span></text:p>
      <text:p text:style-name="P46"><text:soft-page-break/><text:s text:c="13"/><text:span text:style-name="T15">this, SIGNAL(buttonClicked()));</text:span></text:p>
      <text:p text:style-name="P46"><text:s/><text:span text:style-name="T15">}</text:span></text:p>
      <text:p text:style-name="P1"><text:span text:style-name="T16">In this example, the </text:span><text:span text:style-name="Teletype"><text:span text:style-name="T16">MyWidget</text:span></text:span><text:span text:style-name="T16"> constructor relays a signal from a private member variable, and makes it available under a name that relates to </text:span><text:span text:style-name="Teletype"><text:span text:style-name="T16">MyWidget</text:span></text:span><text:span text:style-name="T16">.</text:span></text:p>
      <text:p text:style-name="P3">A signal can be connected to many slots and signals. Many signals can be connected to one slot.</text:p>
      <text:p text:style-name="P3">If a signal is connected to several slots, the slots are activated in the same order as the order the connection was made, when the signal is emitted.</text:p>
      <text:p text:style-name="P1"><text:span text:style-name="T16">The function returns true if it successfully connects the signal to the slot. It will return false if it cannot create the connection, for example, if </text:span><text:a xlink:type="simple" xlink:href="qthelp://com.trolltech.qt.481/qdoc/qobject.html"><text:span text:style-name="T25">QObject</text:span></text:a><text:span text:style-name="T16"> is unable to verify the existence of either </text:span><text:span text:style-name="T18">signal</text:span><text:span text:style-name="T16"> or </text:span><text:span text:style-name="T18">method</text:span><text:span text:style-name="T16">, or if their signatures aren't compatible.</text:span></text:p>
      <text:p text:style-name="P1"><text:span text:style-name="T16">By default, a signal is emitted for every connection you make; two signals are emitted for duplicate connections. You can break all of these connections with a single</text:span><text:a xlink:type="simple" xlink:href="qthelp://com.trolltech.qt.481/qdoc/qobject.html#disconnect"><text:span text:style-name="T25">disconnect</text:span></text:a><text:span text:style-name="T16">() call. If you pass the </text:span><text:a xlink:type="simple" xlink:href="qthelp://com.trolltech.qt.481/qdoc/qt.html#ConnectionType-enum"><text:span text:style-name="T25">Qt::UniqueConnection</text:span></text:a><text:span text:style-name="T16"> </text:span><text:span text:style-name="T18">type</text:span><text:span text:style-name="T16">, the connection will only be made if it is not a duplicate. If there is already a duplicate (exact same signal to the exact same slot on the same objects), the connection will fail and connect will return false.</text:span></text:p>
      <text:p text:style-name="P3">The optional <text:span text:style-name="T76">type</text:span> parameter describes the type of connection to establish. In particular, it determines whether a particular signal is delivered to a slot immediately or queued for delivery at a later time. If the signal is queued, the parameters must be of types that are known to Qt's meta-object system, because Qt needs to copy the arguments to store them in an event behind the scenes. If you try to use a queued connection and get the error message</text:p>
      <text:p text:style-name="P48"><text:span text:style-name="T20"><text:s/></text:span><text:a xlink:type="simple" xlink:href="qthelp://com.trolltech.qt.481/qdoc/qobject.html"><text:span text:style-name="T26">QObject</text:span></text:a><text:span text:style-name="T19">::connect: Cannot queue arguments of type 'MyType'</text:span></text:p>
      <text:p text:style-name="P48"><text:span text:style-name="T20"><text:s/></text:span><text:span text:style-name="T19">(Make sure 'MyType' is registered using </text:span><text:a xlink:type="simple" xlink:href="qthelp://com.trolltech.qt.481/qdoc/qmetatype.html#qRegisterMetaType"><text:span text:style-name="T26">qRegisterMetaType</text:span></text:a><text:span text:style-name="T19">().)</text:span></text:p>
      <text:p text:style-name="P1"><text:span text:style-name="T16">call </text:span><text:a xlink:type="simple" xlink:href="qthelp://com.trolltech.qt.481/qdoc/qmetatype.html#qRegisterMetaType"><text:span text:style-name="T25">qRegisterMetaType</text:span></text:a><text:span text:style-name="T16">() to register the data type before you establish the connection.</text:span></text:p>
      <text:p text:style-name="P1"><text:span text:style-name="T17">Note:</text:span><text:span text:style-name="T16"> This function is </text:span><text:a xlink:type="simple" xlink:href="qthelp://com.trolltech.qt.481/qdoc/threads-reentrancy.html#thread-safe"><text:span text:style-name="T25">thread-safe</text:span></text:a><text:span text:style-name="T16">.</text:span></text:p>
      <text:p text:style-name="P1"><text:span text:style-name="T17">See also </text:span><text:a xlink:type="simple" xlink:href="qthelp://com.trolltech.qt.481/qdoc/qobject.html#disconnect"><text:span text:style-name="T25">disconnect</text:span></text:a><text:span text:style-name="T16">(), </text:span><text:a xlink:type="simple" xlink:href="qthelp://com.trolltech.qt.481/qdoc/qobject.html#sender"><text:span text:style-name="T25">sender</text:span></text:a><text:span text:style-name="T16">(), </text:span><text:a xlink:type="simple" xlink:href="qthelp://com.trolltech.qt.481/qdoc/qmetatype.html#qRegisterMetaType"><text:span text:style-name="T25">qRegisterMetaType</text:span></text:a><text:span text:style-name="T16">(), and </text:span><text:a xlink:type="simple" xlink:href="qthelp://com.trolltech.qt.481/qdoc/qmetatype.html#Q_DECLARE_METATYPE"><text:span text:style-name="T25">Q_DECLARE_METATYPE</text:span></text:a><text:span text:style-name="T16">().</text:span></text:p>
      <text:p text:style-name="Text_20_body"/>
      <text:p text:style-name="Standard"/>
      <text:h text:style-name="Heading_20_2" text:outline-level="2"/>
      <text:p text:style-name="Text_20_body"/>
      <text:h text:style-name="Heading_20_3" text:outline-level="3">滚动条</text:h>
      <text:p text:style-name="P41">The QScrollArea class provides a scrolling view onto another widget.</text:p>
      <text:p text:style-name="P1"><text:span text:style-name="T16">A scroll area is used to display the contents of a child widget within a frame. If the widget exceeds the size of the frame, the view can provide scroll bars so that the entire area of the child widget can be viewed. The child widget must be specified with </text:span><text:a xlink:type="simple" xlink:href="qthelp://com.trolltech.qt.481/qdoc/qscrollarea.html#setWidget"><text:span text:style-name="T25">setWidget</text:span></text:a><text:span text:style-name="T16">(). For example:</text:span></text:p>
      <text:p text:style-name="P48"><text:span text:style-name="T20"><text:s/></text:span><text:a xlink:type="simple" xlink:href="qthelp://com.trolltech.qt.481/qdoc/qlabel.html"><text:span text:style-name="T26">QLabel</text:span></text:a><text:span text:style-name="T19"> *imageLabel = new </text:span><text:a xlink:type="simple" xlink:href="qthelp://com.trolltech.qt.481/qdoc/qlabel.html"><text:span text:style-name="T26">QLabel</text:span></text:a><text:span text:style-name="T19">;</text:span></text:p>
      <text:p text:style-name="P48"><text:span text:style-name="T20"><text:s/></text:span><text:a xlink:type="simple" xlink:href="qthelp://com.trolltech.qt.481/qdoc/qimage.html"><text:span text:style-name="T26">QImage</text:span></text:a><text:span text:style-name="T19"> image("happyguy.png");</text:span></text:p>
      <text:p text:style-name="P48"><text:soft-page-break/><text:span text:style-name="T20"><text:s/></text:span><text:span text:style-name="T19">imageLabel-&gt;setPixmap(</text:span><text:a xlink:type="simple" xlink:href="qthelp://com.trolltech.qt.481/qdoc/qpixmap.html"><text:span text:style-name="T26">QPixmap</text:span></text:a><text:span text:style-name="T19">::fromImage(image));</text:span></text:p>
      <text:p text:style-name="P49"/>
      <text:p text:style-name="P46"><text:s/><text:span text:style-name="T15">scrollArea = new </text:span><text:span text:style-name="T64">QScrollArea</text:span><text:span text:style-name="T15">;</text:span></text:p>
      <text:p text:style-name="P48"><text:span text:style-name="T20"><text:s/></text:span><text:span text:style-name="T19">scrollArea-&gt;</text:span><text:a xlink:type="simple" xlink:href="qthelp://com.trolltech.qt.481/qdoc/qwidget.html#setBackgroundRole"><text:span text:style-name="T26">setBackgroundRole</text:span></text:a><text:span text:style-name="T19">(</text:span><text:a xlink:type="simple" xlink:href="qthelp://com.trolltech.qt.481/qdoc/qpalette.html"><text:span text:style-name="T26">QPalette</text:span></text:a><text:span text:style-name="T19">::Dark);</text:span></text:p>
      <text:p text:style-name="P48"><text:span text:style-name="T20"><text:s/></text:span><text:span text:style-name="T19">scrollArea-&gt;</text:span><text:a xlink:type="simple" xlink:href="qthelp://com.trolltech.qt.481/qdoc/qscrollarea.html#setWidget"><text:span text:style-name="T26">setWidget</text:span></text:a><text:span text:style-name="T19">(imageLabel);</text:span></text:p>
      <text:h text:style-name="Heading_20_2" text:outline-level="2"><text:line-break/>创建自定义窗口部件</text:h>
      <text:p text:style-name="Text_20_body"><text:tab/></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p>
      <text:h text:style-name="P85" text:outline-level="1">Graphics and Multimedia</text:h>
      <text:p text:style-name="Standard"><text:tab/><text:span text:style-name="Strong_20_Emphasis"><text:span text:style-name="T47">Warning:</text:span></text:span><text:span text:style-name="T48"> When painting on a QWidget, QPainter can only be used inside a paintEvent() function or in a function called by paintEvent(); that is unless the Qt::WA_PaintOutsidePaintEvent widget attribute is set. On Mac OS X and Windows, you can only paint in a paintEvent() function regardless of this attribute’s setting.</text:span></text:p>
      <text:list xml:id="list581547687" text:style-name="L7">
        <text:list-item>
          <text:p text:style-name="P82"><text:span text:style-name="T55">void</text:span><text:span text:style-name="T31"> paintEvent</text:span><text:span text:style-name="T50">(</text:span><text:a xlink:type="simple" xlink:href="http://qt-project.org/doc/QPaintEvent.html"><text:span text:style-name="T56">QPaintEvent</text:span></text:a><text:span text:style-name="T31"> </text:span><text:span text:style-name="T50">*)</text:span></text:p>
        </text:list-item>
        <text:list-item>
          <text:p text:style-name="P83"><text:soft-page-break/>{</text:p>
        </text:list-item>
        <text:list-item>
          <text:p text:style-name="P82"><text:span text:style-name="T32">    </text:span><text:a xlink:type="simple" xlink:href="http://qt-project.org/doc/QPainter.html"><text:span text:style-name="T56">QPainter</text:span></text:a><text:span text:style-name="T31"> doc</text:span><text:span text:style-name="T50">(</text:span><text:span text:style-name="T55">this</text:span><text:span text:style-name="T50">);</text:span></text:p>
        </text:list-item>
        <text:list-item>
          <text:p text:style-name="P82"><text:span text:style-name="T32">    </text:span><text:a xlink:type="simple" xlink:href="http://qt-project.org/doc/QLineF.html"><text:span text:style-name="T56">QLineF</text:span></text:a><text:span text:style-name="T31"> line</text:span><text:span text:style-name="T50">(10.0,</text:span><text:span text:style-name="T31"> </text:span><text:span text:style-name="T50">80.0,</text:span><text:span text:style-name="T31"> </text:span><text:span text:style-name="T50">90.0,</text:span><text:span text:style-name="T31"> </text:span><text:span text:style-name="T50">20.0);</text:span></text:p>
        </text:list-item>
        <text:list-item>
          <text:p text:style-name="P84">    <text:span text:style-name="T79">doc.</text:span><text:span text:style-name="T78">drawLine(</text:span><text:span text:style-name="T79">line</text:span><text:span text:style-name="T78">);</text:span></text:p>
        </text:list-item>
        <text:list-item>
          <text:p text:style-name="P83">}</text:p>
        </text:list-item>
      </text:list>
      <text:p text:style-name="P26"><text:span text:style-name="T48">This snippet will draw a black line on a widget. </text:span><text:a xlink:type="simple" xlink:href="http://developer.qt.nokia.com/doc/qt-4.8/qpainter.html"><text:span text:style-name="T57">There are many methods</text:span></text:a><text:span text:style-name="T48"> </text:span><text:span text:style-name="Strong_20_Emphasis"><text:span text:style-name="T49">[developer.qt.nokia.com]</text:span></text:span><text:span text:style-name="T48"> to set brush, pen and aliasing.</text:span></text:p>
      <text:p text:style-name="Standard"/>
      <text:p text:style-name="Text_20_body"><text:span text:style-name="T16">QPainter can operate on any object that inherits the </text:span><text:a xlink:type="simple" xlink:href="qthelp://com.trolltech.qt.481/qdoc/qpaintdevice.html"><text:span text:style-name="T25">QPaintDevice</text:span></text:a><text:span text:style-name="T16"> class.</text:span></text:p>
      <text:p text:style-name="P3">The common use of QPainter is inside a widget's paint event: Construct and customize (e.g. set the pen or the brush) the painter. Then draw. Remember to destroy the QPainter object after drawing. </text:p>
      <text:h text:style-name="Heading_20_3" text:outline-level="3"><text:span text:style-name="T21">QPainter::</text:span><text:span text:style-name="T39">QPainter</text:span><text:span text:style-name="T21"> ( </text:span><text:a xlink:type="simple" xlink:href="qthelp://com.trolltech.qt.481/qdoc/qpaintdevice.html"><text:span text:style-name="T27">QPaintDevice</text:span></text:a><text:span text:style-name="T21"> * </text:span><text:span text:style-name="T22">device</text:span><text:span text:style-name="T21"> )</text:span></text:h>
      <text:p text:style-name="P3">Constructs a painter that begins painting the paint <text:span text:style-name="T76">device</text:span> immediately.</text:p>
      <text:p text:style-name="P1"><text:span text:style-name="T16">This constructor is convenient for short-lived painters, e.g. in a </text:span><text:a xlink:type="simple" xlink:href="qthelp://com.trolltech.qt.481/qdoc/qwidget.html#paintEvent"><text:span text:style-name="T25">QWidget::paintEvent</text:span></text:a><text:span text:style-name="T16">() and should be used only once. The constructor calls </text:span><text:a xlink:type="simple" xlink:href="qthelp://com.trolltech.qt.481/qdoc/qpainter.html#begin"><text:span text:style-name="T25">begin</text:span></text:a><text:span text:style-name="T16">() for you and the</text:span><text:a xlink:type="simple" xlink:href="qthelp://com.trolltech.qt.481/qdoc/qpainter.html"><text:span text:style-name="T25">QPainter</text:span></text:a><text:span text:style-name="T16"> destructor automatically calls </text:span><text:a xlink:type="simple" xlink:href="qthelp://com.trolltech.qt.481/qdoc/qpainter.html#end"><text:span text:style-name="T25">end</text:span></text:a><text:span text:style-name="T16">().</text:span></text:p>
      <text:p text:style-name="P1"><text:span text:style-name="T16">Here's an example using </text:span><text:a xlink:type="simple" xlink:href="qthelp://com.trolltech.qt.481/qdoc/qpainter.html#begin"><text:span text:style-name="T25">begin</text:span></text:a><text:span text:style-name="T16">() and </text:span><text:a xlink:type="simple" xlink:href="qthelp://com.trolltech.qt.481/qdoc/qpainter.html#end"><text:span text:style-name="T25">end</text:span></text:a><text:span text:style-name="T16">():</text:span></text:p>
      <text:p text:style-name="P48"><text:span text:style-name="T20"><text:s/></text:span><text:span text:style-name="T37">void</text:span><text:span text:style-name="T19"> MyWidget::paintEvent(</text:span><text:a xlink:type="simple" xlink:href="qthelp://com.trolltech.qt.481/qdoc/qpaintevent.html"><text:span text:style-name="T26">QPaintEvent</text:span></text:a><text:span text:style-name="T19"> *)</text:span></text:p>
      <text:p text:style-name="P46"><text:s/><text:span text:style-name="T15">{</text:span></text:p>
      <text:p text:style-name="P48"><text:span text:style-name="T20"><text:s text:c="5"/></text:span><text:a xlink:type="simple" xlink:href="qthelp://com.trolltech.qt.481/qdoc/qpainter.html"><text:span text:style-name="T26">QPainter</text:span></text:a><text:span text:style-name="T19"> p;</text:span></text:p>
      <text:p text:style-name="P46"><text:s text:c="5"/><text:span text:style-name="T15">p.begin(this);</text:span></text:p>
      <text:p text:style-name="P46"><text:s text:c="5"/><text:span text:style-name="T15">p.drawLine(...); <text:s text:c="7"/>// drawing code</text:span></text:p>
      <text:p text:style-name="P46"><text:s text:c="5"/><text:span text:style-name="T15">p.end();</text:span></text:p>
      <text:p text:style-name="P46"><text:s/><text:span text:style-name="T15">}</text:span></text:p>
      <text:p text:style-name="P3">The same example using this constructor:</text:p>
      <text:p text:style-name="P48"><text:span text:style-name="T20"><text:s/></text:span><text:span text:style-name="T37">void</text:span><text:span text:style-name="T19"> MyWidget::paintEvent(</text:span><text:a xlink:type="simple" xlink:href="qthelp://com.trolltech.qt.481/qdoc/qpaintevent.html"><text:span text:style-name="T26">QPaintEvent</text:span></text:a><text:span text:style-name="T19"> *)</text:span></text:p>
      <text:p text:style-name="P46"><text:s/><text:span text:style-name="T15">{</text:span></text:p>
      <text:p text:style-name="P48"><text:span text:style-name="T20"><text:s text:c="5"/></text:span><text:a xlink:type="simple" xlink:href="qthelp://com.trolltech.qt.481/qdoc/qpainter.html"><text:span text:style-name="T26">QPainter</text:span></text:a><text:span text:style-name="T19"> p(this);</text:span></text:p>
      <text:p text:style-name="P46"><text:s text:c="5"/><text:span text:style-name="T15">p.drawLine(...); <text:s text:c="7"/>// drawing code</text:span></text:p>
      <text:p text:style-name="P46"><text:soft-page-break/><text:s/><text:span text:style-name="T15">}</text:span></text:p>
      <text:p text:style-name="P1"><text:span text:style-name="T16">Since the constructor cannot provide feedback when the initialization of the painter failed you should rather use </text:span><text:a xlink:type="simple" xlink:href="qthelp://com.trolltech.qt.481/qdoc/qpainter.html#begin"><text:span text:style-name="T25">begin</text:span></text:a><text:span text:style-name="T16">() and </text:span><text:a xlink:type="simple" xlink:href="qthelp://com.trolltech.qt.481/qdoc/qpainter.html#end"><text:span text:style-name="T25">end</text:span></text:a><text:span text:style-name="T16">() to paint on external devices, e.g. printers.</text:span></text:p>
      <text:p text:style-name="P1"><text:span text:style-name="T17">See also </text:span><text:a xlink:type="simple" xlink:href="qthelp://com.trolltech.qt.481/qdoc/qpainter.html#begin"><text:span text:style-name="T25">begin</text:span></text:a><text:span text:style-name="T16">() and </text:span><text:a xlink:type="simple" xlink:href="qthelp://com.trolltech.qt.481/qdoc/qpainter.html#end"><text:span text:style-name="T25">end</text:span></text:a><text:span text:style-name="T16">().</text:span></text:p>
      <text:p text:style-name="Standard"><text:s/></text:p>
      <text:p text:style-name="P41">The QImage class provides a hardware-independent image representation that allows direct access to the pixel data, and can be used as a paint device.</text:p>
      <text:p text:style-name="Text_20_body"><text:span text:style-name="T48">Vector and meta-file formats are also supported by the paint system. </text:span><text:span text:style-name="Strong_20_Emphasis"><text:span text:style-name="T47">QSvgGenerator</text:span></text:span><text:span text:style-name="T48"> creates Scalable Vector Graphics (SVG) drawings (see page) by translating painting commands to the corresponding structures in the SVG file format.</text:span><text:span text:style-name="Strong_20_Emphasis"><text:span text:style-name="T47">QPicture</text:span></text:span><text:span text:style-name="T48"> is used to hold a sequence of painting commands that can be replayed when painting on another paint device or stored in a file.</text:span></text:p>
      <text:p text:style-name="Text_20_body"><text:line-break/><text:span text:style-name="T51">Graphics View Framework</text:span></text:p>
      <text:p text:style-name="P27"><text:tab/>这个MV框架，支持大量可交互对象在一个二维场景中。</text:p>
      <text:p text:style-name="P27">M---Screen中的Item</text:p>
      <text:p text:style-name="P27">V---View</text:p>
      <text:p text:style-name="P27">C----Screen中的Item自己处理事件</text:p>
      <text:p text:style-name="P27"><text:tab/>Item之后应该还有自己的Model/Info，作为数据源。</text:p>
      <text:p text:style-name="P27"/>
      <text:p text:style-name="P27"/>
      <text:p text:style-name="P27"/>
      <text:p text:style-name="P27"/>
      <text:p text:style-name="P27"/>
      <text:p text:style-name="P27"/>
      <text:p text:style-name="P26"><text:span text:style-name="T48">The display and item management functionality are implemented separately in the </text:span><text:span text:style-name="Strong_20_Emphasis"><text:span text:style-name="T47">QGraphicsView</text:span></text:span><text:span text:style-name="T48"> and </text:span><text:span text:style-name="Strong_20_Emphasis"><text:span text:style-name="T47">QGraphicsScene</text:span></text:span><text:span text:style-name="T48"> classes, enabling features such as multiple views onto the same scene and support for switchable renderers.</text:span></text:p>
      <text:p text:style-name="Standard"/>
      <text:p text:style-name="Standard"/>
      <text:p text:style-name="P37"> <text:span text:style-name="T77">Each scene, view, and the items themselves provide a comprehensive set of functions to allow coordinates to be transformed conveniently between coordinate systems. Both standard and custom items can be made selectable and movable, enabling a basic level of interactivity with a minimum of code.</text:span></text:p>
      <text:p text:style-name="Standard"/>
      <text:p text:style-name="P38">A fully-featured event model enables events to be handled efficiently by dispatching them only to the items that require them. Since basic item handling is performed by the framework, items only need to respond to events if they need particular information about their environment.</text:p>
      <text:p text:style-name="Standard"/>
      <text:p text:style-name="Standard"/>
      <text:p text:style-name="P29"><text:span text:style-name="T48">Applications that need to mix classical user interface elements with interactive content can embed widgets directly into a scene using </text:span><text:span text:style-name="Strong_20_Emphasis"><text:span text:style-name="T47">QGraphicsProxyWidget</text:span></text:span><text:span text:style-name="T48">, or create widget-like elements from scratch with </text:span><text:span text:style-name="Strong_20_Emphasis"><text:span text:style-name="T47">QGraphicsWidget</text:span></text:span><text:span text:style-name="T48">. As with conventional user interfaces, layout managers can be used to arrange widgets and items in a scene.</text:span></text:p>
      <text:p text:style-name="Standard"/>
      <text:p text:style-name="P42"><text:span text:style-name="T16">The QGraphicsWidget class is the base class for all widget items in a </text:span><text:a xlink:type="simple" xlink:href="qthelp://com.trolltech.qt.481/qdoc/qgraphicsscene.html"><text:span text:style-name="T25">QGraphicsScene</text:span></text:a><text:span text:style-name="T16">.</text:span></text:p>
      <text:p text:style-name="P1"><text:span text:style-name="T16">QGraphicsWidget is an extended base item that provides extra functionality over </text:span><text:a xlink:type="simple" xlink:href="qthelp://com.trolltech.qt.481/qdoc/qgraphicsitem.html"><text:span text:style-name="T25">QGraphicsItem</text:span></text:a><text:span text:style-name="T16">. It is similar to </text:span><text:a xlink:type="simple" xlink:href="qthelp://com.trolltech.qt.481/qdoc/qwidget.html"><text:span text:style-name="T25">QWidget</text:span></text:a><text:span text:style-name="T16"> in many ways:</text:span></text:p>
      <text:list xml:id="list1882763861" text:style-name="L8">
        <text:list-item>
          <text:p text:style-name="P78"><text:soft-page-break/><text:span text:style-name="T16">Provides a </text:span><text:a xlink:type="simple" xlink:href="qthelp://com.trolltech.qt.481/qdoc/qgraphicswidget.html#palette-prop"><text:span text:style-name="T25">palette</text:span></text:a><text:span text:style-name="T16">, a </text:span><text:a xlink:type="simple" xlink:href="qthelp://com.trolltech.qt.481/qdoc/qgraphicswidget.html#font-prop"><text:span text:style-name="T25">font</text:span></text:a><text:span text:style-name="T16"> and a </text:span><text:a xlink:type="simple" xlink:href="qthelp://com.trolltech.qt.481/qdoc/qgraphicswidget.html#style"><text:span text:style-name="T25">style</text:span></text:a><text:span text:style-name="T16">().</text:span></text:p>
        </text:list-item>
        <text:list-item>
          <text:p text:style-name="P78"><text:span text:style-name="T16">Has a defined </text:span><text:a xlink:type="simple" xlink:href="qthelp://com.trolltech.qt.481/qdoc/qgraphicslayoutitem.html#geometry"><text:span text:style-name="T25">geometry</text:span></text:a><text:span text:style-name="T16">().</text:span></text:p>
        </text:list-item>
        <text:list-item>
          <text:p text:style-name="P78"><text:span text:style-name="T16">Supports layouts with </text:span><text:a xlink:type="simple" xlink:href="qthelp://com.trolltech.qt.481/qdoc/qgraphicswidget.html#layout-prop"><text:span text:style-name="T25">setLayout</text:span></text:a><text:span text:style-name="T16">() and </text:span><text:a xlink:type="simple" xlink:href="qthelp://com.trolltech.qt.481/qdoc/qgraphicswidget.html#layout-prop"><text:span text:style-name="T25">layout</text:span></text:a><text:span text:style-name="T16">().</text:span></text:p>
        </text:list-item>
        <text:list-item>
          <text:p text:style-name="P78"><text:span text:style-name="T16">Supports shortcuts and actions with </text:span><text:a xlink:type="simple" xlink:href="qthelp://com.trolltech.qt.481/qdoc/qgraphicswidget.html#grabShortcut"><text:span text:style-name="T25">grabShortcut</text:span></text:a><text:span text:style-name="T16">() and </text:span><text:a xlink:type="simple" xlink:href="qthelp://com.trolltech.qt.481/qdoc/qgraphicswidget.html#insertAction"><text:span text:style-name="T25">insertAction</text:span></text:a><text:span text:style-name="T16">()</text:span></text:p>
        </text:list-item>
      </text:list>
      <text:p text:style-name="P1"><text:span text:style-name="T16">Unlike </text:span><text:a xlink:type="simple" xlink:href="qthelp://com.trolltech.qt.481/qdoc/qgraphicsitem.html"><text:span text:style-name="T25">QGraphicsItem</text:span></text:a><text:span text:style-name="T16">, QGraphicsWidget is not an abstract class; you can create instances of a QGraphicsWidget without having to subclass it. This approach is useful for widgets that only serve the purpose of organizing child widgets into a layout.</text:span></text:p>
      <text:p text:style-name="P3">QGraphicsWidget can be used as a base item for your own custom item if you require advanced input focus handling, e.g., tab focus and activation, or layouts.</text:p>
      <text:p text:style-name="P1"><text:span text:style-name="T16">Since QGraphicsWidget resembles </text:span><text:a xlink:type="simple" xlink:href="qthelp://com.trolltech.qt.481/qdoc/qwidget.html"><text:span text:style-name="T25">QWidget</text:span></text:a><text:span text:style-name="T16"> and has similar API, it is easier to port a widget from </text:span><text:a xlink:type="simple" xlink:href="qthelp://com.trolltech.qt.481/qdoc/qwidget.html"><text:span text:style-name="T25">QWidget</text:span></text:a><text:span text:style-name="T16"> to QGraphicsWidget, instead of </text:span><text:a xlink:type="simple" xlink:href="qthelp://com.trolltech.qt.481/qdoc/qgraphicsitem.html"><text:span text:style-name="T25">QGraphicsItem</text:span></text:a><text:span text:style-name="T16">.</text:span></text:p>
      <text:p text:style-name="P1"><text:span text:style-name="T17">Note:</text:span><text:span text:style-name="T16"> </text:span><text:a xlink:type="simple" xlink:href="qthelp://com.trolltech.qt.481/qdoc/qwidget.html"><text:span text:style-name="T25">QWidget</text:span></text:a><text:span text:style-name="T16">-based widgets can be directly embedded into a </text:span><text:a xlink:type="simple" xlink:href="qthelp://com.trolltech.qt.481/qdoc/qgraphicsscene.html"><text:span text:style-name="T25">QGraphicsScene</text:span></text:a><text:span text:style-name="T16"> using </text:span><text:a xlink:type="simple" xlink:href="qthelp://com.trolltech.qt.481/qdoc/qgraphicsproxywidget.html"><text:span text:style-name="T25">QGraphicsProxyWidget</text:span></text:a><text:span text:style-name="T16">.</text:span></text:p>
      <text:p text:style-name="P1"><text:span text:style-name="T16">Noticeable differences between QGraphicsWidget and </text:span><text:a xlink:type="simple" xlink:href="qthelp://com.trolltech.qt.481/qdoc/qwidget.html"><text:span text:style-name="T25">QWidget</text:span></text:a><text:span text:style-name="T16"> are:</text:span></text:p>
      <table:table table:name="表格2" table:style-name="表格2">
        <table:table-column table:style-name="表格2.A"/>
        <table:table-column table:style-name="表格2.B"/>
        <table:table-header-rows>
          <table:table-row>
            <table:table-cell table:style-name="表格2.A1" office:value-type="string">
              <text:p text:style-name="P63">QGraphicsWidget</text:p>
            </table:table-cell>
            <table:table-cell table:style-name="表格2.A1" office:value-type="string">
              <text:p text:style-name="P63"><text:a xlink:type="simple" xlink:href="qthelp://com.trolltech.qt.481/qdoc/qwidget.html"><text:span text:style-name="T80">QWidget</text:span></text:a></text:p>
            </table:table-cell>
          </table:table-row>
        </table:table-header-rows>
        <table:table-row table:style-name="表格2.2">
          <table:table-cell table:style-name="表格2.A2" office:value-type="string">
            <text:p text:style-name="Table_20_Contents">Coordinates and geometry are defined with qreals (doubles or floats, depending on the platform).</text:p>
            <text:p text:style-name="Table_20_Contents">坐标和几何尺寸是浮点数</text:p>
          </table:table-cell>
          <table:table-cell table:style-name="表格2.A2" office:value-type="string">
            <text:p text:style-name="P62"><text:a xlink:type="simple" xlink:href="qthelp://com.trolltech.qt.481/qdoc/qwidget.html"><text:span text:style-name="T80">QWidget</text:span></text:a> uses integer geometry (<text:a xlink:type="simple" xlink:href="qthelp://com.trolltech.qt.481/qdoc/qpoint.html"><text:span text:style-name="T80">QPoint</text:span></text:a>, <text:a xlink:type="simple" xlink:href="qthelp://com.trolltech.qt.481/qdoc/qrect.html"><text:span text:style-name="T80">Qrect</text:span></text:a>).</text:p>
            <text:p text:style-name="P62">坐标和几何尺寸是整数</text:p>
          </table:table-cell>
        </table:table-row>
        <table:table-row table:style-name="表格2.3">
          <table:table-cell table:style-name="表格2.A2" office:value-type="string">
            <text:p text:style-name="P62">The widget is already visible by default; you do not have to call <text:a xlink:type="simple" xlink:href="qthelp://com.trolltech.qt.481/qdoc/qgraphicsitem.html#show"><text:span text:style-name="T80">show</text:span></text:a>() to display the widget.</text:p>
          </table:table-cell>
          <table:table-cell table:style-name="表格2.A2" office:value-type="string">
            <text:p text:style-name="P62"><text:a xlink:type="simple" xlink:href="qthelp://com.trolltech.qt.481/qdoc/qwidget.html"><text:span text:style-name="T80">QWidget</text:span></text:a> is hidden by default until you call <text:a xlink:type="simple" xlink:href="qthelp://com.trolltech.qt.481/qdoc/qgraphicsitem.html#show"><text:span text:style-name="T80">show</text:span></text:a>().</text:p>
          </table:table-cell>
        </table:table-row>
        <table:table-row table:style-name="表格2.2">
          <table:table-cell table:style-name="表格2.A2" office:value-type="string">
            <text:p text:style-name="Table_20_Contents">A subset of widget attributes are supported.</text:p>
          </table:table-cell>
          <table:table-cell table:style-name="表格2.A2" office:value-type="string">
            <text:p text:style-name="Table_20_Contents">All widget attributes are supported.</text:p>
          </table:table-cell>
        </table:table-row>
        <table:table-row table:style-name="表格2.3">
          <table:table-cell table:style-name="表格2.A2" office:value-type="string">
            <text:p text:style-name="Table_20_Contents">A top-level item's style defaults to QGraphicsScene::style</text:p>
          </table:table-cell>
          <table:table-cell table:style-name="表格2.A2" office:value-type="string">
            <text:p text:style-name="Table_20_Contents">A top-level widget's style defaults to QApplication::style</text:p>
          </table:table-cell>
        </table:table-row>
        <table:table-row table:style-name="表格2.2">
          <table:table-cell table:style-name="表格2.A2" office:value-type="string">
            <text:p text:style-name="P62">Graphics View provides a custom drag and drop framework, different from <text:a xlink:type="simple" xlink:href="qthelp://com.trolltech.qt.481/qdoc/qwidget.html"><text:span text:style-name="T80">QWidget</text:span></text:a>.</text:p>
          </table:table-cell>
          <table:table-cell table:style-name="表格2.A2" office:value-type="string">
            <text:p text:style-name="Table_20_Contents">Standard drag and drop framework.</text:p>
          </table:table-cell>
        </table:table-row>
        <table:table-row table:style-name="表格2.3">
          <table:table-cell table:style-name="表格2.A2" office:value-type="string">
            <text:p text:style-name="Table_20_Contents">Widget items do not support modality.</text:p>
          </table:table-cell>
          <table:table-cell table:style-name="表格2.A2" office:value-type="string">
            <text:p text:style-name="Table_20_Contents">Full modality support.</text:p>
          </table:table-cell>
        </table:table-row>
      </table:table>
      <text:p text:style-name="Text_20_body"><text:line-break/></text:p>
      <text:p text:style-name="P29"><text:span text:style-name="T48">2D applications can use </text:span><text:span text:style-name="Strong_20_Emphasis"><text:span text:style-name="T47">QGLWidget</text:span></text:span><text:span text:style-name="T48"> subclasses to improve rendering performance on appropriate hardware. In this use case, standard </text:span><text:span text:style-name="Strong_20_Emphasis"><text:span text:style-name="T47">QPainter</text:span></text:span><text:span text:style-name="T48"> operations are translated into OpenGL calls. This also makes it possible to overlay controls and decorations onto 3D scenes drawn using pure OpenGL. On embedded platforms, where hardware acceleration is often limited, this paint engine is restricted to using the functionality of OpenGL ES 2.0, ensuring that it works well on as many devices as possible.</text:span></text:p>
      <text:p text:style-name="Standard"/>
      <text:p text:style-name="Standard"/>
      <text:p text:style-name="Standard"/>
      <text:p text:style-name="P39"><text:span text:style-name="T16">Graphics View was introduced in Qt 4.2, replacing its predecessor, </text:span><text:a xlink:type="simple" xlink:href="qthelp://com.trolltech.qt.481/qdoc/porting4.html#qcanvas"><text:span text:style-name="T25">QCanvas</text:span></text:a><text:span text:style-name="T16">.</text:span></text:p>
      <text:p text:style-name="Standard"/>
      <text:p text:style-name="P41">Items can handle key events, mouse press, move, release and double click events, and they can also track mouse movement.</text:p>
      <text:p text:style-name="Text_20_body"/>
      <text:p text:style-name="P41">There are three effective coordinate systems in play in Graphics View: Item coordinates, scene coordinates, and view coordinates. To simplify your implementation, Graphics View provides convenience functions that allow you to map between the three coordinate systems.</text:p>
      <text:p text:style-name="P1"><text:span text:style-name="T16">When rendering, Graphics View's scene coordinates correspond to </text:span><text:a xlink:type="simple" xlink:href="qthelp://com.trolltech.qt.481/qdoc/qpainter.html"><text:span text:style-name="T25">QPainter</text:span></text:a><text:span text:style-name="T16">'s </text:span><text:span text:style-name="T18">logical</text:span><text:span text:style-name="T16"> coordinates, and view coordinates are the same as </text:span><text:span text:style-name="T18">device</text:span><text:span text:style-name="T16"> coordinates. In the</text:span><text:a xlink:type="simple" xlink:href="qthelp://com.trolltech.qt.481/qdoc/coordsys.html"><text:span text:style-name="T25">Coordinate System</text:span></text:a><text:span text:style-name="T16"> documentation, you can read about the relationship between logical coordinates and device coordinates.</text:span></text:p>
      <text:p text:style-name="P41">Items live in their own local coordinate system. </text:p>
      <text:p text:style-name="Text_20_body"><text:soft-page-break/></text:p>
      <text:p text:style-name="Text_20_body">Item有自己的坐标系。</text:p>
      <text:p text:style-name="Text_20_body">item的pos，使用的是父容器的坐标。（另一个item或者scene）</text:p>
      <text:p text:style-name="Text_20_body">Scene坐标系，相当与世界坐标系。</text:p>
      <text:p text:style-name="Text_20_body">View的坐标系，是控件的坐标系。它视口范围是0，0,width,height</text:p>
      <text:p text:style-name="Text_20_body"/>
      <text:h text:style-name="Heading_20_3" text:outline-level="3">五子棋：</text:h>
      <text:p text:style-name="Text_20_body">View窗口。</text:p>
      <text:p text:style-name="Text_20_body">上面是窗体区域：</text:p>
      <text:p text:style-name="Text_20_body">黑方 <text:s/>下子/等待 <text:s text:c="8"/>已下多少子 <text:s text:c="5"/>胜利/失败/较量中</text:p>
      <text:p text:style-name="Text_20_body">白方</text:p>
      <text:p text:style-name="Text_20_body"/>
      <text:p text:style-name="Text_20_body">棋盘控件</text:p>
      <text:p text:style-name="Text_20_body"/>
      <text:p text:style-name="Text_20_body">棋子控件</text:p>
      <text:section text:style-name="Sect1" text:name="区域1">
        <text:p text:style-name="Text_20_body"/>
      </text:section>
      <text:p text:style-name="Standard"/>
      <text:p text:style-name="Text_20_body">显示控件只能在main函数中直接指定，但是可以把它们hide，随后再show，实现同样的窗口切换功能。</text:p>
      <text:p text:style-name="P17"><text:span text:style-name="T1"/></text:p>
      <text:h text:style-name="Heading_20_4" text:outline-level="4"><text:span text:style-name="T1">问题</text:span></text:h>
      <text:p text:style-name="P17"><text:span text:style-name="T1">1，头文件不能互相引用。</text:span></text:p>
      <text:p text:style-name="P17"><text:span text:style-name="T1">StartDialog需要引用Form。 给个QWidget即可。因为只是执行show和hide。</text:span></text:p>
      <text:p text:style-name="P17"><text:span text:style-name="T1"><text:s text:c="6"/>其他业务逻辑怎么办？</text:span></text:p>
      <text:p text:style-name="P17"><text:span text:style-name="T1"/></text:p>
      <text:p text:style-name="P17"><text:span text:style-name="T1">Form需要引用StartDialog，因为还需要知道用户选择的是否是单人模式。 还有保存的棋局，配置等信息。</text:span></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int</text:span><text:span text:style-name="T2"> </text:span>main<text:span text:style-name="T4">(</text:span><text:span text:style-name="T1">int</text:span><text:span text:style-name="T2"> </text:span><text:span text:style-name="T4">argc,</text:span><text:span text:style-name="T2"> </text:span><text:span text:style-name="T1">char</text:span><text:span text:style-name="T2"> </text:span><text:span text:style-name="T4">**argv)</text:span></text:p>
      <text:p text:style-name="P17"><text:span text:style-name="T2"><text:s/></text:span><text:span text:style-name="T4">{</text:span></text:p>
      <text:p text:style-name="P13"><text:span text:style-name="T2"><text:s text:c="5"/></text:span><text:span text:style-name="T3">QApplication</text:span><text:span text:style-name="T2"> </text:span><text:span text:style-name="T4">app(argc,</text:span><text:span text:style-name="T2"> </text:span><text:span text:style-name="T4">argv);</text:span></text:p>
      <text:p text:style-name="P17"><text:span text:style-name="T2"><text:s text:c="6"/></text:span><text:span text:style-name="T3">FiveChessWidget</text:span><text:span text:style-name="T2"> </text:span><text:span text:style-name="T4">*fiveChessWidget=</text:span><text:span text:style-name="T1">new</text:span><text:span text:style-name="T2"> </text:span><text:span text:style-name="T3">FiveChessWidget</text:span><text:span text:style-name="T4">();</text:span></text:p>
      <text:p text:style-name="P13"><text:span text:style-name="T2"><text:s text:c="5"/></text:span><text:span text:style-name="T12">/*</text:span></text:p>
      <text:p text:style-name="P17"><text:span text:style-name="T2"><text:s text:c="8"/></text:span><text:span text:style-name="T12">fiveChessWidget-&gt;show();</text:span></text:p>
      <text:p text:style-name="P17"><text:span text:style-name="T2"><text:s text:c="8"/></text:span><text:span text:style-name="T12">*/</text:span></text:p>
      <text:p text:style-name="P17"><text:span text:style-name="T2"><text:s text:c="5"/></text:span><text:span text:style-name="T3">QGraphicsScene</text:span><text:span text:style-name="T2"> </text:span><text:span text:style-name="T4">scene;</text:span></text:p>
      <text:p text:style-name="P17"><text:span text:style-name="T2"><text:s text:c="5"/></text:span><text:span text:style-name="T4">scene.</text:span>setSceneRect<text:span text:style-name="T4">(</text:span><text:span text:style-name="T11">0.0</text:span><text:span text:style-name="T4">,</text:span><text:span text:style-name="T11">0.0</text:span><text:span text:style-name="T4">,</text:span><text:span text:style-name="T11">800.0</text:span><text:span text:style-name="T4">,</text:span><text:span text:style-name="T11">600.0</text:span><text:span text:style-name="T4">);</text:span></text:p>
      <text:p text:style-name="P17"><text:span text:style-name="T2"><text:s text:c="5"/></text:span><text:span text:style-name="T3">QLabel</text:span><text:span text:style-name="T2"> </text:span><text:span text:style-name="T4">*label</text:span><text:span text:style-name="T2"> </text:span><text:span text:style-name="T4">=</text:span><text:span text:style-name="T2"> </text:span><text:span text:style-name="T1">new</text:span><text:span text:style-name="T2"> </text:span><text:span text:style-name="T3">QLabel</text:span><text:span text:style-name="T4">;</text:span></text:p>
      <text:p text:style-name="P13"><text:span text:style-name="T2"><text:s text:c="5"/></text:span><text:span text:style-name="T4">label-&gt;</text:span>setText<text:span text:style-name="T4">(</text:span><text:span text:style-name="T12">"china"</text:span><text:span text:style-name="T4">);</text:span></text:p>
      <text:p text:style-name="P17"><text:span text:style-name="T2"><text:s text:c="5"/></text:span><text:span text:style-name="T3">QGraphicsProxyWidget</text:span><text:span text:style-name="T2"> </text:span><text:span text:style-name="T4">*proxy</text:span><text:span text:style-name="T2"> </text:span><text:span text:style-name="T4">=</text:span><text:span text:style-name="T2"> </text:span><text:span text:style-name="T4">scene.</text:span>addWidget<text:span text:style-name="T4">(label);</text:span></text:p>
      <text:p text:style-name="P13"><text:span text:style-name="T2"><text:s text:c="6"/></text:span><text:span text:style-name="T4">proxy-&gt;</text:span>setPos<text:span text:style-name="T4">(</text:span><text:span text:style-name="T11">10.0</text:span><text:span text:style-name="T4">,</text:span><text:span text:style-name="T11">0.0</text:span><text:span text:style-name="T4">);</text:span></text:p>
      <text:p text:style-name="P17"><text:soft-page-break/><text:span text:style-name="T2"><text:s text:c="5"/></text:span><text:span text:style-name="T3">QLabel</text:span><text:span text:style-name="T2"> </text:span><text:span text:style-name="T4">*label2</text:span><text:span text:style-name="T2"> </text:span><text:span text:style-name="T4">=</text:span><text:span text:style-name="T2"> </text:span><text:span text:style-name="T1">new</text:span><text:span text:style-name="T2"> </text:span><text:span text:style-name="T3">QLabel</text:span><text:span text:style-name="T4">;</text:span></text:p>
      <text:p text:style-name="P17"><text:span text:style-name="T2"><text:s text:c="5"/></text:span><text:span text:style-name="T3">QString</text:span><text:span text:style-name="T2"> </text:span><text:span text:style-name="T4">labelRectStr;</text:span></text:p>
      <text:p text:style-name="P17"><text:span text:style-name="T2"><text:s text:c="5"/></text:span><text:span text:style-name="T4">labelRectStr.</text:span>append<text:span text:style-name="T4">(</text:span><text:span text:style-name="T12">"width:"</text:span><text:span text:style-name="T4">);</text:span></text:p>
      <text:p text:style-name="P17"><text:span text:style-name="T2"><text:s text:c="5"/></text:span><text:span text:style-name="T4">labelRectStr.</text:span>append<text:span text:style-name="T4">(</text:span><text:span text:style-name="T3">QString</text:span><text:span text:style-name="T4">::</text:span>number<text:span text:style-name="T4">(proxy-&gt;</text:span>rect<text:span text:style-name="T4">().</text:span>width<text:span text:style-name="T4">()));</text:span></text:p>
      <text:p text:style-name="P17"><text:span text:style-name="T2"><text:s text:c="5"/></text:span><text:span text:style-name="T4">labelRectStr.</text:span>append<text:span text:style-name="T4">(</text:span><text:span text:style-name="T12">",height:"</text:span><text:span text:style-name="T4">);</text:span></text:p>
      <text:p text:style-name="P13"><text:span text:style-name="T2"><text:s text:c="5"/></text:span><text:span text:style-name="T4">labelRectStr.</text:span>append<text:span text:style-name="T4">(</text:span><text:span text:style-name="T3">QString</text:span><text:span text:style-name="T4">::</text:span>number<text:span text:style-name="T4">(proxy-&gt;</text:span>rect<text:span text:style-name="T4">().</text:span>height<text:span text:style-name="T4">()));</text:span></text:p>
      <text:p text:style-name="P13"><text:span text:style-name="T2"><text:s text:c="5"/></text:span><text:span text:style-name="T4">label2-&gt;</text:span>setText<text:span text:style-name="T4">(labelRectStr);</text:span></text:p>
      <text:p text:style-name="P17"><text:span text:style-name="T2"><text:s text:c="5"/></text:span><text:span text:style-name="T3">QGraphicsProxyWidget</text:span><text:span text:style-name="T2"> </text:span><text:span text:style-name="T4">*proxy2</text:span><text:span text:style-name="T2"> </text:span><text:span text:style-name="T4">=</text:span><text:span text:style-name="T2"> </text:span><text:span text:style-name="T4">scene.</text:span>addWidget<text:span text:style-name="T4">(label2);</text:span></text:p>
      <text:p text:style-name="P13"><text:span text:style-name="T2"><text:s text:c="6"/></text:span><text:span text:style-name="T4">proxy2-&gt;</text:span>setPos<text:span text:style-name="T4">(</text:span><text:span text:style-name="T11">110.0</text:span><text:span text:style-name="T4">,</text:span><text:span text:style-name="T11">0.0</text:span><text:span text:style-name="T4">);</text:span></text:p>
      <text:p text:style-name="P17"><text:span text:style-name="T2"><text:s text:c="5"/></text:span><text:span text:style-name="T3">ChessMapItem</text:span><text:span text:style-name="T4">*</text:span><text:span text:style-name="T2"> </text:span><text:span text:style-name="T4">chessMapItem=</text:span><text:span text:style-name="T1">new</text:span><text:span text:style-name="T2"> </text:span><text:span text:style-name="T3">ChessMapItem</text:span><text:span text:style-name="T4">();</text:span></text:p>
      <text:p text:style-name="P17"><text:span text:style-name="T2"><text:s text:c="6"/></text:span><text:span text:style-name="T4">scene.</text:span>addItem<text:span text:style-name="T4">(chessMapItem);</text:span></text:p>
      <text:p text:style-name="P17"><text:span text:style-name="T2"><text:s text:c="4"/></text:span><text:span text:style-name="T4">fiveChessWidget-&gt;</text:span>setChessMapItem<text:span text:style-name="T4">(chessMapItem);</text:span></text:p>
      <text:p text:style-name="P17"><text:span text:style-name="T2"><text:s text:c="6"/></text:span><text:span text:style-name="T3">QPushButton</text:span><text:span text:style-name="T2"> </text:span><text:span text:style-name="T4">*restoreBtn=</text:span><text:span text:style-name="T1">new</text:span><text:span text:style-name="T2"> </text:span><text:span text:style-name="T3">QPushButton</text:span><text:span text:style-name="T4">(</text:span><text:span text:style-name="T12">"restore"</text:span><text:span text:style-name="T4">);</text:span></text:p>
      <text:p text:style-name="P17"><text:span text:style-name="T2"><text:s text:c="7"/></text:span><text:span text:style-name="T3">QObject</text:span><text:span text:style-name="T4">::</text:span>connect<text:span text:style-name="T4">(restoreBtn,</text:span><text:span text:style-name="T1">SIGNAL</text:span><text:span text:style-name="T4">(</text:span>clicked<text:span text:style-name="T4">()),fiveChessWidget,</text:span><text:span text:style-name="T1">SLOT</text:span><text:span text:style-name="T4">(</text:span>restore<text:span text:style-name="T4">()));</text:span></text:p>
      <text:p text:style-name="P17"><text:span text:style-name="T2"><text:s text:c="6"/></text:span><text:span text:style-name="T3">QGraphicsProxyWidget</text:span><text:span text:style-name="T2"> </text:span><text:span text:style-name="T4">*restoreBtnProxy</text:span><text:span text:style-name="T2"> </text:span><text:span text:style-name="T4">=</text:span><text:span text:style-name="T2"> </text:span><text:span text:style-name="T4">scene.</text:span>addWidget<text:span text:style-name="T4">(restoreBtn);</text:span></text:p>
      <text:p text:style-name="P17"><text:span text:style-name="T2"><text:s text:c="6"/></text:span><text:span text:style-name="T4">restoreBtnProxy-&gt;</text:span>setPos<text:span text:style-name="T4">(</text:span><text:span text:style-name="T11">150.0</text:span><text:span text:style-name="T4">,</text:span><text:span text:style-name="T11">0.0</text:span><text:span text:style-name="T4">);</text:span></text:p>
      <text:p text:style-name="P17"><text:span text:style-name="T2"><text:s text:c="6"/></text:span><text:span text:style-name="T3">QPushButton</text:span><text:span text:style-name="T2"> </text:span><text:span text:style-name="T4">*redoBtn=</text:span><text:span text:style-name="T1">new</text:span><text:span text:style-name="T2"> </text:span><text:span text:style-name="T3">QPushButton</text:span><text:span text:style-name="T4">(</text:span><text:span text:style-name="T12">"redo"</text:span><text:span text:style-name="T4">);</text:span></text:p>
      <text:p text:style-name="P17"><text:span text:style-name="T2"><text:s text:c="6"/></text:span><text:span text:style-name="T3">QGraphicsProxyWidget</text:span><text:span text:style-name="T2"> </text:span><text:span text:style-name="T4">*redoBtnProxy</text:span><text:span text:style-name="T2"> </text:span><text:span text:style-name="T4">=</text:span><text:span text:style-name="T2"> </text:span><text:span text:style-name="T4">scene.</text:span>addWidget<text:span text:style-name="T4">(redoBtn);</text:span></text:p>
      <text:p text:style-name="P13"><text:span text:style-name="T2"><text:s text:c="7"/></text:span><text:span text:style-name="T4">redoBtnProxy-&gt;</text:span>setPos<text:span text:style-name="T4">(</text:span><text:span text:style-name="T11">200.0</text:span><text:span text:style-name="T4">,</text:span><text:span text:style-name="T11">0.0</text:span><text:span text:style-name="T4">);</text:span></text:p>
      <text:p text:style-name="P17"><text:span text:style-name="T2"><text:s text:c="5"/></text:span><text:span text:style-name="T3">QGraphicsView</text:span><text:span text:style-name="T2"> </text:span><text:span text:style-name="T4">view(&amp;scene);</text:span></text:p>
      <text:p text:style-name="P17"><text:span text:style-name="T2"><text:s text:c="5"/></text:span><text:span text:style-name="T4">view.</text:span>setRenderHint<text:span text:style-name="T4">(</text:span><text:span text:style-name="T3">QPainter</text:span><text:span text:style-name="T4">::</text:span><text:span text:style-name="T3">Antialiasing</text:span><text:span text:style-name="T4">);</text:span></text:p>
      <text:p text:style-name="P17"><text:span text:style-name="T2"><text:s text:c="5"/></text:span><text:span text:style-name="T4">view.</text:span>setViewportUpdateMode<text:span text:style-name="T4">(</text:span><text:span text:style-name="T3">QGraphicsView</text:span><text:span text:style-name="T4">::</text:span><text:span text:style-name="T3">BoundingRectViewportUpdate</text:span><text:span text:style-name="T4">);</text:span></text:p>
      <text:p text:style-name="P17"><text:span text:style-name="T2"><text:s text:c="5"/></text:span><text:span text:style-name="T4">view.</text:span>centerOn<text:span text:style-name="T4">(</text:span><text:span text:style-name="T11">0</text:span><text:span text:style-name="T4">,</text:span><text:span text:style-name="T11">0</text:span><text:span text:style-name="T4">);</text:span></text:p>
      <text:p text:style-name="P13"><text:span text:style-name="T2"><text:s text:c="5"/></text:span><text:span text:style-name="T12">//view.resize(200,200);</text:span></text:p>
      <text:p text:style-name="P17"><text:span text:style-name="T2"><text:s text:c="5"/></text:span><text:span text:style-name="T4">view.</text:span>setBackgroundBrush<text:span text:style-name="T4">(</text:span><text:span text:style-name="T3">QColor</text:span><text:span text:style-name="T4">(</text:span><text:span text:style-name="T11">230</text:span><text:span text:style-name="T4">,</text:span><text:span text:style-name="T2"> </text:span><text:span text:style-name="T11">200</text:span><text:span text:style-name="T4">,</text:span><text:span text:style-name="T2"> </text:span><text:span text:style-name="T11">167</text:span><text:span text:style-name="T4">));</text:span></text:p>
      <text:p text:style-name="P17"><text:span text:style-name="T2"><text:s text:c="5"/></text:span><text:span text:style-name="T12">//view.setWindowTitle("Drag</text:span><text:span text:style-name="T2"> </text:span><text:span text:style-name="T12">and</text:span><text:span text:style-name="T2"> </text:span><text:span text:style-name="T12">Drop</text:span><text:span text:style-name="T2"> </text:span><text:span text:style-name="T12">Robot");</text:span></text:p>
      <text:p text:style-name="P17"><text:span text:style-name="T2"><text:s text:c="5"/></text:span><text:span text:style-name="T4">view.</text:span>hide<text:span text:style-name="T4">();</text:span></text:p>
      <text:p text:style-name="P17"><text:span text:style-name="T2"><text:s text:c="5"/></text:span><text:span text:style-name="T3">StartDialog</text:span><text:span text:style-name="T2"> </text:span><text:span text:style-name="T4">*startDialog=</text:span><text:span text:style-name="T1">new</text:span><text:span text:style-name="T2"> </text:span><text:span text:style-name="T3">StartDialog</text:span><text:span text:style-name="T4">();</text:span></text:p>
      <text:p text:style-name="P17"><text:span text:style-name="T2"><text:s text:c="5"/></text:span><text:span text:style-name="T4">startDialog-&gt;</text:span>setFiveChessView<text:span text:style-name="T4">(&amp;view);</text:span></text:p>
      <text:p text:style-name="P13"><text:span text:style-name="T2"><text:s text:c="6"/></text:span><text:span text:style-name="T4">startDialog-&gt;</text:span>show<text:span text:style-name="T4">();</text:span></text:p>
      <text:p text:style-name="P17"><text:span text:style-name="T2"><text:s text:c="5"/></text:span><text:span text:style-name="T1">return</text:span><text:span text:style-name="T2"> </text:span><text:span text:style-name="T4">app.</text:span>exec<text:span text:style-name="T4">();</text:span></text:p>
      <text:p text:style-name="P13"><text:span text:style-name="T2"><text:s/></text:span><text:span text:style-name="T4">}</text:span></text:p>
      <text:p text:style-name="Text_20_body"/>
      <text:p text:style-name="Text_20_body">1，main函数中，</text:p>
      <text:p text:style-name="P13"><text:span text:style-name="T2"><text:s/></text:span><text:span text:style-name="T3">QApplication</text:span><text:span text:style-name="T2"> </text:span><text:span text:style-name="T4">app(argc,</text:span><text:span text:style-name="T2"> </text:span><text:span text:style-name="T4">argv);</text:span></text:p>
      <text:p text:style-name="P15"><text:s text:c="2"/></text:p>
      <text:p text:style-name="P17"><text:span text:style-name="T2"><text:s text:c="5"/></text:span><text:span text:style-name="T1">return</text:span><text:span text:style-name="T2"> </text:span><text:span text:style-name="T4">app.</text:span>exec<text:span text:style-name="T4">();</text:span></text:p>
      <text:p text:style-name="Text_20_body"><text:tab/>之间，需要直接放置顶层窗体对象。 否则该顶层窗体对象不能显示出来。</text:p>
      <text:p text:style-name="Text_20_body"><text:soft-page-break/></text:p>
      <text:p text:style-name="Text_20_body">2，为每一个顶层窗体定义一个类。</text:p>
      <text:p text:style-name="Text_20_body">顶层窗体：splash加载界面。StartDialog对话框。Config对话框。GameWidget。</text:p>
      <text:p text:style-name="Text_20_body"><text:tab/>Widget作为显示控件的类。</text:p>
      <text:p text:style-name="Text_20_body"><text:tab/>一般界面，可以使用ui工具绘制。</text:p>
      <text:p text:style-name="Text_20_body"><text:tab/>GraphicsView，需要一个类手工绘制。</text:p>
      <text:p text:style-name="Text_20_body"/>
      <text:p text:style-name="Text_20_body">3，GraphicsView。使用一个QObject的子类来实现。它引用Scene和View。它组装Scene。</text:p>
      <text:p text:style-name="Text_20_body"><text:tab/>GraphicView框架中。Scene是界面的Model，包括所有可视组件。 View是用来显示Scene的控件。</text:p>
      <text:p text:style-name="Text_20_body"><text:tab/>同时也引用其他顶层窗体，用来和其他窗体交互。</text:p>
      <text:p text:style-name="Text_20_body">4，GraphicsItem。 <text:s/>GraphicsView中的Item是层次结构的。定义MapItem和ChessItem。分别表示地图和棋子。</text:p>
      <text:p text:style-name="Text_20_body"><text:tab/>Item中定义鼠标事件。 <text:s/>Item是View和Controller。</text:p>
      <text:p text:style-name="Text_20_body">5，定义Model/Business层。 <text:s/>数据库层用Info后缀。</text:p>
      <text:p text:style-name="Text_20_body">FiveChessModel类，用于：</text:p>
      <text:p text:style-name="Text_20_body">定义显示用的Model，被Widget读取。</text:p>
      <text:p text:style-name="Text_20_body">跟踪棋子位置，用于判定是否成功。</text:p>
      <text:p text:style-name="Text_20_body">跟踪下棋指令，用于悔棋和重放录像，保存和载入棋局。</text:p>
      <text:p text:style-name="Text_20_body">保存是否和机器人下棋的信息，用于机器人自动下棋。</text:p>
      <text:p text:style-name="Text_20_body"/>
      <text:p text:style-name="Text_20_body">FiveChessElementModel类，用于：</text:p>
      <text:p text:style-name="Text_20_body">表示一个棋子的状态。</text:p>
      <text:p text:style-name="Text_20_body"/>
      <text:p text:style-name="Text_20_body"/>
      <text:p text:style-name="Text_20_body"><text:tab/>总体上，分为表现层/业务层两层。</text:p>
      <text:p text:style-name="Text_20_body">表现层，View和Controller都在Widget中。</text:p>
      <text:p text:style-name="Text_20_body">GraphicsView中，表现层分为几个层次：</text:p>
      <text:p text:style-name="Text_20_body">Scene：</text:p>
      <text:p text:style-name="Text_20_body"><text:tab/>组织 一般Widget和自定义控件。</text:p>
      <text:p text:style-name="Text_20_body"><text:tab/>使用QObject提供的信号和槽机制，实现事件驱动。驱动一般Widget和自定义控件。</text:p>
      <text:p text:style-name="Text_20_body">Item：自定义的Widget。用于View和Controller，绘制和控制自定义界面。后端数据来自Model层。业务处理也来自Model层。</text:p>
      <text:p text:style-name="Text_20_body"><text:soft-page-break/></text:p>
      <text:p text:style-name="Text_20_body"/>
      <text:p text:style-name="Text_20_body"><text:tab/></text:p>
      <text:p text:style-name="Text_20_body"/>
      <text:p text:style-name="Text_20_body"/>
      <text:p text:style-name="Text_20_body"/>
      <text:p text:style-name="Text_20_body"/>
      <text:p text:style-name="Text_20_body"/>
      <text:h text:style-name="Heading_20_3" text:outline-level="3">中国象棋</text:h>
      <text:p text:style-name="Text_20_body"><text:tab/>基本结构类似与五子棋。但要更复杂一些。</text:p>
      <text:p text:style-name="Text_20_body">1，每一种棋子，它的Pixmap显示不同，规则不同。</text:p>
      <text:p text:style-name="Text_20_body">2，棋子需要闪烁。需要移动时的动画。</text:p>
      <text:p text:style-name="Text_20_body">分为：</text:p>
      <text:p text:style-name="Text_20_body">顶层窗体类。</text:p>
      <text:p text:style-name="Text_20_body">自定义控件类。 每一类棋子都有一个自定义控件类。</text:p>
      <text:p text:style-name="Text_20_body">业务逻辑类：mapBO，用于判断整盘棋局。</text:p>
      <text:p text:style-name="Text_20_body">ChessmanBO，用于一个棋子的逻辑判断。 <text:s text:c="2"/>为了减少类的数量，也可以把棋子的逻辑代码直接放在棋子Widget自定义控件中。</text:p>
      <text:p text:style-name="Text_20_body"/>
      <text:p text:style-name="Text_20_body">3，颜色：黑色和红色 作为一个特性，用于作为棋子的基本属性。</text:p>
      <text:p text:style-name="Text_20_body"/>
      <text:p text:style-name="Text_20_body"/>
      <text:p text:style-name="Text_20_body"/>
      <text:p text:style-name="Text_20_body"/>
      <text:p text:style-name="Text_20_body"/>
      <text:h text:style-name="P88" text:outline-level="2">The Graphics View Coordinate System</text:h>
      <text:p text:style-name="Text_20_body"><text:tab/>QT使用迪卡尔坐标系。</text:p>
      <text:p text:style-name="Text_20_body"/>
      <text:p text:style-name="P13"><text:span text:style-name="T3">GoElement</text:span><text:span text:style-name="T4">::</text:span><text:span text:style-name="T3">GoElement</text:span><text:span text:style-name="T4">(</text:span><text:span text:style-name="T3">qreal</text:span><text:span text:style-name="T2"> </text:span><text:span text:style-name="T4">posX,</text:span><text:span text:style-name="T3">qreal</text:span><text:span text:style-name="T2"> </text:span><text:span text:style-name="T4">posY,</text:span><text:span text:style-name="T3">qreal</text:span><text:span text:style-name="T2"> </text:span><text:span text:style-name="T4">x,</text:span><text:span text:style-name="T2"> </text:span><text:span text:style-name="T3">qreal</text:span><text:span text:style-name="T2"> </text:span><text:span text:style-name="T4">y,</text:span><text:span text:style-name="T2"> </text:span><text:span text:style-name="T3">qreal</text:span><text:span text:style-name="T2"> </text:span><text:span text:style-name="T4">w,</text:span><text:span text:style-name="T2"> </text:span><text:span text:style-name="T3">qreal</text:span><text:span text:style-name="T2"> </text:span><text:span text:style-name="T4">h,</text:span><text:span text:style-name="T3">QColor</text:span><text:span text:style-name="T2"> </text:span><text:span text:style-name="T4">color)</text:span></text:p>
      <text:p text:style-name="P18">{</text:p>
      <text:p text:style-name="P17"><text:span text:style-name="T2"><text:s text:c="4"/></text:span><text:span text:style-name="T1">this</text:span><text:span text:style-name="T4">-&gt;</text:span>setRect<text:span text:style-name="T4">(x,y,w,h); <text:s text:c="2"/>这个是自己的相对坐标系。 以0,0为自身的原点。</text:span></text:p>
      <text:p text:style-name="P17"><text:span text:style-name="T2"><text:s text:c="4"/></text:span><text:span text:style-name="T1">this</text:span><text:span text:style-name="T4">-&gt;</text:span>setPos<text:span text:style-name="T4">(posX,posY); <text:s text:c="2"/>这是父容器的坐标。 表示自身在父亲坐标系的位置。</text:span></text:p>
      <text:p text:style-name="P18"/>
      <text:p text:style-name="P20"><text:soft-page-break/>Scene是所有顶级item的父亲。 <text:s/></text:p>
      <text:p text:style-name="Text_20_body"/>
      <text:p text:style-name="P42"><text:span text:style-name="T16">Each item on the scene has a scene position and bounding rectangle (</text:span><text:a xlink:type="simple" xlink:href="qthelp://com.trolltech.qt.481/qdoc/qgraphicsitem.html#scenePos"><text:span text:style-name="T25">QGraphicsItem::scenePos</text:span></text:a><text:span text:style-name="T16">(),</text:span><text:a xlink:type="simple" xlink:href="qthelp://com.trolltech.qt.481/qdoc/qgraphicsitem.html#sceneBoundingRect"><text:span text:style-name="T25">QGraphicsItem::sceneBoundingRect</text:span></text:a><text:span text:style-name="T16">()), in addition to its local item pos and bounding rectangle. </text:span></text:p>
      <text:p text:style-name="Text_20_body"><text:tab/>每一个item有一个scene坐标和大小。</text:p>
      <text:p text:style-name="P42"><text:span text:style-name="T16">The top left corner of </text:span><text:a xlink:type="simple" xlink:href="qthelp://com.trolltech.qt.481/qdoc/qgraphicsview.html"><text:span text:style-name="T25">QGraphicsView</text:span></text:a><text:span text:style-name="T16">'s viewport is always (0, 0), and the bottom right corner is always (viewport width, viewport height). All mouse events and drag and drop events are originally received as view coordinates, and you need to map these coordinates to the scene in order to interact with items.</text:span></text:p>
      <text:p text:style-name="Text_20_body"><text:tab/>View坐标是控件坐标。视口的左上角总是(0,0)。事件是按照这个View坐标收到的，最后转为屏幕坐标来和scene上的item交互。</text:p>
      <text:p text:style-name="Text_20_body"><text:tab/>有函数在View,scene,item的坐标系之间相互转换。</text:p>
      <text:p text:style-name="Text_20_body"/>
      <text:p text:style-name="Text_20_body"/>
      <text:h text:style-name="P45" text:outline-level="3">Widgets and Layouts <text:s/>窗体和布局</text:h>
      <text:p text:style-name="P1"><text:span text:style-name="T16">Qt 4.4 introduced support for geometry and layout-aware items through </text:span><text:a xlink:type="simple" xlink:href="qthelp://com.trolltech.qt.481/qdoc/qgraphicswidget.html"><text:span text:style-name="T25">QGraphicsWidget</text:span></text:a><text:span text:style-name="T16">. This special base item is similar to </text:span><text:a xlink:type="simple" xlink:href="qthelp://com.trolltech.qt.481/qdoc/qwidget.html"><text:span text:style-name="T25">QWidget</text:span></text:a><text:span text:style-name="T16">, but unlike </text:span><text:a xlink:type="simple" xlink:href="qthelp://com.trolltech.qt.481/qdoc/qwidget.html"><text:span text:style-name="T25">QWidget</text:span></text:a><text:span text:style-name="T16">, it doesn't inherit from </text:span><text:a xlink:type="simple" xlink:href="qthelp://com.trolltech.qt.481/qdoc/qpaintdevice.html"><text:span text:style-name="T25">QPaintDevice</text:span></text:a><text:span text:style-name="T16">; rather from </text:span><text:a xlink:type="simple" xlink:href="qthelp://com.trolltech.qt.481/qdoc/qgraphicsitem.html"><text:span text:style-name="T25">QGraphicsItem</text:span></text:a><text:span text:style-name="T16"> instead. This allows you to write complete widgets with events, signals &amp; slots, size hints and policies, and you can also manage your widgets geometries in layouts through </text:span><text:a xlink:type="simple" xlink:href="qthelp://com.trolltech.qt.481/qdoc/qgraphicslinearlayout.html"><text:span text:style-name="T62">QGraphicsLinearLayout</text:span></text:a><text:span text:style-name="T16"> and </text:span><text:a xlink:type="simple" xlink:href="qthelp://com.trolltech.qt.481/qdoc/qgraphicsgridlayout.html"><text:span text:style-name="T25">QGraphicsGridLayout</text:span></text:a><text:span text:style-name="T16">.</text:span></text:p>
      <text:p text:style-name="Text_20_body"><text:tab/><text:span text:style-name="T16"> </text:span><text:a xlink:type="simple" xlink:href="qthelp://com.trolltech.qt.481/qdoc/qgraphicswidget.html">QgraphicsWidge</text:a><text:span text:style-name="T25">t <text:s/>允许你使用信号和槽，也允许你使用布局。</text:span></text:p>
      <text:p text:style-name="P42"><text:span text:style-name="T16">The QGraphicsItem class is the base class for all graphical items in a </text:span><text:a xlink:type="simple" xlink:href="qthelp://com.trolltech.qt.481/qdoc/qgraphicsscene.html"><text:span text:style-name="T25">QGraphicsScene</text:span></text:a><text:span text:style-name="T16">.</text:span></text:p>
      <text:p text:style-name="P17"><text:span text:style-name="T1">class</text:span><text:span text:style-name="T2"> </text:span><text:span text:style-name="T3">Q_GUI_EXPORT</text:span><text:span text:style-name="T2"> </text:span><text:span text:style-name="T3">QGraphicsObject</text:span><text:span text:style-name="T2"> </text:span><text:span text:style-name="T4">:</text:span><text:span text:style-name="T2"> </text:span><text:span text:style-name="T1">public</text:span><text:span text:style-name="T2"> </text:span><text:span text:style-name="T3">QObject</text:span><text:span text:style-name="T4">,</text:span><text:span text:style-name="T2"> </text:span><text:span text:style-name="T1">public</text:span><text:span text:style-name="T2"> </text:span><text:span text:style-name="T3">QGraphicsItem</text:span></text:p>
      <text:p text:style-name="Text_20_body"/>
      <text:p text:style-name="P17"><text:span text:style-name="T1">class</text:span><text:span text:style-name="T2"> </text:span><text:span text:style-name="T3">Q_GUI_EXPORT</text:span><text:span text:style-name="T2"> </text:span><text:span text:style-name="T3">QGraphicsWidget</text:span><text:span text:style-name="T2"> </text:span><text:span text:style-name="T4">:</text:span><text:span text:style-name="T2"> </text:span><text:span text:style-name="T1">public</text:span><text:span text:style-name="T2"> </text:span><text:span text:style-name="T3">QGraphicsObject</text:span><text:span text:style-name="T4">,</text:span><text:span text:style-name="T2"> </text:span><text:span text:style-name="T1">public</text:span><text:span text:style-name="T2"> </text:span><text:span text:style-name="T3">QGraphicsLayoutItem</text:span></text:p>
      <text:p text:style-name="Text_20_body"/>
      <text:p text:style-name="P42"><text:span text:style-name="T16">The QGraphicsWidget class is the base class for all widget items in a </text:span><text:a xlink:type="simple" xlink:href="qthelp://com.trolltech.qt.481/qdoc/qgraphicsscene.html"><text:span text:style-name="T25">QGraphicsScene</text:span></text:a><text:span text:style-name="T16">. </text:span></text:p>
      <text:p text:style-name="P42"><text:span text:style-name="T16">QGraphicsWidget is an extended base item that provides extra functionality over </text:span><text:a xlink:type="simple" xlink:href="qthelp://com.trolltech.qt.481/qdoc/qgraphicsitem.html"><text:span text:style-name="T25">QGraphicsItem</text:span></text:a><text:span text:style-name="T16">. It is similar to </text:span><text:a xlink:type="simple" xlink:href="qthelp://com.trolltech.qt.481/qdoc/qwidget.html"><text:span text:style-name="T25">QWidget</text:span></text:a><text:span text:style-name="T16"> in many ways:</text:span></text:p>
      <text:list xml:id="list1449539231" text:style-name="L9">
        <text:list-item>
          <text:p text:style-name="P79"><text:span text:style-name="T16">Provides a </text:span><text:a xlink:type="simple" xlink:href="qthelp://com.trolltech.qt.481/qdoc/qgraphicswidget.html#palette-prop"><text:span text:style-name="T25">palette</text:span></text:a><text:span text:style-name="T16">, a </text:span><text:a xlink:type="simple" xlink:href="qthelp://com.trolltech.qt.481/qdoc/qgraphicswidget.html#font-prop"><text:span text:style-name="T25">font</text:span></text:a><text:span text:style-name="T16"> and a </text:span><text:a xlink:type="simple" xlink:href="qthelp://com.trolltech.qt.481/qdoc/qgraphicswidget.html#style"><text:span text:style-name="T25">style</text:span></text:a><text:span text:style-name="T16">().</text:span></text:p>
        </text:list-item>
        <text:list-item>
          <text:p text:style-name="P79"><text:span text:style-name="T16">Has a defined </text:span><text:a xlink:type="simple" xlink:href="qthelp://com.trolltech.qt.481/qdoc/qgraphicslayoutitem.html#geometry"><text:span text:style-name="T25">geometry</text:span></text:a><text:span text:style-name="T16">().</text:span></text:p>
        </text:list-item>
        <text:list-item>
          <text:p text:style-name="P79"><text:span text:style-name="T16">Supports layouts with </text:span><text:a xlink:type="simple" xlink:href="qthelp://com.trolltech.qt.481/qdoc/qgraphicswidget.html#layout-prop"><text:span text:style-name="T25">setLayout</text:span></text:a><text:span text:style-name="T16">() and </text:span><text:a xlink:type="simple" xlink:href="qthelp://com.trolltech.qt.481/qdoc/qgraphicswidget.html#layout-prop"><text:span text:style-name="T25">layout</text:span></text:a><text:span text:style-name="T16">().</text:span></text:p>
        </text:list-item>
        <text:list-item>
          <text:p text:style-name="P79"><text:span text:style-name="T16">Supports shortcuts and actions with </text:span><text:a xlink:type="simple" xlink:href="qthelp://com.trolltech.qt.481/qdoc/qgraphicswidget.html#grabShortcut"><text:span text:style-name="T25">grabShortcut</text:span></text:a><text:span text:style-name="T16">() and </text:span><text:a xlink:type="simple" xlink:href="qthelp://com.trolltech.qt.481/qdoc/qgraphicswidget.html#insertAction"><text:span text:style-name="T25">insertAction</text:span></text:a><text:span text:style-name="T16">()</text:span></text:p>
        </text:list-item>
      </text:list>
      <text:p text:style-name="Text_20_body"/>
      <text:h text:style-name="P90" text:outline-level="2"><text:soft-page-break/>3D Graphics</text:h>
      <text:p text:style-name="P27">OpenGL is a standard API for rendering 3D graphics that can be used by Qt developers to include 3D graphics in their GUIapplications. Qt’s OpenGL module is available on Windows, X11, and Mac OS X, and uses each system’s OpenGL library.</text:p>
      <text:p text:style-name="Text_20_body"><text:tab/>实际使用的还是opengl函数。 <text:span text:style-name="T16">QGLWidget只是提供了一个窗口。用处很小。</text:span></text:p>
      <text:p text:style-name="Text_20_body"/>
      <text:p text:style-name="P41">The QGLWidget class is a widget for rendering OpenGL graphics.</text:p>
      <text:p text:style-name="P1"><text:span text:style-name="T16">QGLWidget provides functionality for displaying OpenGL graphics integrated into a Qt application. It is very simple to use. You inherit from it and use the subclass like any other </text:span><text:a xlink:type="simple" xlink:href="qthelp://com.trolltech.qt.481/qdoc/qwidget.html"><text:span text:style-name="T25">QWidget</text:span></text:a><text:span text:style-name="T16">, except that you have the choice between using </text:span><text:a xlink:type="simple" xlink:href="qthelp://com.trolltech.qt.481/qdoc/qpainter.html"><text:span text:style-name="T25">QPainter</text:span></text:a><text:span text:style-name="T16"> and standard OpenGL rendering commands.</text:span></text:p>
      <text:p text:style-name="P3">QGLWidget provides three convenient virtual functions that you can reimplement in your subclass to perform the typical OpenGL tasks:</text:p>
      <text:list xml:id="list212746151" text:style-name="L10">
        <text:list-item>
          <text:p text:style-name="P80"><text:a xlink:type="simple" xlink:href="qthelp://com.trolltech.qt.481/qdoc/qglwidget.html#paintGL"><text:span text:style-name="T25">paintGL</text:span></text:a><text:span text:style-name="T16">() - Renders the OpenGL scene. Gets called whenever the widget needs to be updated.</text:span></text:p>
        </text:list-item>
        <text:list-item>
          <text:p text:style-name="P80"><text:a xlink:type="simple" xlink:href="qthelp://com.trolltech.qt.481/qdoc/qglwidget.html#resizeGL"><text:span text:style-name="T25">resizeGL</text:span></text:a><text:span text:style-name="T16">() - Sets up the OpenGL viewport, projection, etc. Gets called whenever the widget has been resized (and also when it is shown for the first time because all newly created widgets get a resize event automatically).</text:span></text:p>
        </text:list-item>
        <text:list-item>
          <text:p text:style-name="P80"><text:a xlink:type="simple" xlink:href="qthelp://com.trolltech.qt.481/qdoc/qglwidget.html#initializeGL"><text:span text:style-name="T25">initializeGL</text:span></text:a><text:span text:style-name="T16">() - Sets up the OpenGL rendering context, defines display lists, etc. Gets called once before the first time </text:span><text:a xlink:type="simple" xlink:href="qthelp://com.trolltech.qt.481/qdoc/qglwidget.html#resizeGL"><text:span text:style-name="T25">resizeGL</text:span></text:a><text:span text:style-name="T16">() or </text:span><text:a xlink:type="simple" xlink:href="qthelp://com.trolltech.qt.481/qdoc/qglwidget.html#paintGL"><text:span text:style-name="T25">paintGL</text:span></text:a><text:span text:style-name="T16">() is called.</text:span></text:p>
        </text:list-item>
      </text:list>
      <text:p text:style-name="P3">Here is a rough outline of how a QGLWidget subclass might look:</text:p>
      <text:p text:style-name="P46"><text:s/><text:span text:style-name="T15">class MyGLDrawer : public </text:span><text:span text:style-name="T64">QGLWidget</text:span></text:p>
      <text:p text:style-name="P46"><text:s/><text:span text:style-name="T15">{</text:span></text:p>
      <text:p text:style-name="P46"><text:s text:c="5"/><text:span text:style-name="T15">Q_OBJECT <text:s text:c="7"/>// must include this if you use Qt signals/slots</text:span></text:p>
      <text:p text:style-name="P49"/>
      <text:p text:style-name="P46"><text:s/><text:span text:style-name="T15">public:</text:span></text:p>
      <text:p text:style-name="P48"><text:span text:style-name="T20"><text:s text:c="5"/></text:span><text:span text:style-name="T19">MyGLDrawer(</text:span><text:a xlink:type="simple" xlink:href="qthelp://com.trolltech.qt.481/qdoc/qwidget.html"><text:span text:style-name="T26">QWidget</text:span></text:a><text:span text:style-name="T19"> *parent)</text:span></text:p>
      <text:p text:style-name="P46"><text:s text:c="9"/><text:span text:style-name="T15">: </text:span><text:span text:style-name="T64">QGLWidget</text:span><text:span text:style-name="T15">(parent) {}</text:span></text:p>
      <text:p text:style-name="P49"/>
      <text:p text:style-name="P46"><text:s/><text:span text:style-name="T15">protected:</text:span></text:p>
      <text:p text:style-name="P49"/>
      <text:p text:style-name="P46"><text:s text:c="5"/><text:span text:style-name="T64">void</text:span><text:span text:style-name="T15"> initializeGL()</text:span></text:p>
      <text:p text:style-name="P46"><text:soft-page-break/><text:s text:c="5"/><text:span text:style-name="T15">{</text:span></text:p>
      <text:p text:style-name="P46"><text:s text:c="9"/><text:span text:style-name="T15">// Set up the rendering context, define display lists etc.:</text:span></text:p>
      <text:p text:style-name="P46"><text:s text:c="9"/><text:span text:style-name="T15">...</text:span></text:p>
      <text:p text:style-name="P46"><text:s text:c="9"/><text:span text:style-name="T15">glClearColor(0.0, 0.0, 0.0, 0.0);</text:span></text:p>
      <text:p text:style-name="P46"><text:s text:c="9"/><text:span text:style-name="T15">glEnable(GL_DEPTH_TEST);</text:span></text:p>
      <text:p text:style-name="P46"><text:s text:c="9"/><text:span text:style-name="T15">...</text:span></text:p>
      <text:p text:style-name="P46"><text:s text:c="5"/><text:span text:style-name="T15">}</text:span></text:p>
      <text:p text:style-name="P49"/>
      <text:p text:style-name="P46"><text:s text:c="5"/><text:span text:style-name="T64">void</text:span><text:span text:style-name="T15"> resizeGL(</text:span><text:span text:style-name="T64">int</text:span><text:span text:style-name="T15"> w, </text:span><text:span text:style-name="T64">int</text:span><text:span text:style-name="T15"> h)</text:span></text:p>
      <text:p text:style-name="P46"><text:s text:c="5"/><text:span text:style-name="T15">{</text:span></text:p>
      <text:p text:style-name="P46"><text:s text:c="9"/><text:span text:style-name="T15">// setup viewport, projection etc.:</text:span></text:p>
      <text:p text:style-name="P46"><text:s text:c="9"/><text:span text:style-name="T15">glViewport(0, 0, (GLint)w, (GLint)h);</text:span></text:p>
      <text:p text:style-name="P46"><text:s text:c="9"/><text:span text:style-name="T15">...</text:span></text:p>
      <text:p text:style-name="P46"><text:s text:c="9"/><text:span text:style-name="T15">glFrustum(...);</text:span></text:p>
      <text:p text:style-name="P46"><text:s text:c="9"/><text:span text:style-name="T15">...</text:span></text:p>
      <text:p text:style-name="P46"><text:s text:c="5"/><text:span text:style-name="T15">}</text:span></text:p>
      <text:p text:style-name="P49"/>
      <text:p text:style-name="P46"><text:s text:c="5"/><text:span text:style-name="T64">void</text:span><text:span text:style-name="T15"> paintGL()</text:span></text:p>
      <text:p text:style-name="P46"><text:s text:c="5"/><text:span text:style-name="T15">{</text:span></text:p>
      <text:p text:style-name="P46"><text:soft-page-break/><text:s text:c="9"/><text:span text:style-name="T15">// draw the scene:</text:span></text:p>
      <text:p text:style-name="P46"><text:s text:c="9"/><text:span text:style-name="T15">...</text:span></text:p>
      <text:p text:style-name="P46"><text:s text:c="9"/><text:span text:style-name="T15">glRotatef(...);</text:span></text:p>
      <text:p text:style-name="P46"><text:s text:c="9"/><text:span text:style-name="T15">glMaterialfv(...);</text:span></text:p>
      <text:p text:style-name="P46"><text:s text:c="9"/><text:span text:style-name="T15">glBegin(GL_QUADS);</text:span></text:p>
      <text:p text:style-name="P46"><text:s text:c="9"/><text:span text:style-name="T15">glVertex3f(...);</text:span></text:p>
      <text:p text:style-name="P46"><text:s text:c="9"/><text:span text:style-name="T15">glVertex3f(...);</text:span></text:p>
      <text:p text:style-name="P46"><text:s text:c="9"/><text:span text:style-name="T15">...</text:span></text:p>
      <text:p text:style-name="P46"><text:s text:c="9"/><text:span text:style-name="T15">glEnd();</text:span></text:p>
      <text:p text:style-name="P46"><text:s text:c="9"/><text:span text:style-name="T15">...</text:span></text:p>
      <text:p text:style-name="P46"><text:s text:c="5"/><text:span text:style-name="T15">}</text:span></text:p>
      <text:p text:style-name="P49"/>
      <text:p text:style-name="P46"><text:s/><text:span text:style-name="T15">};</text:span></text:p>
      <text:p text:style-name="P1"><text:span text:style-name="T16">If you need to trigger a repaint from places other than </text:span><text:a xlink:type="simple" xlink:href="qthelp://com.trolltech.qt.481/qdoc/qglwidget.html#paintGL"><text:span text:style-name="T25">paintGL</text:span></text:a><text:span text:style-name="T16">() (a typical example is when using </text:span><text:a xlink:type="simple" xlink:href="qthelp://com.trolltech.qt.481/qdoc/qtimer.html"><text:span text:style-name="T25">timers</text:span></text:a><text:span text:style-name="T16"> to animate scenes), you should call the widget's </text:span><text:a xlink:type="simple" xlink:href="qthelp://com.trolltech.qt.481/qdoc/qglwidget.html#updateGL"><text:span text:style-name="T25">updateGL</text:span></text:a><text:span text:style-name="T16">() function.</text:span></text:p>
      <text:p text:style-name="P1"><text:span text:style-name="T16">Your widget's OpenGL rendering context is made current when </text:span><text:a xlink:type="simple" xlink:href="qthelp://com.trolltech.qt.481/qdoc/qglwidget.html#paintGL"><text:span text:style-name="T25">paintGL</text:span></text:a><text:span text:style-name="T16">(), </text:span><text:a xlink:type="simple" xlink:href="qthelp://com.trolltech.qt.481/qdoc/qglwidget.html#resizeGL"><text:span text:style-name="T25">resizeGL</text:span></text:a><text:span text:style-name="T16">(), or </text:span><text:a xlink:type="simple" xlink:href="qthelp://com.trolltech.qt.481/qdoc/qglwidget.html#initializeGL"><text:span text:style-name="T25">initializeGL</text:span></text:a><text:span text:style-name="T16">() is called. If you need to call the standard OpenGL API functions from other places (e.g. in your widget's constructor or in your own paint functions), you must call </text:span><text:a xlink:type="simple" xlink:href="qthelp://com.trolltech.qt.481/qdoc/qglwidget.html#makeCurrent"><text:span text:style-name="T25">makeCurrent</text:span></text:a><text:span text:style-name="T16">() first.</text:span></text:p>
      <text:p text:style-name="P1"><text:span text:style-name="T16">QGLWidget provides functions for requesting a new display </text:span><text:a xlink:type="simple" xlink:href="qthelp://com.trolltech.qt.481/qdoc/qglformat.html"><text:span text:style-name="T25">format</text:span></text:a><text:span text:style-name="T16"> and you can also create widgets with customized rendering </text:span><text:a xlink:type="simple" xlink:href="qthelp://com.trolltech.qt.481/qdoc/qglcontext.html"><text:span text:style-name="T25">contexts</text:span></text:a><text:span text:style-name="T16">.</text:span></text:p>
      <text:p text:style-name="P3">You can also share OpenGL display lists between QGLWidget objects (see the documentation of the QGLWidget constructors for details).</text:p>
      <text:p text:style-name="P1"><text:span text:style-name="T16">Note that under Windows, the </text:span><text:a xlink:type="simple" xlink:href="qthelp://com.trolltech.qt.481/qdoc/qglcontext.html"><text:span text:style-name="T25">QGLContext</text:span></text:a><text:span text:style-name="T16"> belonging to a QGLWidget has to be recreated when the QGLWidget is reparented. This is necessary due to limitations on the Windows platform. This will most likely cause problems for users that have subclassed and installed their own </text:span><text:a xlink:type="simple" xlink:href="qthelp://com.trolltech.qt.481/qdoc/qglcontext.html"><text:span text:style-name="T25">QGLContext</text:span></text:a><text:span text:style-name="T16"> on a QGLWidget. It is possible to work around this issue by putting the QGLWidget inside a dummy widget and then reparenting the dummy widget, instead of the QGLWidget. This will side-step the issue altogether, and is what we recommend for users that need this kind of functionality.</text:span></text:p>
      <text:p text:style-name="P3"><text:soft-page-break/>On Mac OS X, when Qt is built with Cocoa support, a QGLWidget can't have any sibling widgets placed ontop of itself. This is due to limitations in the Cocoa API and is not supported by Apple.</text:p>
      <text:p text:style-name="Text_20_body"><text:bookmark text:name="overlays"/><text:line-break/></text:p>
      <text:h text:style-name="P86" text:outline-level="1">Animation Framework动画框架</text:h>
      <text:p text:style-name="Text_20_body"/>
      <table:table table:name="表格3" table:style-name="表格3">
        <table:table-column table:style-name="表格3.A"/>
        <table:table-column table:style-name="表格3.B"/>
        <table:table-row table:style-name="表格3.1">
          <table:table-cell table:style-name="表格3.A1" office:value-type="string">
            <text:p text:style-name="P33"><text:a xlink:type="simple" xlink:href="qthelp://com.trolltech.qt.481/qdoc/qabstractanimation.html"><text:span text:style-name="T80">QAbstractAnimation</text:span></text:a></text:p>
          </table:table-cell>
          <table:table-cell table:style-name="表格3.A1" office:value-type="string">
            <text:p text:style-name="P32">The base of all animations</text:p>
          </table:table-cell>
        </table:table-row>
        <table:table-row table:style-name="表格3.2">
          <table:table-cell table:style-name="表格3.A1" office:value-type="string">
            <text:p text:style-name="P33"><text:a xlink:type="simple" xlink:href="qthelp://com.trolltech.qt.481/qdoc/qanimationgroup.html"><text:span text:style-name="T80">QAnimationGroup</text:span></text:a></text:p>
          </table:table-cell>
          <table:table-cell table:style-name="表格3.A1" office:value-type="string">
            <text:p text:style-name="P32">Abstract base class for groups of animations</text:p>
          </table:table-cell>
        </table:table-row>
        <table:table-row table:style-name="表格3.1">
          <table:table-cell table:style-name="表格3.A1" office:value-type="string">
            <text:p text:style-name="P33"><text:a xlink:type="simple" xlink:href="qthelp://com.trolltech.qt.481/qdoc/qeasingcurve.html"><text:span text:style-name="T80">QEasingCurve</text:span></text:a></text:p>
          </table:table-cell>
          <table:table-cell table:style-name="表格3.A1" office:value-type="string">
            <text:p text:style-name="P32">Easing curves for controlling animation</text:p>
          </table:table-cell>
        </table:table-row>
        <table:table-row table:style-name="表格3.2">
          <table:table-cell table:style-name="表格3.A1" office:value-type="string">
            <text:p text:style-name="P33"><text:a xlink:type="simple" xlink:href="qthelp://com.trolltech.qt.481/qdoc/qparallelanimationgroup.html"><text:span text:style-name="T80">QParallelAnimationGroup</text:span></text:a></text:p>
          </table:table-cell>
          <table:table-cell table:style-name="表格3.A1" office:value-type="string">
            <text:p text:style-name="P32">Parallel group of animations</text:p>
          </table:table-cell>
        </table:table-row>
        <table:table-row table:style-name="表格3.1">
          <table:table-cell table:style-name="表格3.A1" office:value-type="string">
            <text:p text:style-name="P33"><text:a xlink:type="simple" xlink:href="qthelp://com.trolltech.qt.481/qdoc/qpauseanimation.html"><text:span text:style-name="T80">QPauseAnimation</text:span></text:a></text:p>
          </table:table-cell>
          <table:table-cell table:style-name="表格3.A1" office:value-type="string">
            <text:p text:style-name="P32">Pause for QSequentialAnimationGroup</text:p>
          </table:table-cell>
        </table:table-row>
        <table:table-row table:style-name="表格3.2">
          <table:table-cell table:style-name="表格3.A1" office:value-type="string">
            <text:p text:style-name="P33"><text:a xlink:type="simple" xlink:href="qthelp://com.trolltech.qt.481/qdoc/qpropertyanimation.html"><text:span text:style-name="T80">QPropertyAnimation</text:span></text:a></text:p>
          </table:table-cell>
          <table:table-cell table:style-name="表格3.A1" office:value-type="string">
            <text:p text:style-name="P32">Animates Qt properties</text:p>
          </table:table-cell>
        </table:table-row>
        <table:table-row table:style-name="表格3.1">
          <table:table-cell table:style-name="表格3.A1" office:value-type="string">
            <text:p text:style-name="P33"><text:a xlink:type="simple" xlink:href="qthelp://com.trolltech.qt.481/qdoc/qsequentialanimationgroup.html"><text:span text:style-name="T80">QSequentialAnimationGroup</text:span></text:a></text:p>
          </table:table-cell>
          <table:table-cell table:style-name="表格3.A1" office:value-type="string">
            <text:p text:style-name="P32">Sequential group of animations</text:p>
          </table:table-cell>
        </table:table-row>
        <table:table-row table:style-name="表格3.2">
          <table:table-cell table:style-name="表格3.A1" office:value-type="string">
            <text:p text:style-name="P33"><text:a xlink:type="simple" xlink:href="qthelp://com.trolltech.qt.481/qdoc/qtimeline.html"><text:span text:style-name="T80">QTimeLine</text:span></text:a></text:p>
          </table:table-cell>
          <table:table-cell table:style-name="表格3.A1" office:value-type="string">
            <text:p text:style-name="P32">Timeline for controlling animations</text:p>
          </table:table-cell>
        </table:table-row>
        <table:table-row table:style-name="表格3.1">
          <table:table-cell table:style-name="表格3.A1" office:value-type="string">
            <text:p text:style-name="P33"><text:a xlink:type="simple" xlink:href="qthelp://com.trolltech.qt.481/qdoc/qvariantanimation.html"><text:span text:style-name="T80">QVariantAnimation</text:span></text:a></text:p>
          </table:table-cell>
          <table:table-cell table:style-name="表格3.A1" office:value-type="string">
            <text:p text:style-name="P32">Abstract base class for animations</text:p>
          </table:table-cell>
        </table:table-row>
      </table:table>
      <text:p text:style-name="Text_20_body"><text:tab/></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Arial4" svg:font-family="Arial, FreeSans, sans-serif"/>
    <style:font-face style:name="Arial1" svg:font-family="Arial, Helvetica"/>
    <style:font-face style:name="Arial3" svg:font-family="Arial, 'Liberation Sans', 'DejaVu Sans', sans-serif"/>
    <style:font-face style:name="Bitstream Vera Sans" svg:font-family="'Bitstream Vera Sans', Verdana, 'DejaVu Sans', sans-serif"/>
    <style:font-face style:name="Consolas" svg:font-family="Consolas, 'Bitstream Vera Sans Mono', 'Courier New', Courier, monospace"/>
    <style:font-face style:name="Consolas1" svg:font-family="Consolas, Menlo, Monaco, 'Lucida Console', 'Liberation Mono', 'DejaVu Sans Mono', 'Bitstream Vera Sans Mono', 'Courier New', monospace, serif"/>
    <style:font-face style:name="Lohit Hindi1" svg:font-family="'Lohit Hindi'"/>
    <style:font-face style:name="Lucida Grande" svg:font-family="'Lucida Grande', 'Trebuchet MS', Helvetica, Arial, sans-serif"/>
    <style:font-face style:name="OpenSymbol" svg:font-family="OpenSymbol"/>
    <style:font-face style:name="Tahoma" svg:font-family="Tahoma, Geneva, sans-serif"/>
    <style:font-face style:name="Verdana1" svg:font-family="Verdana, Arial, sans-serif"/>
    <style:font-face style:name="Verdana" svg:font-family="Verdana, 'DejaVu Sans', Geneva, sans-serif"/>
    <style:font-face style:name="arial" svg:font-family="arial, helvetica, sans-serif"/>
    <style:font-face style:name="monospace" svg:font-family="monospace"/>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文泉驿等宽正黑" svg:font-family="文泉驿等宽正黑"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文泉驿正黑" svg:font-family="文泉驿正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文泉驿正黑"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文泉驿正黑"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文泉驿等宽正黑" style:font-size-asian="10pt" style:font-name-complex="Lohit Hindi2"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文泉驿正黑"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eletype" style:family="text">
      <style:text-properties style:font-name="DejaVu Sans Mono" style:font-name-asian="文泉驿等宽正黑"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文泉驿等宽正黑" style:font-name-complex="Lohit Hindi2"/>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hendl </meta:initial-creator>
    <meta:creation-date>2012-09-18T10:53:01</meta:creation-date>
    <dc:date>2013-02-13T23:41:05</dc:date>
    <dc:creator>东良 沈</dc:creator>
    <meta:editing-duration>P6DT14H54M46S</meta:editing-duration>
    <meta:editing-cycles>145</meta:editing-cycles>
    <meta:generator>OpenOffice.org/3.3$Unix OpenOffice.org_project/330m20$Build-9567</meta:generator>
    <meta:document-statistic meta:table-count="3" meta:image-count="0" meta:object-count="0" meta:page-count="44" meta:paragraph-count="957" meta:word-count="8882" meta:character-count="56530"/>
  </office:meta>
</office:document-meta>
</file>